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GA_20_Grund_20_-_20_Absatzlayout_20_" style:master-page-name="">
      <style:paragraph-properties style:page-number="auto"/>
    </style:style>
    <style:style style:name="P2" style:family="paragraph" style:parent-style-name="GA_20_Grund_20_-_20_Absatzlayout_20_">
      <style:paragraph-properties fo:break-before="page"/>
    </style:style>
    <style:style style:name="P3" style:family="paragraph" style:parent-style-name="U0_20_Überschrift_20_Methode">
      <style:paragraph-properties fo:break-before="page"/>
    </style:style>
    <style:style style:name="P4" style:family="paragraph" style:parent-style-name="U1_20_Überschrift_20_Klasse">
      <style:paragraph-properties fo:break-before="page"/>
    </style:style>
    <style:style style:name="P5" style:family="paragraph" style:parent-style-name="LI_20_Listing">
      <style:paragraph-properties fo:break-before="page"/>
    </style:style>
    <style:style style:name="P6" style:family="paragraph" style:parent-style-name="F1_20_Unterüberschrift">
      <style:paragraph-properties fo:break-before="page"/>
    </style:style>
    <style:style style:name="P7" style:family="paragraph" style:parent-style-name="U1_20_Überschrift_20_Klasse">
      <style:paragraph-properties fo:break-before="page"/>
    </style:style>
    <style:style style:name="P8" style:family="paragraph" style:parent-style-name="U1_20_Überschrift_20_Klass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U0_20_Überschrift_20_Methode"><text:title/><text:tab/></text:p>
      <text:p text:style-name="GA_20_Grund_20_-_20_Absatzlayout_20_"/>
      <text:p text:style-name="GA_20_Grund_20_-_20_Absatzlayout_20_"/>
      <text:p text:style-name="U0_20_Überschrift_20_Methode"><text:subject/><text:tab/></text:p>
      <text:p text:style-name="GA_20_Grund_20_-_20_Absatzlayout_20_"/>
      <text:p text:style-name="GA_20_Grund_20_-_20_Absatzlayout_20_"/>
      <text:p text:style-name="U0_20_Überschrift_20_Methode"><text:tab/></text:p>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GA_20_Grund_20_-_20_Absatzlayout_20_"/>
      <text:p text:style-name="U0_20_Überschrift_20_Methode"><text:author-name text:fixed="false">Caolán McNamara</text:author-name><text:tab/></text:p>
      <text:p text:style-name="GA_20_Grund_20_-_20_Absatzlayout_20_"/>
      <text:p text:style-name="GA_20_Grund_20_-_20_Absatzlayout_20_"/>
      <text:p text:style-name="U0_20_Überschrift_20_Methode"><text:tab/>STAR DIVISION / STAR LAB Hamburg</text:p>
      <text:p text:style-name="GA_20_Grund_20_-_20_Absatzlayout_20_"/>
      <text:p text:style-name="GA_20_Grund_20_-_20_Absatzlayout_20_"/>
      <text:p text:style-name="U0_20_Überschrift_20_Methode"><text:tab/>Stand: $Date: <text:s text:c="2"/>23 Jan 1992 14:42:12 <text:s/>$</text:p>
      <text:p text:style-name="GA_20_Grund_20_-_20_Absatzlayout_20_"/>
      <text:p text:style-name="GA_20_Grund_20_-_20_Absatzlayout_20_"/>
      <text:p text:style-name="P1"/>
      <text:p text:style-name="P2"/>
      <text:p text:style-name="GA_20_Grund_20_-_20_Absatzlayout_20_"/>
      <text:p text:style-name="GA_20_Grund_20_-_20_Absatzlayout_20_"/>
      <text:p text:style-name="U0_20_Überschrift_20_Methode"><text:title/></text:p>
      <text:p text:style-name="GA_20_Grund_20_-_20_Absatzlayout_20_"/>
      <text:p text:style-name="GA_20_Grund_20_-_20_Absatzlayout_20_"/>
      <text:p text:style-name="GA_20_Grund_20_-_20_Absatzlayout_20_"/>
      <text:p text:style-name="FP_20_Funktionsparameter">Dokumentenname<text:subject/><text:tab/></text:p>
      <text:p text:style-name="GA_20_Grund_20_-_20_Absatzlayout_20_"/>
      <text:p text:style-name="FP_20_Funktionsparameter">Projektname<text:subject/><text:tab/></text:p>
      <text:p text:style-name="GA_20_Grund_20_-_20_Absatzlayout_20_"/>
      <text:p text:style-name="FP_20_Funktionsparameter">Versionsnummer<text:tab/>$Revision: <text:s text:c="2"/>1.25 <text:s/>$</text:p>
      <text:p text:style-name="GA_20_Grund_20_-_20_Absatzlayout_20_"/>
      <text:p text:style-name="GA_20_Grund_20_-_20_Absatzlayout_20_"/>
      <text:p text:style-name="FP_20_Funktionsparameter">erstellt<text:tab/>31. Juli 1990</text:p>
      <text:p text:style-name="GA_20_Grund_20_-_20_Absatzlayout_20_"/>
      <text:p text:style-name="FP_20_Funktionsparameter">geändert<text:tab/>$Date: <text:s text:c="2"/>23 Jan 1992 14:42:12 <text:s/>$</text:p>
      <text:p text:style-name="GA_20_Grund_20_-_20_Absatzlayout_20_"/>
      <text:p text:style-name="GA_20_Grund_20_-_20_Absatzlayout_20_"/>
      <text:p text:style-name="FP_20_Funktionsparameter">Dateiname<text:file-name text:display="path">/home/caolan/LibreOffice/core/rsc/doku/feinkonz.43/</text:file-name><text:tab/><text:file-name text:display="name-and-extension">rsc.sdw</text:file-name></text:p>
      <text:p text:style-name="GA_20_Grund_20_-_20_Absatzlayout_20_"/>
      <text:p text:style-name="GA_20_Grund_20_-_20_Absatzlayout_20_"/>
      <text:p text:style-name="FP_20_Funktionsparameter">Autor<text:author-name text:fixed="false">Caolán McNamara</text:author-name><text:tab/></text:p>
      <text:p text:style-name="GA_20_Grund_20_-_20_Absatzlayout_20_"/>
      <text:p text:style-name="FP_20_Funktionsparameter">Bearbeiter<text:tab/>$Author: <text:s text:c="2"/>MM <text:s/>$</text:p>
      <text:p text:style-name="GA_20_Grund_20_-_20_Absatzlayout_20_"/>
      <text:p text:style-name="FP_20_Funktionsparameter">Qualitätskontrolle<text:tab/></text:p>
      <text:p text:style-name="GA_20_Grund_20_-_20_Absatzlayout_20_"/>
      <text:p text:style-name="GA_20_Grund_20_-_20_Absatzlayout_20_"/>
      <text:p text:style-name="FP_20_Funktionsparameter">Status<text:tab/>XX<text:tab/>in Arbeit</text:p>
      <text:p text:style-name="FP_20_Funktionsparameter"><text:tab/>__<text:tab/>fertiggestellt</text:p>
      <text:p text:style-name="FP_20_Funktionsparameter"><text:tab/>__<text:tab/>abgenommen</text:p>
      <text:p text:style-name="FP_20_Funktionsparameter"><text:tab/>__<text:tab/>freigegeben</text:p>
      <text:p text:style-name="GA_20_Grund_20_-_20_Absatzlayout_20_"/>
      <text:p text:style-name="GA_20_Grund_20_-_20_Absatzlayout_20_"/>
      <text:p text:style-name="FP_20_Funktionsparameter">Vertraulich<text:tab/>__ Ja <text:s text:c="2"/>XX Nein</text:p>
      <text:p text:style-name="GA_20_Grund_20_-_20_Absatzlayout_20_"/>
      <text:p text:style-name="GA_20_Grund_20_-_20_Absatzlayout_20_"/>
      <text:p text:style-name="FP_20_Funktionsparameter">Copyright (C)<text:tab/>Star Division 1990</text:p>
      <text:p text:style-name="GA_20_Grund_20_-_20_Absatzlayout_20_"/>
      <text:p text:style-name="P1"/>
      <text:p text:style-name="P3"/>
      <text:p text:style-name="U0_20_Überschrift_20_Methode"/>
      <text:p text:style-name="U0_20_Überschrift_20_Methode">Inhaltsverzeichnis</text:p>
      <text:p text:style-name="GA_20_Grund_20_-_20_Absatzlayout_20_"/>
      <text:p text:style-name="GA_20_Grund_20_-_20_Absatzlayout_20_">StarView Resourcecompiler<text:tab/>4</text:p>
      <text:p text:style-name="GA_20_Grund_20_-_20_Absatzlayout_20_">Einleitung<text:tab/>4</text:p>
      <text:p text:style-name="GA_20_Grund_20_-_20_Absatzlayout_20_">Bekannte Fehler<text:tab/>4</text:p>
      <text:p text:style-name="GA_20_Grund_20_-_20_Absatzlayout_20_">Systemabhängigkeiten<text:tab/>4</text:p>
      <text:p text:style-name="GA_20_Grund_20_-_20_Absatzlayout_20_">Installationshinweise<text:tab/>5</text:p>
      <text:p text:style-name="GA_20_Grund_20_-_20_Absatzlayout_20_">rsc-Kommandozeile<text:tab/>5</text:p>
      <text:p text:style-name="GA_20_Grund_20_-_20_Absatzlayout_20_">rsc-Preprocessor<text:tab/>7</text:p>
      <text:p text:style-name="GA_20_Grund_20_-_20_Absatzlayout_20_">Default Preprozessor<text:tab/>8</text:p>
      <text:p text:style-name="GA_20_Grund_20_-_20_Absatzlayout_20_">Einfaches Beispiel<text:tab/>9</text:p>
      <text:p text:style-name="GA_20_Grund_20_-_20_Absatzlayout_20_">Syntax<text:tab/>16</text:p>
      <text:p text:style-name="GA_20_Grund_20_-_20_Absatzlayout_20_">Klassen-Erklärung: Resource -&gt; StarView<text:tab/>18</text:p>
      <text:p text:style-name="GA_20_Grund_20_-_20_Absatzlayout_20_">Spezielle Syntax-Konstrukte<text:tab/>59</text:p>
      <text:p text:style-name="GA_20_Grund_20_-_20_Absatzlayout_20_">Stichwortverzeichnis<text:tab/>63</text:p>
      <text:p text:style-name="GA_20_Grund_20_-_20_Absatzlayout_20_"/>
      <text:p text:style-name="P1"/>
      <text:p text:style-name="GA_20_Grund_20_-_20_Absatzlayout_20_"/>
      <text:h text:style-name="P7" text:outline-level="1"><text:toc-mark-start text:id="IMark140346456128208" text:outline-level="1"/>StarView Resourcecompiler<text:toc-mark-end text:id="IMark140346456128208"/></text:h>
      <text:p text:style-name="GA_20_Grund_20_-_20_Absatzlayout_20_"/>
      <text:p text:style-name="GA_20_Grund_20_-_20_Absatzlayout_20_"/>
      <text:h text:style-name="U1_20_Überschrift_20_Klasse" text:outline-level="1"><text:toc-mark-start text:id="IMark140346456128208" text:outline-level="1"/>Einleitung<text:toc-mark-end text:id="IMark140346456128208"/></text:h>
      <text:p text:style-name="GA_20_Grund_20_-_20_Absatzlayout_20_"/>
      <text:p text:style-name="GA_20_Grund_20_-_20_Absatzlayout_20_">Diese Beschreibung gilt für den Resourcecompiler in der Version 1.21.</text:p>
      <text:p text:style-name="GA_20_Grund_20_-_20_Absatzlayout_20_"/>
      <text:p text:style-name="GA_20_Grund_20_-_20_Absatzlayout_20_">Der StarView Resourcecompiler ( rsc ) dient dazu, die systemunabhängigen Resourcen in den Beschreibungsdateien in systemabhängige Beschreibungsdateien zu überführen, die dann mit den systemabhängigen Resourcecompilern effizient (Laufzeit) in binäre Resourcen übersetzt werden.</text:p>
      <text:p text:style-name="GA_20_Grund_20_-_20_Absatzlayout_20_"/>
      <text:p text:style-name="GA_20_Grund_20_-_20_Absatzlayout_20_"/>
      <text:h text:style-name="U1_20_Überschrift_20_Klasse" text:outline-level="1"><text:toc-mark-start text:id="IMark140346456128208" text:outline-level="1"/>Bekannte Fehler<text:toc-mark-end text:id="IMark140346456128208"/></text:h>
      <text:p text:style-name="GA_20_Grund_20_-_20_Absatzlayout_20_"/>
      <text:p text:style-name="PL_20_Punktliste">-<text:tab/>Unter Unix (Motif) werden noch keine Icons, Bitmaps und Pointer unterstützt.</text:p>
      <text:p text:style-name="PL_20_Punktliste">-<text:tab/>Die TMP-Environmentvariable darf keinen "\" am Ende haben (MS-DOS).</text:p>
      <text:p text:style-name="PL_20_Punktliste">-<text:tab/>Unter MS-DOS wird die ".rc"-Datei nicht gelöscht.</text:p>
      <text:p text:style-name="PL_20_Punktliste">-<text:tab/>Der rscpp gibt die Zeilennummern nicht richtig aus.</text:p>
      <text:p text:style-name="PL_20_Punktliste">-<text:tab/>Unter Unix und MAC darf die src-Datei am Ende kein ^Z haben.</text:p>
      <text:p text:style-name="GA_20_Grund_20_-_20_Absatzlayout_20_"/>
      <text:p text:style-name="GA_20_Grund_20_-_20_Absatzlayout_20_"/>
      <text:h text:style-name="U1_20_Überschrift_20_Klasse" text:outline-level="1"><text:toc-mark-start text:id="IMark140346456128208" text:outline-level="1"/>Systemabhängigkeiten<text:toc-mark-end text:id="IMark140346456128208"/></text:h>
      <text:p text:style-name="GA_20_Grund_20_-_20_Absatzlayout_20_"/>
      <text:p text:style-name="GA_20_Grund_20_-_20_Absatzlayout_20_">Die Resource-Scriptdatei (".src") ist bis auf die Typen Icon, Bitmap und Pointer unabhängig. Jede Resource dieser drei Typen steht in einer eigenen Datei. Ob das Format oder die Version korrekt sind, wird durch den systemabhängigen Resourcecompiler (rc, uid, rez) entschieden.</text:p>
      <text:p text:style-name="GA_20_Grund_20_-_20_Absatzlayout_20_"/>
      <text:p text:style-name="GA_20_Grund_20_-_20_Absatzlayout_20_">Die Pfadnamen in den Include-Anweisungen sind systemabhängig. Unter MS-DOS ist der Pfadname z.B. "..\..\..", unter Unix ist er z.B. "../../.." und unter dem Betriebssystem des Macintosh z.B. ":: ".</text:p>
      <text:p text:style-name="GA_20_Grund_20_-_20_Absatzlayout_20_"/>
      <text:p text:style-name="GA_20_Grund_20_-_20_Absatzlayout_20_">Die erstellten Resourcedateien sind nicht nur betriebssystemabhängig, sondern auch processor- bzw. compilerabhängig. Dies betrifft die Länge des int und die Darstellung (Drehungen) von ganzzahligen Datentypen.</text:p>
      <text:p text:style-name="GA_20_Grund_20_-_20_Absatzlayout_20_"/>
      <text:p text:style-name="GA_20_Grund_20_-_20_Absatzlayout_20_">Die Default-Resourcedatei ist unter MS-Windows die ausführbare Datei, unter Unix (Motif) die ausführbare Datei mit der Extension ".res" und unter Macintosh noch nicht festgelegt.</text:p>
      <text:p text:style-name="GA_20_Grund_20_-_20_Absatzlayout_20_"/>
      <text:h text:style-name="P7" text:outline-level="1"><text:toc-mark-start text:id="IMark140346456128208" text:outline-level="1"/>Lieferumfang<text:toc-mark-end text:id="IMark140346456128208"/></text:h>
      <text:p text:style-name="GA_20_Grund_20_-_20_Absatzlayout_20_"/>
      <text:p text:style-name="GA_20_Grund_20_-_20_Absatzlayout_20_">Dateien fuer den Macintosh:</text:p>
      <text:p text:style-name="GA_20_Grund_20_-_20_Absatzlayout_20_"><text:tab/>rsc, rsc2, rscpp.</text:p>
      <text:p text:style-name="GA_20_Grund_20_-_20_Absatzlayout_20_">Dateien fuer Motif:</text:p>
      <text:p text:style-name="GA_20_Grund_20_-_20_Absatzlayout_20_"><text:tab/>rsc, rsc2, rscpp.</text:p>
      <text:p text:style-name="GA_20_Grund_20_-_20_Absatzlayout_20_">Dateien fuer MS-DOS:</text:p>
      <text:p text:style-name="GA_20_Grund_20_-_20_Absatzlayout_20_"><text:tab/>rsc.exe, rsc2.exe, rsc2r.exe, rsc2z.exe, rscpp, zpm.exe.</text:p>
      <text:p text:style-name="GA_20_Grund_20_-_20_Absatzlayout_20_"/>
      <text:h text:style-name="U1_20_Überschrift_20_Klasse" text:outline-level="1"><text:toc-mark-start text:id="IMark140346456128208" text:outline-level="1"/>Installationshinweise<text:toc-mark-end text:id="IMark140346456128208"/></text:h>
      <text:p text:style-name="GA_20_Grund_20_-_20_Absatzlayout_20_"/>
      <text:p text:style-name="GA_20_Grund_20_-_20_Absatzlayout_20_">Beim Aufruf des rsc müssen der Preprocessor rscpp, der Parser rsc2 sowie der systemabhängige Resourcecompiler rc.exe für MSC-Windows unter MS-DOS, uid für Motif unter Unix und rez auf dem Macintosh im Zugriffspfad liegen. Der Preprozessor kann durch einen eigenen ersetzt werden, wenn er den Schnittstellenanforderungen genügt (siehe rsc-Preprocessor).</text:p>
      <text:p text:style-name="GA_20_Grund_20_-_20_Absatzlayout_20_"/>
      <text:p text:style-name="GA_20_Grund_20_-_20_Absatzlayout_20_"/>
      <text:h text:style-name="U1_20_Überschrift_20_Klasse" text:outline-level="1"><text:toc-mark-start text:id="IMark140346456128208" text:outline-level="1"/>rsc-Kommandozeile<text:toc-mark-end text:id="IMark140346456128208"/></text:h>
      <text:p text:style-name="GA_20_Grund_20_-_20_Absatzlayout_20_"/>
      <text:p text:style-name="F1_20_Unterüberschrift">Syntax der Kommandozeile</text:p>
      <text:p text:style-name="GA_20_Grund_20_-_20_Absatzlayout_20_"/>
      <text:p text:style-name="LI_20_Listing">rsc [&lt;Schalter&gt;...] &lt;Quelldateiliste&gt;</text:p>
      <text:p text:style-name="LI_20_Listing">rsc @&lt;Kommandodatei&gt;</text:p>
      <text:p text:style-name="GA_20_Grund_20_-_20_Absatzlayout_20_"/>
      <text:p text:style-name="F1_20_Unterüberschrift">Schalter</text:p>
      <text:p text:style-name="GA_20_Grund_20_-_20_Absatzlayout_20_"/>
      <text:p text:style-name="GA_20_Grund_20_-_20_Absatzlayout_20_">Der rsc akzeptiert folgende Schalter:</text:p>
      <text:p text:style-name="GA_20_Grund_20_-_20_Absatzlayout_20_"/>
      <text:p text:style-name="GA_20_Grund_20_-_20_Absatzlayout_20_">-h<text:tab/><text:tab/><text:tab/>Zeigt eine Hilfe für die Kommandozeile an.</text:p>
      <text:p text:style-name="GA_20_Grund_20_-_20_Absatzlayout_20_">-p<text:tab/><text:tab/><text:tab/>Es wird kein Preprozessor aufgerufen. Weiteres siehe "Default</text:p>
      <text:p text:style-name="GA_20_Grund_20_-_20_Absatzlayout_20_"><text:tab/><text:tab/><text:tab/>Preprozessor".</text:p>
      <text:p text:style-name="GA_20_Grund_20_-_20_Absatzlayout_20_">-s<text:tab/><text:tab/><text:tab/>Es wird eine Syntaxanalyse durchgeführt und eine ".srs"-Datei</text:p>
      <text:p text:style-name="GA_20_Grund_20_-_20_Absatzlayout_20_"><text:tab/><text:tab/><text:tab/>geschrieben.</text:p>
      <text:p text:style-name="GA_20_Grund_20_-_20_Absatzlayout_20_">-l<text:tab/><text:tab/><text:tab/>Es wird eine Syntaxanalyse durchgeführt, der Preprocessor wird</text:p>
      <text:p text:style-name="GA_20_Grund_20_-_20_Absatzlayout_20_"><text:tab/><text:tab/><text:tab/>nicht aufgerufen. Es wird eine ".rc"-Datei geschrieben. Dann</text:p>
      <text:p text:style-name="GA_20_Grund_20_-_20_Absatzlayout_20_"><text:tab/><text:tab/><text:tab/>wird der systemabhängige Resourcecompiler aufgerufen und</text:p>
      <text:p text:style-name="GA_20_Grund_20_-_20_Absatzlayout_20_"><text:tab/><text:tab/><text:tab/>eine ".res"-Datei erzeugt.</text:p>
      <text:p text:style-name="GA_20_Grund_20_-_20_Absatzlayout_20_">-r<text:tab/><text:tab/><text:tab/>Der systemabhängige Resourcecompiler wird nicht aufgerufen.</text:p>
      <text:p text:style-name="GA_20_Grund_20_-_20_Absatzlayout_20_">-d&lt;Symbol&gt;<text:tab/><text:tab/>Es wird ein Symbol definiert.</text:p>
      <text:p text:style-name="GA_20_Grund_20_-_20_Absatzlayout_20_">-i&lt;Pfad&gt;<text:tab/><text:tab/>Der Include-Pfad für den Preprocessor wird erweitert.</text:p>
      <text:p text:style-name="GA_20_Grund_20_-_20_Absatzlayout_20_">-fl&lt;Dateiname&gt;<text:tab/>Mit diesem Schalter wird eine Listing-Datei angegeben. In diese</text:p>
      <text:p text:style-name="GA_20_Grund_20_-_20_Absatzlayout_20_"><text:tab/><text:tab/><text:tab/>Datei werden Fehlermeldungen ausgegeben.</text:p>
      <text:p text:style-name="GA_20_Grund_20_-_20_Absatzlayout_20_">-fo&lt;Dateiname&gt;<text:tab/>Ändert den Namen der ".res"-Datei. Der Defaultname ist der</text:p>
      <text:p text:style-name="GA_20_Grund_20_-_20_Absatzlayout_20_"><text:tab/><text:tab/><text:tab/>erste Name in der Quelldateiliste. Dieser Name bekommt die</text:p>
      <text:p text:style-name="GA_20_Grund_20_-_20_Absatzlayout_20_"><text:tab/><text:tab/><text:tab/>Extension ".res". Die ".res"-Datei ist die vom Resourcecompiler</text:p>
      <text:p text:style-name="GA_20_Grund_20_-_20_Absatzlayout_20_"><text:tab/><text:tab/><text:tab/>erzeugte binäre Datei.</text:p>
      <text:p text:style-name="GA_20_Grund_20_-_20_Absatzlayout_20_">-fs&lt;Dateiname&gt;<text:tab/>Ändert den Namen der ".rc"-Datei. Der Defaultname ist der erste</text:p>
      <text:p text:style-name="GA_20_Grund_20_-_20_Absatzlayout_20_"><text:tab/><text:tab/><text:tab/>Name in der Quelldateiliste. Dieser Name bekommt die</text:p>
      <text:p text:style-name="GA_20_Grund_20_-_20_Absatzlayout_20_"><text:tab/><text:tab/><text:tab/>Extension ".rc". Die ".rc"-Datei ist die vom Resourcecompiler</text:p>
      <text:p text:style-name="GA_20_Grund_20_-_20_Absatzlayout_20_"><text:tab/><text:tab/><text:tab/>erzeugte systemabhängige Beschreibungsdatei.</text:p>
      <text:p text:style-name="GA_20_Grund_20_-_20_Absatzlayout_20_">-fp&lt;Dateiname&gt;<text:tab/>Ändert den Namen der ".srs"-Datei. Der Defaultname ist der erste</text:p>
      <text:p text:style-name="GA_20_Grund_20_-_20_Absatzlayout_20_"><text:tab/><text:tab/><text:tab/>Name in der Quelldateiliste. Dieser Name bekommt die</text:p>
      <text:p text:style-name="GA_20_Grund_20_-_20_Absatzlayout_20_"><text:tab/><text:tab/><text:tab/>Extension ".srs". Die ".srs"-Datei ist eine symbolfreie</text:p>
      <text:p text:style-name="GA_20_Grund_20_-_20_Absatzlayout_20_"><text:tab/><text:tab/><text:tab/>Beschreibungsdatei.</text:p>
      <text:p text:style-name="GA_20_Grund_20_-_20_Absatzlayout_20_"><text:soft-page-break/>-fc&lt;Dateiname&gt;<text:tab/>In diese Datei werden die Resource-Konstruktoren der in der</text:p>
      <text:p text:style-name="GA_20_Grund_20_-_20_Absatzlayout_20_"><text:tab/><text:tab/><text:tab/>Beschreibungsdatei spezifizierten Klassen geschrieben. Die</text:p>
      <text:p text:style-name="GA_20_Grund_20_-_20_Absatzlayout_20_"><text:tab/><text:tab/><text:tab/>Sprache ist C++.</text:p>
      <text:p text:style-name="GA_20_Grund_20_-_20_Absatzlayout_20_">-fh&lt;Dateiname&gt;<text:tab/>In diese Datei werden die Deklarationen der in der</text:p>
      <text:p text:style-name="GA_20_Grund_20_-_20_Absatzlayout_20_"><text:tab/><text:tab/><text:tab/>Beschreibungsdatei spezifizierten Klassen geschrieben. Die</text:p>
      <text:p text:style-name="GA_20_Grund_20_-_20_Absatzlayout_20_"><text:tab/><text:tab/><text:tab/>Sprache ist C++.</text:p>
      <text:p text:style-name="GA_20_Grund_20_-_20_Absatzlayout_20_">-WIN<text:tab/><text:tab/><text:tab/>Es wird eine MS-Windows-Resourcedatei erstellt.</text:p>
      <text:p text:style-name="GA_20_Grund_20_-_20_Absatzlayout_20_">-MTF<text:tab/><text:tab/><text:tab/>Es wird eine Motif-Resourcedatei erstellt.</text:p>
      <text:p text:style-name="GA_20_Grund_20_-_20_Absatzlayout_20_">-MAC<text:tab/><text:tab/><text:tab/>Es wird eine Mac-Resourcedatei erstellt.</text:p>
      <text:p text:style-name="GA_20_Grund_20_-_20_Absatzlayout_20_">-REFDEEP&lt;Zahl&gt;<text:tab/>Die Zahl gibt an wie Tief der rsc-Compiler beim auflösen von</text:p>
      <text:p text:style-name="GA_20_Grund_20_-_20_Absatzlayout_20_"><text:tab/><text:tab/><text:tab/>Referenzen gehen soll. Der Default ist 10, das heißt der Compiler</text:p>
      <text:p text:style-name="GA_20_Grund_20_-_20_Absatzlayout_20_"><text:tab/><text:tab/><text:tab/>löst verschachtelungen von Referenzen bis 10 auf.</text:p>
      <text:p text:style-name="GA_20_Grund_20_-_20_Absatzlayout_20_"/>
      <text:p text:style-name="F1_20_Unterüberschrift">Kommandodatei</text:p>
      <text:p text:style-name="GA_20_Grund_20_-_20_Absatzlayout_20_"/>
      <text:p text:style-name="GA_20_Grund_20_-_20_Absatzlayout_20_">Die Kommandodatei hat folgende Syntax:</text:p>
      <text:p text:style-name="GA_20_Grund_20_-_20_Absatzlayout_20_"/>
      <text:p text:style-name="LI_20_Listing">[&lt;Schalter&gt;...] &lt;Quelldateiliste&gt;</text:p>
      <text:p text:style-name="GA_20_Grund_20_-_20_Absatzlayout_20_"/>
      <text:p text:style-name="F1_20_Unterüberschrift">Beispiele</text:p>
      <text:p text:style-name="GA_20_Grund_20_-_20_Absatzlayout_20_"/>
      <text:p text:style-name="LI_20_Listing">Kommando: rsc test</text:p>
      <text:p text:style-name="GA_20_Grund_20_-_20_Absatzlayout_20_"/>
      <text:p text:style-name="GA_20_Grund_20_-_20_Absatzlayout_20_">Wirkung: Quelldatei heißt "test.src".</text:p>
      <text:p text:style-name="GA_20_Grund_20_-_20_Absatzlayout_20_">Die vom Preprocessor erzeugte Datei heißt "test.srs".</text:p>
      <text:p text:style-name="GA_20_Grund_20_-_20_Absatzlayout_20_">Die vom rsc-Compiler erzeugte Datei heißt "test.rc".</text:p>
      <text:p text:style-name="GA_20_Grund_20_-_20_Absatzlayout_20_">Die vom systemabhängigen Compiler erzeugte Datei heißt "test.res".</text:p>
      <text:p text:style-name="GA_20_Grund_20_-_20_Absatzlayout_20_"/>
      <text:p text:style-name="LI_20_Listing">Kommando: rsc -s -fpTest.srs Test1 Test2 Test3</text:p>
      <text:p text:style-name="GA_20_Grund_20_-_20_Absatzlayout_20_"/>
      <text:p text:style-name="GA_20_Grund_20_-_20_Absatzlayout_20_">Wirkung: Es wird nur eine Syntaxanalyse durchgeführt.</text:p>
      <text:p text:style-name="GA_20_Grund_20_-_20_Absatzlayout_20_">Die Quelldateien heißen "Test1.src", "Test2.src" und "Test3.src".</text:p>
      <text:p text:style-name="GA_20_Grund_20_-_20_Absatzlayout_20_">Die vom Preprocessor erzeugte Datei heißt "Test.srs".</text:p>
      <text:p text:style-name="GA_20_Grund_20_-_20_Absatzlayout_20_">Weitere Dateien werden nicht erzeugt.</text:p>
      <text:p text:style-name="GA_20_Grund_20_-_20_Absatzlayout_20_"/>
      <text:p text:style-name="LI_20_Listing">Kommando: rsc -l test</text:p>
      <text:p text:style-name="GA_20_Grund_20_-_20_Absatzlayout_20_"/>
      <text:p text:style-name="GA_20_Grund_20_-_20_Absatzlayout_20_">Wirkung: Quelldatei heißt "test.srs".</text:p>
      <text:p text:style-name="GA_20_Grund_20_-_20_Absatzlayout_20_">Der Preprocessor wird nicht benutzt.</text:p>
      <text:p text:style-name="GA_20_Grund_20_-_20_Absatzlayout_20_">Die vom rsc-Compiler erzeugte Datei heißt "test.rc".</text:p>
      <text:p text:style-name="GA_20_Grund_20_-_20_Absatzlayout_20_">Die vom systemabhängigen Compiler erzeugte Datei heißt "test.res".</text:p>
      <text:p text:style-name="GA_20_Grund_20_-_20_Absatzlayout_20_"/>
      <text:h text:style-name="P7" text:outline-level="1"><text:toc-mark-start text:id="IMark140346456128208" text:outline-level="1"/>rsc-Preprocessor<text:toc-mark-end text:id="IMark140346456128208"/></text:h>
      <text:p text:style-name="GA_20_Grund_20_-_20_Absatzlayout_20_"/>
      <text:p text:style-name="F1_20_Unterüberschrift">Kommandozeile</text:p>
      <text:p text:style-name="GA_20_Grund_20_-_20_Absatzlayout_20_"/>
      <text:p text:style-name="GA_20_Grund_20_-_20_Absatzlayout_20_">Die Kommandozeile hat folgende Syntax:</text:p>
      <text:p text:style-name="GA_20_Grund_20_-_20_Absatzlayout_20_"/>
      <text:p text:style-name="LI_20_Listing">rscpp [&lt;Schalter&gt;...] Quelldatei Zieldatei</text:p>
      <text:p text:style-name="GA_20_Grund_20_-_20_Absatzlayout_20_"/>
      <text:p text:style-name="F1_20_Unterüberschrift">Schalter</text:p>
      <text:p text:style-name="GA_20_Grund_20_-_20_Absatzlayout_20_"/>
      <text:p text:style-name="GA_20_Grund_20_-_20_Absatzlayout_20_">-C<text:tab/><text:tab/><text:tab/>Entfernt die Kommentare nicht( //, /* ... */ ).</text:p>
      <text:p text:style-name="GA_20_Grund_20_-_20_Absatzlayout_20_">-D&lt;Symbolname&gt;<text:tab/>Hat die gleiche Wirkung wie #define Symbolname in der Datei</text:p>
      <text:p text:style-name="GA_20_Grund_20_-_20_Absatzlayout_20_"><text:tab/><text:tab/><text:tab/>selbst.</text:p>
      <text:p text:style-name="GA_20_Grund_20_-_20_Absatzlayout_20_">-I&lt;Pfadname&gt;<text:tab/>Gibt an, in welchen Verzeichnissen nach Include-Dateien gesucht</text:p>
      <text:p text:style-name="GA_20_Grund_20_-_20_Absatzlayout_20_"><text:tab/><text:tab/><text:tab/>werden soll.</text:p>
      <text:p text:style-name="GA_20_Grund_20_-_20_Absatzlayout_20_"/>
      <text:p text:style-name="F1_20_Unterüberschrift">Preprocessor-Anweisungen</text:p>
      <text:p text:style-name="GA_20_Grund_20_-_20_Absatzlayout_20_"/>
      <text:p text:style-name="GA_20_Grund_20_-_20_Absatzlayout_20_">Der Preprocessor muß folgende Anweisungen verarbeiten können:</text:p>
      <text:p text:style-name="GA_20_Grund_20_-_20_Absatzlayout_20_"/>
      <text:p text:style-name="GA_20_Grund_20_-_20_Absatzlayout_20_">#define<text:tab/><text:tab/>Definiert ein Symbol.</text:p>
      <text:p text:style-name="GA_20_Grund_20_-_20_Absatzlayout_20_">#undef<text:tab/><text:tab/><text:tab/>Nimmt die Definition eines Symbols zurück.</text:p>
      <text:p text:style-name="GA_20_Grund_20_-_20_Absatzlayout_20_">#if, #ifdef,</text:p>
      <text:p text:style-name="GA_20_Grund_20_-_20_Absatzlayout_20_">#ifndef, #elif,</text:p>
      <text:p text:style-name="GA_20_Grund_20_-_20_Absatzlayout_20_">#else und #endif<text:tab/>Bedingte Übersetzung.</text:p>
      <text:p text:style-name="GA_20_Grund_20_-_20_Absatzlayout_20_">#include<text:tab/><text:tab/>Eine Datei einschieben.</text:p>
      <text:p text:style-name="GA_20_Grund_20_-_20_Absatzlayout_20_"/>
      <text:h text:style-name="P7" text:outline-level="1"><text:toc-mark-start text:id="IMark140346456127920" text:outline-level="1"/>Default Preprozessor<text:toc-mark-end text:id="IMark140346456127920"/></text:h>
      <text:p text:style-name="GA_20_Grund_20_-_20_Absatzlayout_20_"/>
      <text:p text:style-name="GA_20_Grund_20_-_20_Absatzlayout_20_">Der "Default Preprozessor" erkennt nur die Schlüsselwörter #define und #include. Groß- und Kleinschreibung wird ignoriert.</text:p>
      <text:p text:style-name="GA_20_Grund_20_-_20_Absatzlayout_20_">Hinter dem Schlüsselwort #define muß eine Zahl definiert werden. Hierzu dürfen vorher mit dem Schlüsselwort #define definierte Namen verwendet werden. Defines dürfen nicht an beliebiger Stelle in der Datei stehen.</text:p>
      <text:p text:style-name="GA_20_Grund_20_-_20_Absatzlayout_20_">Hinter dem Schlüsselwort #include muß ein Dateiname angegeben werden. Der Name steht in spitzen Klammern oder in Anführungszeichen. Beide Formate werden gleich interpretiert. Includedateien innerhalb von Includedatei werden ignoriert. Die Includedateien werden in der Reihenfolge in der sie auftreten abgearbeitet. Sie werden immer vor der Datei abgearbeitet, in der sie definiert sind.</text:p>
      <text:p text:style-name="GA_20_Grund_20_-_20_Absatzlayout_20_">Eine Datei die nur mit dem "Default Preprozessor" übersetzt wird, kann mit dem Designeditor bearbeitet werden.</text:p>
      <text:h text:style-name="P7" text:outline-level="1"><text:toc-mark-start text:id="IMark140346456127920" text:outline-level="1"/>Einfaches Beispiel<text:toc-mark-end text:id="IMark140346456127920"/></text:h>
      <text:p text:style-name="GA_20_Grund_20_-_20_Absatzlayout_20_"/>
      <text:p text:style-name="GA_20_Grund_20_-_20_Absatzlayout_20_">Szenario: Es soll ein kurzes Programm geschrieben werden, um zu sehen, wie das StarView-Resourcesystem arbeitet. Das Programm heißt "ownrc".</text:p>
      <text:p text:style-name="GA_20_Grund_20_-_20_Absatzlayout_20_"/>
      <text:p text:style-name="F1_20_Unterüberschrift">Sourcedatei "ownrc.cxx".</text:p>
      <text:p text:style-name="GA_20_Grund_20_-_20_Absatzlayout_20_"/>
      <text:p text:style-name="LI_20_Listing">/**********************************************************</text:p>
      <text:p text:style-name="LI_20_Listing">/# Programm zum Anzeigen einer Dialogbox aus der Resource</text:p>
      <text:p text:style-name="LI_20_Listing">/# Dateiname:<text:tab/>ownrc.cxx</text:p>
      <text:p text:style-name="LI_20_Listing">/# Autor:<text:tab/>MM</text:p>
      <text:p text:style-name="LI_20_Listing">/# Datum:<text:tab/>31.07.90</text:p>
      <text:p text:style-name="LI_20_Listing">**********************************************************/</text:p>
      <text:p text:style-name="LI_20_Listing">/******************* I N C L U D E S *********************/</text:p>
      <text:p text:style-name="LI_20_Listing">#include &lt;solar.h&gt;</text:p>
      <text:p text:style-name="LI_20_Listing">#include &lt;tools.hxx&gt;</text:p>
      <text:p text:style-name="LI_20_Listing">#include &lt;sv.hxx&gt;</text:p>
      <text:p text:style-name="LI_20_Listing">#include &lt;ownrc.hrc&gt; <text:s/>// Identifier der Dialogbox</text:p>
      <text:p text:style-name="LI_20_Listing"/>
      <text:p text:style-name="LI_20_Listing">/******************* C L A S S E S **********************/</text:p>
      <text:p text:style-name="LI_20_Listing">class MyApplication : public Application</text:p>
      <text:p text:style-name="LI_20_Listing">{ // Meine Applikationsklasse</text:p>
      <text:p text:style-name="LI_20_Listing">public:</text:p>
      <text:p text:style-name="LI_20_Listing"><text:tab/>void<text:tab/>Main( int argc, char* argv[] );</text:p>
      <text:p text:style-name="LI_20_Listing">};</text:p>
      <text:p text:style-name="LI_20_Listing"/>
      <text:p text:style-name="LI_20_Listing">class MyDialog : public ModelessDialog</text:p>
      <text:p text:style-name="LI_20_Listing">{ // Dialogbox mit einem Flash- und Cancel-Button.</text:p>
      <text:p text:style-name="LI_20_Listing"><text:tab/>PushButton<text:tab/>aPB_Flash;</text:p>
      <text:p text:style-name="LI_20_Listing"><text:tab/>PushButton<text:tab/>aPB_Cancel;</text:p>
      <text:p text:style-name="LI_20_Listing">public:</text:p>
      <text:p text:style-name="LI_20_Listing"><text:tab/>// Der Konstruktor mit ResId zeigt an, daß MyDialog aus</text:p>
      <text:p text:style-name="LI_20_Listing"><text:tab/>// der Resource geladen wird.</text:p>
      <text:p text:style-name="LI_20_Listing"><text:tab/>MyDialog( Window* pParent, ResId &amp; rResId );</text:p>
      <text:p text:style-name="LI_20_Listing"><text:tab/>void<text:tab/>FlashBtnHdl ( Button* );</text:p>
      <text:p text:style-name="LI_20_Listing"><text:tab/>void<text:tab/>CancelBtnHdl( Button* );</text:p>
      <text:p text:style-name="LI_20_Listing">};</text:p>
      <text:p text:style-name="LI_20_Listing"/>
      <text:p text:style-name="P5">class MyWindow : public WorkWin</text:p>
      <text:p text:style-name="LI_20_Listing">{</text:p>
      <text:p text:style-name="LI_20_Listing">public:</text:p>
      <text:p text:style-name="LI_20_Listing"><text:tab/>MyWindow( Window* pParent, WinBits aWinStyle ) :</text:p>
      <text:p text:style-name="LI_20_Listing"><text:tab/><text:tab/>(pParent, aWinStyle)</text:p>
      <text:p text:style-name="LI_20_Listing"><text:tab/>{</text:p>
      <text:p text:style-name="LI_20_Listing"><text:tab/><text:tab/>// Es wird eine Dialogbox aus der Resource geladen.</text:p>
      <text:p text:style-name="LI_20_Listing"><text:tab/><text:tab/>new MyDialog( this, ResId( DLG_CANCEL ));</text:p>
      <text:p text:style-name="LI_20_Listing"><text:tab/>};</text:p>
      <text:p text:style-name="LI_20_Listing">};</text:p>
      <text:p text:style-name="LI_20_Listing">/*************** G L O B A L <text:s text:c="2"/>V A R I A B L E S ******/</text:p>
      <text:p text:style-name="LI_20_Listing">MyApplication MyApp; // Applikationsinstanz</text:p>
      <text:p text:style-name="LI_20_Listing"/>
      <text:p text:style-name="LI_20_Listing">/******************* C O D E *****************************/</text:p>
      <text:p text:style-name="LI_20_Listing">/******************* M y <text:s text:c="2"/>Ap p l i c a t i o n **********/</text:p>
      <text:p text:style-name="LI_20_Listing">/*********************************************************/</text:p>
      <text:p text:style-name="LI_20_Listing">|*</text:p>
      <text:p text:style-name="LI_20_Listing">|* <text:s/>MyApplication::Main()</text:p>
      <text:p text:style-name="LI_20_Listing">|*</text:p>
      <text:p text:style-name="LI_20_Listing">|* <text:s/>Beschreibung:<text:tab/>Virtuelle Methode, die vom System</text:p>
      <text:p text:style-name="LI_20_Listing">|*<text:tab/><text:tab/><text:tab/><text:tab/>gerufen wird, um das Programm zu</text:p>
      <text:p text:style-name="LI_20_Listing">|*<text:tab/><text:tab/><text:tab/><text:tab/>starten.</text:p>
      <text:p text:style-name="LI_20_Listing">|* <text:s/>Ersterstellung:<text:tab/><text:tab/>MM 01.08.90</text:p>
      <text:p text:style-name="LI_20_Listing">|* <text:s/>Letzte Aenderung:<text:tab/>MM 03.06.91</text:p>
      <text:p text:style-name="LI_20_Listing">|*</text:p>
      <text:p text:style-name="LI_20_Listing">**********************************************************/</text:p>
      <text:p text:style-name="LI_20_Listing">void MyApplication::Main( int, char* argv[] )</text:p>
      <text:p text:style-name="LI_20_Listing">{</text:p>
      <text:p text:style-name="LI_20_Listing"><text:tab/>// Applikationsfenster erzeugen.</text:p>
      <text:p text:style-name="LI_20_Listing"><text:tab/>MyWindow<text:tab/>aCancel( NULL, WinBits( WB_APP | WB_MOVEABLE |</text:p>
      <text:p text:style-name="LI_20_Listing"><text:tab/><text:tab/><text:tab/><text:tab/><text:tab/><text:tab/><text:tab/> <text:s text:c="3"/>WB_SIZEABLE |</text:p>
      <text:p text:style-name="LI_20_Listing"><text:tab/><text:tab/><text:tab/><text:tab/><text:tab/><text:tab/><text:tab/> <text:s text:c="3"/>WB_MINMAX |</text:p>
      <text:p text:style-name="LI_20_Listing"><text:tab/><text:tab/><text:tab/><text:tab/><text:tab/><text:tab/><text:tab/> <text:s text:c="3"/>WB_CLOSEABLE ));</text:p>
      <text:p text:style-name="LI_20_Listing"><text:tab/>// Applikationsfenster anzeigen.</text:p>
      <text:p text:style-name="LI_20_Listing"><text:tab/>aCancel.Show();</text:p>
      <text:p text:style-name="LI_20_Listing"><text:tab/>// Event-Schleife des Fenstersystems starten.</text:p>
      <text:p text:style-name="LI_20_Listing"><text:tab/>Execute();</text:p>
      <text:p text:style-name="LI_20_Listing">}</text:p>
      <text:p text:style-name="LI_20_Listing"/>
      <text:p text:style-name="P5">/**********************************************************</text:p>
      <text:p text:style-name="LI_20_Listing">|*</text:p>
      <text:p text:style-name="LI_20_Listing">|* <text:s/>MyDialog::MyDialog()</text:p>
      <text:p text:style-name="LI_20_Listing">|*</text:p>
      <text:p text:style-name="LI_20_Listing">|* <text:s/>Beschreibung:<text:tab/>Konstruktor der Klasse MyDialog.</text:p>
      <text:p text:style-name="LI_20_Listing">|*<text:tab/><text:tab/><text:tab/><text:tab/>Dies ist ein typischer Konstruktor,</text:p>
      <text:p text:style-name="LI_20_Listing">|*<text:tab/><text:tab/><text:tab/><text:tab/>um Objekte aus der Resource zu</text:p>
      <text:p text:style-name="LI_20_Listing">|*<text:tab/><text:tab/><text:tab/><text:tab/>laden.</text:p>
      <text:p text:style-name="LI_20_Listing">|*<text:tab/><text:tab/><text:tab/> <text:s/>1. rResId.Lock(), die Resource wird</text:p>
      <text:p text:style-name="LI_20_Listing">|*<text:tab/><text:tab/><text:tab/><text:tab/>gelockt.</text:p>
      <text:p text:style-name="LI_20_Listing">|*<text:tab/><text:tab/><text:tab/> <text:s/>2. aPB_Flash( this, ResId( PB_FLASH ));</text:p>
      <text:p text:style-name="LI_20_Listing">|*<text:tab/><text:tab/><text:tab/><text:tab/>Es wird der Flash-Button geladen.</text:p>
      <text:p text:style-name="LI_20_Listing">|*<text:tab/><text:tab/><text:tab/> <text:s/>3. aPB_Cancel( this, ResId( PB_Cancel ));</text:p>
      <text:p text:style-name="LI_20_Listing">|*<text:tab/><text:tab/><text:tab/><text:tab/>Es wird der Cancel-Button geladen.</text:p>
      <text:p text:style-name="LI_20_Listing">|*<text:tab/><text:tab/><text:tab/> <text:s/>4. rResId.Unlock(), ein Unlock auf</text:p>
      <text:p text:style-name="LI_20_Listing">|*<text:tab/><text:tab/><text:tab/><text:tab/>die Resource.</text:p>
      <text:p text:style-name="LI_20_Listing">|*<text:tab/><text:tab/><text:tab/><text:tab/>Wurde von keiner abgeleiteten Klasse</text:p>
      <text:p text:style-name="LI_20_Listing">|*<text:tab/><text:tab/><text:tab/><text:tab/>ein Lock ausgeführt, dann wird die</text:p>
      <text:p text:style-name="LI_20_Listing">|*<text:tab/><text:tab/><text:tab/><text:tab/>Resource an dieser Stelle freigegeben.</text:p>
      <text:p text:style-name="LI_20_Listing">|* <text:s/>Ersterstellung:<text:tab/><text:tab/>MM 01.08.90</text:p>
      <text:p text:style-name="LI_20_Listing">|* <text:s/>Letzte Aenderung:<text:tab/>MM 03.06.91</text:p>
      <text:p text:style-name="LI_20_Listing">|*</text:p>
      <text:p text:style-name="LI_20_Listing">**********************************************************/</text:p>
      <text:p text:style-name="LI_20_Listing">MyDialog::MyDialog( Window* pParent, ResId &amp; rResId ) :</text:p>
      <text:p text:style-name="LI_20_Listing"><text:tab/><text:tab/><text:tab/><text:tab/>( pParent, rResId.Lock()),</text:p>
      <text:p text:style-name="LI_20_Listing"><text:tab/><text:tab/><text:tab/><text:tab/> <text:s/>aPB_Flash( this, ResId( PB_FLASH )),</text:p>
      <text:p text:style-name="LI_20_Listing"><text:tab/><text:tab/><text:tab/><text:tab/> <text:s/>aPB_Cancel( this, ResId( PB_CANCEL ))</text:p>
      <text:p text:style-name="LI_20_Listing">{</text:p>
      <text:p text:style-name="LI_20_Listing"><text:tab/>// Handler setzen.</text:p>
      <text:p text:style-name="LI_20_Listing"><text:tab/>aPB_Flash.ChangeClickHdl</text:p>
      <text:p text:style-name="LI_20_Listing"><text:tab/><text:tab/>( LINK( this, MyDialog::FlashBtnHdl ));</text:p>
      <text:p text:style-name="LI_20_Listing"><text:tab/>aPB_Cancel.ChangeClickHdl</text:p>
      <text:p text:style-name="LI_20_Listing"><text:tab/><text:tab/>( LINK( this, MyDialog::CancelBtnHdl ));</text:p>
      <text:p text:style-name="LI_20_Listing"/>
      <text:p text:style-name="LI_20_Listing"><text:tab/>rResId.Unlock(); // Resource freigeben.</text:p>
      <text:p text:style-name="LI_20_Listing">}</text:p>
      <text:p text:style-name="P5">/*********************************************************</text:p>
      <text:p text:style-name="LI_20_Listing">|* <text:s/>MyDialog::CancelBtnHdl()</text:p>
      <text:p text:style-name="LI_20_Listing">|*</text:p>
      <text:p text:style-name="LI_20_Listing">|* <text:s/>Beschreibung:<text:tab/><text:tab/>Die Dialogbox wird zerstört.</text:p>
      <text:p text:style-name="LI_20_Listing">|* <text:s/>Ersterstellung:<text:tab/><text:tab/>MM 01.08.90</text:p>
      <text:p text:style-name="LI_20_Listing">|* <text:s/>Letzte Aenderung:<text:tab/>MM 14.08.90</text:p>
      <text:p text:style-name="LI_20_Listing">*********************************************************/</text:p>
      <text:p text:style-name="LI_20_Listing">void MyDialog::CancelBtnHdl( Button* )</text:p>
      <text:p text:style-name="LI_20_Listing">{</text:p>
      <text:p text:style-name="LI_20_Listing"><text:tab/>// Das Löschen der Dialogbox ist schneller, wenn sie</text:p>
      <text:p text:style-name="LI_20_Listing"><text:tab/>// vorher nicht mehr sichtbar ist.</text:p>
      <text:p text:style-name="LI_20_Listing"><text:tab/>Hide();</text:p>
      <text:p text:style-name="LI_20_Listing"><text:tab/>// Zerstören der DialogBox-Instanz.</text:p>
      <text:p text:style-name="LI_20_Listing"><text:tab/>delete this;</text:p>
      <text:p text:style-name="LI_20_Listing">}</text:p>
      <text:p text:style-name="LI_20_Listing"/>
      <text:p text:style-name="LI_20_Listing">/**********************************************************</text:p>
      <text:p text:style-name="LI_20_Listing">|* <text:s/>MyDialog::FlashBtnHdl()</text:p>
      <text:p text:style-name="LI_20_Listing">|*</text:p>
      <text:p text:style-name="LI_20_Listing">|* <text:s/>Beschreibung:<text:tab/>Die Titlebar der Dialogbox flackert</text:p>
      <text:p text:style-name="LI_20_Listing">|*<text:tab/><text:tab/><text:tab/><text:tab/>einmal.</text:p>
      <text:p text:style-name="LI_20_Listing">|* <text:s/>Ersterstellung:<text:tab/><text:tab/>MM 01.08.90</text:p>
      <text:p text:style-name="LI_20_Listing">|* <text:s/>Letzte Aenderung:<text:tab/>MM 14.08.90</text:p>
      <text:p text:style-name="LI_20_Listing">**********************************************************/</text:p>
      <text:p text:style-name="LI_20_Listing">void MyDialog::FlashBtnHdl( Button* )</text:p>
      <text:p text:style-name="LI_20_Listing">{</text:p>
      <text:p text:style-name="LI_20_Listing"><text:tab/>FlashWindow();</text:p>
      <text:p text:style-name="LI_20_Listing">}</text:p>
      <text:p text:style-name="GA_20_Grund_20_-_20_Absatzlayout_20_"/>
      <text:p text:style-name="F1_20_Unterüberschrift">Resource-Headerdatei</text:p>
      <text:p text:style-name="GA_20_Grund_20_-_20_Absatzlayout_20_"/>
      <text:p text:style-name="LI_20_Listing">/**********************************************************</text:p>
      <text:p text:style-name="LI_20_Listing">|* Headerdatei fuer ownrc.src</text:p>
      <text:p text:style-name="LI_20_Listing">|* Dateiname:<text:tab/>ownrc.hxx</text:p>
      <text:p text:style-name="LI_20_Listing">|* Autor:<text:tab/>MM</text:p>
      <text:p text:style-name="LI_20_Listing">|* Datum:<text:tab/>31.07.90</text:p>
      <text:p text:style-name="LI_20_Listing">*********************************************************/</text:p>
      <text:p text:style-name="LI_20_Listing">#define DLG_CANCEL<text:tab/>300</text:p>
      <text:p text:style-name="LI_20_Listing">#define PB_FLASH<text:tab/> <text:s/>1</text:p>
      <text:p text:style-name="LI_20_Listing">#define PB_CANCEL<text:tab/> <text:s/>2</text:p>
      <text:p text:style-name="LI_20_Listing">#define DLG_PROTOTYPE 301</text:p>
      <text:p text:style-name="GA_20_Grund_20_-_20_Absatzlayout_20_"/>
      <text:p text:style-name="P6">Resource-Beschreibungsdatei</text:p>
      <text:p text:style-name="GA_20_Grund_20_-_20_Absatzlayout_20_"/>
      <text:p text:style-name="LI_20_Listing">/**********************************************************</text:p>
      <text:p text:style-name="LI_20_Listing">|* Resourcedatei fuer ownrc.cxx</text:p>
      <text:p text:style-name="LI_20_Listing">|* Dateiname:<text:tab/>ownrc.src</text:p>
      <text:p text:style-name="LI_20_Listing">|* Autor:<text:tab/>MM</text:p>
      <text:p text:style-name="LI_20_Listing">|* Datum:<text:tab/>31.07.90</text:p>
      <text:p text:style-name="LI_20_Listing">**********************************************************/</text:p>
      <text:p text:style-name="LI_20_Listing">#include &lt;ownrc.hrc&gt;</text:p>
      <text:p text:style-name="LI_20_Listing"/>
      <text:p text:style-name="LI_20_Listing">MODELESSDIALOG DLG_PROTOTYPE</text:p>
      <text:p text:style-name="LI_20_Listing">{</text:p>
      <text:p text:style-name="LI_20_Listing"><text:tab/>Pos<text:tab/><text:tab/>= Map_Pixel( 50, 60 );</text:p>
      <text:p text:style-name="LI_20_Listing"><text:tab/>Size<text:tab/><text:tab/>= Map_SysFont( 100, 100 );</text:p>
      <text:p text:style-name="LI_20_Listing"><text:tab/>TEXT<text:tab/><text:tab/>= "Markus zweite Dialogbox";</text:p>
      <text:p text:style-name="LI_20_Listing"><text:tab/>MOVEABLE<text:tab/>= TRUE;</text:p>
      <text:p text:style-name="LI_20_Listing"><text:tab/>SIZEABLE<text:tab/>= TRUE;</text:p>
      <text:p text:style-name="LI_20_Listing"><text:tab/>CLOSEABLE<text:tab/>= TRUE;</text:p>
      <text:p text:style-name="LI_20_Listing"/>
      <text:p text:style-name="LI_20_Listing"><text:tab/>// Diese Objekte werden automatisch angezeigt.</text:p>
      <text:p text:style-name="LI_20_Listing"><text:tab/>WinChildren =</text:p>
      <text:p text:style-name="LI_20_Listing"><text:tab/>{</text:p>
      <text:p text:style-name="LI_20_Listing"><text:tab/><text:tab/>PUSHBUTTON</text:p>
      <text:p text:style-name="LI_20_Listing"><text:tab/><text:tab/>{</text:p>
      <text:p text:style-name="LI_20_Listing"><text:tab/><text:tab/><text:tab/>PosSize<text:tab/>= ( 10, 50, 100, 30 );</text:p>
      <text:p text:style-name="LI_20_Listing"><text:tab/><text:tab/><text:tab/>TEXT<text:tab/><text:tab/>= "Ok";</text:p>
      <text:p text:style-name="LI_20_Listing"><text:tab/><text:tab/><text:tab/>TABSTOP<text:tab/>= TRUE;</text:p>
      <text:p text:style-name="LI_20_Listing"><text:tab/><text:tab/>};</text:p>
      <text:p text:style-name="LI_20_Listing"><text:tab/><text:tab/>PUSHBUTTON</text:p>
      <text:p text:style-name="LI_20_Listing"><text:tab/><text:tab/>{</text:p>
      <text:p text:style-name="LI_20_Listing"><text:tab/><text:tab/><text:tab/>Pos<text:tab/><text:tab/>= ( 130, 50 );</text:p>
      <text:p text:style-name="LI_20_Listing"><text:tab/><text:tab/><text:tab/>Size<text:tab/><text:tab/>= ( 100, 30 );</text:p>
      <text:p text:style-name="LI_20_Listing"><text:tab/><text:tab/><text:tab/>TEXT<text:tab/><text:tab/>= "Cancel";</text:p>
      <text:p text:style-name="LI_20_Listing"><text:tab/><text:tab/><text:tab/>TABSTOP<text:tab/>= TRUE;</text:p>
      <text:p text:style-name="LI_20_Listing"><text:tab/><text:tab/>};</text:p>
      <text:p text:style-name="LI_20_Listing"><text:tab/>};</text:p>
      <text:p text:style-name="LI_20_Listing">};</text:p>
      <text:p text:style-name="P5">MODELESSDIALOG DLG_CANCEL</text:p>
      <text:p text:style-name="LI_20_Listing">{</text:p>
      <text:p text:style-name="LI_20_Listing"><text:tab/>PosSize<text:tab/>= ( 50, 60, 100, 100 );</text:p>
      <text:p text:style-name="LI_20_Listing"><text:tab/>TEXT<text:tab/><text:tab/>= "Markus erste Dialogbox";</text:p>
      <text:p text:style-name="LI_20_Listing"><text:tab/>MOVEABLE<text:tab/>= TRUE;</text:p>
      <text:p text:style-name="LI_20_Listing"><text:tab/>SIZEABLE<text:tab/>= TRUE;</text:p>
      <text:p text:style-name="LI_20_Listing"/>
      <text:p text:style-name="LI_20_Listing"><text:tab/>PUSHBUTTON PB_FLASH</text:p>
      <text:p text:style-name="LI_20_Listing"><text:tab/>{</text:p>
      <text:p text:style-name="LI_20_Listing"><text:tab/><text:tab/>PosSize<text:tab/>= ( 10, 50, 100, 30 );</text:p>
      <text:p text:style-name="LI_20_Listing"><text:tab/><text:tab/>TEXT<text:tab/><text:tab/>= "Flash";</text:p>
      <text:p text:style-name="LI_20_Listing"><text:tab/><text:tab/>TABSTOP<text:tab/>= TRUE;</text:p>
      <text:p text:style-name="LI_20_Listing"><text:tab/>};</text:p>
      <text:p text:style-name="LI_20_Listing"/>
      <text:p text:style-name="LI_20_Listing"><text:tab/>PUSHBUTTON PB_CANCEL</text:p>
      <text:p text:style-name="LI_20_Listing"><text:tab/>{</text:p>
      <text:p text:style-name="LI_20_Listing"><text:tab/><text:tab/>PosSize<text:tab/>= ( 130, 50, 100, 30 );</text:p>
      <text:p text:style-name="LI_20_Listing"><text:tab/><text:tab/>TEXT<text:tab/><text:tab/>= "Abbrechen";</text:p>
      <text:p text:style-name="LI_20_Listing"><text:tab/><text:tab/>TABSTOP<text:tab/>= TRUE;</text:p>
      <text:p text:style-name="LI_20_Listing"><text:tab/>};</text:p>
      <text:p text:style-name="LI_20_Listing"/>
      <text:p text:style-name="LI_20_Listing"><text:tab/>// Ueber solche Konstruktionen koennen Objekte in der</text:p>
      <text:p text:style-name="LI_20_Listing"><text:tab/>// Resource automatisch angezeigt werden.</text:p>
      <text:p text:style-name="LI_20_Listing"><text:tab/>WinChildren =</text:p>
      <text:p text:style-name="LI_20_Listing"><text:tab/>{</text:p>
      <text:p text:style-name="LI_20_Listing"><text:tab/><text:tab/>MODELESSDIALOG , DLG_PROTOTYPE;</text:p>
      <text:p text:style-name="LI_20_Listing"><text:tab/>};</text:p>
      <text:p text:style-name="LI_20_Listing">};</text:p>
      <text:p text:style-name="GA_20_Grund_20_-_20_Absatzlayout_20_"/>
      <text:p text:style-name="P6">Makefile</text:p>
      <text:p text:style-name="GA_20_Grund_20_-_20_Absatzlayout_20_"/>
      <text:p text:style-name="GA_20_Grund_20_-_20_Absatzlayout_20_">Wie die Dateien gebildet werden, ist dem StarView-Handbuch und den dazugehörigen Beispielen zu entnehmen. Der Aufruf des Resourcecompilers lautet in diesem Fall:</text:p>
      <text:p text:style-name="GA_20_Grund_20_-_20_Absatzlayout_20_"/>
      <text:p text:style-name="LI_20_Listing">ownrc.res: ownrc.src ownrc.hrc</text:p>
      <text:p text:style-name="LI_20_Listing"><text:tab/>rsc -fsownrc.rc -fpownrc.srs</text:p>
      <text:p text:style-name="LI_20_Listing"><text:tab/><text:tab/>-foownrc.res -flownrc.lst ownrc.src</text:p>
      <text:p text:style-name="GA_20_Grund_20_-_20_Absatzlayout_20_"/>
      <text:p text:style-name="GA_20_Grund_20_-_20_Absatzlayout_20_">ownrc.src ist die Eingabedatei des rsc-Compilers.</text:p>
      <text:p text:style-name="GA_20_Grund_20_-_20_Absatzlayout_20_">ownrc.srs ist ein Zwischenformat des rsc-Compilers.</text:p>
      <text:p text:style-name="GA_20_Grund_20_-_20_Absatzlayout_20_">ownrc.lst ist die Listingdatei des rsc-Compilers.</text:p>
      <text:p text:style-name="GA_20_Grund_20_-_20_Absatzlayout_20_">ownrc.rc ist die Textdatei, die als Eingabe des systemspezifischen Compilers dient.</text:p>
      <text:p text:style-name="GA_20_Grund_20_-_20_Absatzlayout_20_">ownrc.res ist die binäre Resourcedatei.</text:p>
      <text:p text:style-name="GA_20_Grund_20_-_20_Absatzlayout_20_"/>
      <text:p text:style-name="GA_20_Grund_20_-_20_Absatzlayout_20_">Speziell für MS-Windows gilt, daß die Resourcedatei an die ".exe"-Datei angebunden werden kann.</text:p>
      <text:p text:style-name="GA_20_Grund_20_-_20_Absatzlayout_20_"/>
      <text:p text:style-name="LI_20_Listing"><text:tab/>rc -k ownrc.res ownrc.exe</text:p>
      <text:p text:style-name="GA_20_Grund_20_-_20_Absatzlayout_20_"/>
      <text:p text:style-name="GA_20_Grund_20_-_20_Absatzlayout_20_">Mit dieser Zeile wird die Resource an die ".exe"-Datei angebunden.</text:p>
      <text:p text:style-name="GA_20_Grund_20_-_20_Absatzlayout_20_"/>
      <text:h text:style-name="P7" text:outline-level="1"><text:toc-mark-start text:id="IMark140346456127920" text:outline-level="1"/>Syntax<text:toc-mark-end text:id="IMark140346456127920"/></text:h>
      <text:p text:style-name="GA_20_Grund_20_-_20_Absatzlayout_20_"/>
      <text:p text:style-name="F1_20_Unterüberschrift"><text:alphabetical-index-mark-start text:id="IMark140346456127920"/>Compiler Anweisungen<text:alphabetical-index-mark-end text:id="IMark140346456127920"/></text:p>
      <text:p text:style-name="GA_20_Grund_20_-_20_Absatzlayout_20_">#pragma CHARSET IBMPC</text:p>
      <text:p text:style-name="GA_20_Grund_20_-_20_Absatzlayout_20_">#pragma CHARSET ANSI</text:p>
      <text:p text:style-name="GA_20_Grund_20_-_20_Absatzlayout_20_">#pragma CHARSET MAC</text:p>
      <text:p text:style-name="GA_20_Grund_20_-_20_Absatzlayout_20_">Mit diesen Optionen kann angegeben werden, in welchem Zeichensatz die Strings vorliegen. Der Compiler nimmt dann eine Konvertierung in das Zielsystem vor. Als Default wird vorausgesetzt, daß die Datei im Zeichensatz des Zielsystems vorliegt.</text:p>
      <text:p text:style-name="GA_20_Grund_20_-_20_Absatzlayout_20_"/>
      <text:p text:style-name="F1_20_Unterüberschrift"><text:alphabetical-index-mark-start text:id="IMark140346456127920"/>Default Preprozessor-Syntax<text:alphabetical-index-mark-end text:id="IMark140346456127920"/></text:p>
      <text:p text:style-name="LI_20_Listing">PrepDefinition:</text:p>
      <text:p text:style-name="LI_20_Listing"><text:tab/><text:tab/>{ IncludeDefinition }</text:p>
      <text:p text:style-name="LI_20_Listing"><text:tab/><text:tab/>[{ DefineDefinition <text:s/>}]</text:p>
      <text:p text:style-name="LI_20_Listing"/>
      <text:p text:style-name="LI_20_Listing">IncludeDefinition:</text:p>
      <text:p text:style-name="LI_20_Listing"><text:tab/><text:tab/>'#' include '&lt;' Dateiname '&gt;' |</text:p>
      <text:p text:style-name="LI_20_Listing"><text:tab/><text:tab/>'#' include String</text:p>
      <text:p text:style-name="LI_20_Listing"/>
      <text:p text:style-name="LI_20_Listing">DefineDefinition:</text:p>
      <text:p text:style-name="LI_20_Listing"><text:tab/><text:tab/>'#' define SYMBOL NumberExpression</text:p>
      <text:p text:style-name="LI_20_Listing"/>
      <text:p text:style-name="F1_20_Unterüberschrift"><text:alphabetical-index-mark-start text:id="IMark140346456127920"/>Klass-Syntax<text:alphabetical-index-mark-end text:id="IMark140346456127920"/></text:p>
      <text:p text:style-name="LI_20_Listing">ResourceDefinition:</text:p>
      <text:p text:style-name="LI_20_Listing"><text:tab/><text:tab/>[ PrepDefinition ]</text:p>
      <text:p text:style-name="LI_20_Listing"><text:tab/><text:tab/>{ ClassDefinition }</text:p>
      <text:p text:style-name="LI_20_Listing"/>
      <text:p text:style-name="LI_20_Listing">ClassDefinition:</text:p>
      <text:p text:style-name="LI_20_Listing"><text:tab/><text:tab/>ClassHeader ClassBody ';'</text:p>
      <text:p text:style-name="LI_20_Listing"><text:tab/><text:tab/>ClassHeader ';' |</text:p>
      <text:p text:style-name="LI_20_Listing"><text:tab/><text:tab/>NumberExpression ';' |</text:p>
      <text:p text:style-name="LI_20_Listing"><text:tab/><text:tab/>TupelExpression ';' |</text:p>
      <text:p text:style-name="LI_20_Listing"><text:tab/><text:tab/>CONSTNAME ';' |</text:p>
      <text:p text:style-name="LI_20_Listing"><text:tab/><text:tab/>Boolean ';' |</text:p>
      <text:p text:style-name="LI_20_Listing"><text:tab/><text:tab/>String ';'</text:p>
      <text:p text:style-name="LI_20_Listing"/>
      <text:p text:style-name="LI_20_Listing">ClassHeader:</text:p>
      <text:p text:style-name="LI_20_Listing"><text:tab/><text:tab/>CLASSNAME [ Identifier ] [ ',' | '&lt;' Identifier ]</text:p>
      <text:p text:style-name="P5"/>
      <text:p text:style-name="LI_20_Listing">ClassBody:</text:p>
      <text:p text:style-name="LI_20_Listing"><text:tab/>'{'</text:p>
      <text:p text:style-name="LI_20_Listing"><text:tab/><text:tab/>{</text:p>
      <text:p text:style-name="LI_20_Listing"><text:tab/><text:tab/><text:tab/>ClassDefinition |</text:p>
      <text:p text:style-name="LI_20_Listing"><text:tab/><text:tab/><text:tab/>VariableDefiniton</text:p>
      <text:p text:style-name="LI_20_Listing"><text:tab/><text:tab/>}</text:p>
      <text:p text:style-name="LI_20_Listing"><text:tab/>'}'</text:p>
      <text:p text:style-name="LI_20_Listing"/>
      <text:p text:style-name="LI_20_Listing">VariableDefinition:</text:p>
      <text:p text:style-name="LI_20_Listing"><text:tab/><text:tab/>VARIABLENAME '=' ClassDefinition |</text:p>
      <text:p text:style-name="LI_20_Listing"><text:tab/><text:tab/>VARIABLENAME '=' '{' { ClassDefinition } '}' ';'</text:p>
      <text:p text:style-name="LI_20_Listing"/>
      <text:p text:style-name="LI_20_Listing">TupelExpression:</text:p>
      <text:p text:style-name="LI_20_Listing"><text:tab/>[ ClassDefinition ] '(' { ClassDefinition } ')'</text:p>
      <text:p text:style-name="LI_20_Listing"/>
      <text:p text:style-name="LI_20_Listing">NumberExpression:</text:p>
      <text:p text:style-name="LI_20_Listing"><text:tab/><text:tab/>[ '-' | '+' ] Number |</text:p>
      <text:p text:style-name="LI_20_Listing"><text:tab/><text:tab/>NumberExpression '+' | '-' | '*' | '/'</text:p>
      <text:p text:style-name="LI_20_Listing"><text:tab/><text:tab/>NumberExpression |</text:p>
      <text:p text:style-name="LI_20_Listing"><text:tab/><text:tab/>[ '-' | '+' ] '(' NumberExpression ')'</text:p>
      <text:p text:style-name="LI_20_Listing"/>
      <text:p text:style-name="LI_20_Listing">Identifier:</text:p>
      <text:p text:style-name="LI_20_Listing"><text:tab/><text:tab/>NumberExpression |</text:p>
      <text:p text:style-name="LI_20_Listing"><text:tab/><text:tab/>Symbol</text:p>
      <text:p text:style-name="LI_20_Listing"/>
      <text:p text:style-name="LI_20_Listing">Number:</text:p>
      <text:p text:style-name="LI_20_Listing"><text:tab/><text:tab/>{ DEZIMALZIFFER } |</text:p>
      <text:p text:style-name="LI_20_Listing"><text:tab/><text:tab/>'0' 'x' { HEXADEZIMALZIFFER }</text:p>
      <text:p text:style-name="LI_20_Listing"/>
      <text:p text:style-name="LI_20_Listing">Boolean:</text:p>
      <text:p text:style-name="LI_20_Listing"><text:tab/><text:tab/>TRUE | FALSE</text:p>
      <text:p text:style-name="LI_20_Listing"/>
      <text:p text:style-name="GA_20_Grund_20_-_20_Absatzlayout_20_">String:</text:p>
      <text:p text:style-name="GA_20_Grund_20_-_20_Absatzlayout_20_"><text:tab/><text:tab/>Mit "\57" können bestimmte Zeichenwerte angegeben werden.</text:p>
      <text:p text:style-name="GA_20_Grund_20_-_20_Absatzlayout_20_"><text:tab/><text:tab/>Der Backslash wird durch "\\" und das Anführungszeichen durch "\""</text:p>
      <text:p text:style-name="GA_20_Grund_20_-_20_Absatzlayout_20_"><text:tab/><text:tab/>angegeben. Die Zahl hinter dem Backslash wird Oktal interpretiert.</text:p>
      <text:p text:style-name="GA_20_Grund_20_-_20_Absatzlayout_20_"/>
      <text:h text:style-name="P7" text:outline-level="1"><text:toc-mark-start text:id="IMark140346456127920" text:outline-level="1"/>Klassen-Erklärung: Resource -&gt; StarView<text:toc-mark-end text:id="IMark140346456127920"/></text:h>
      <text:p text:style-name="GA_20_Grund_20_-_20_Absatzlayout_20_"/>
      <text:p text:style-name="GA_20_Grund_20_-_20_Absatzlayout_20_">In diesem Abschnitt wird anhand von vollständigen Beispielen erklärt, was für Daten in welchen StarView-Klassen in der Resource definiert werden können.</text:p>
      <text:p text:style-name="GA_20_Grund_20_-_20_Absatzlayout_20_"/>
      <text:p text:style-name="GA_20_Grund_20_-_20_Absatzlayout_20_">Die Resource ist wie StarView hierarchisch aufgebaut. Das heißt, alles in einer höheren Hierarchiestufe Enthaltene wird in eine tiefere übertragen. Die Namen im nachfolgenden Diagramm sind die Namen der Schlüsselwörter in der Resource, mit Ausnahme von SystemWindow und Edit.</text:p>
      <text:p text:style-name="GA_20_Grund_20_-_20_Absatzlayout_20_"/>
      <text:p text:style-name="F1_20_Unterüberschrift">Hierarchie:</text:p>
      <text:p text:style-name="GA_20_Grund_20_-_20_Absatzlayout_20_"/>
      <text:p text:style-name="GA_20_Grund_20_-_20_Absatzlayout_20_">Resource</text:p>
      <text:p text:style-name="GA_20_Grund_20_-_20_Absatzlayout_20_"><text:tab/>String</text:p>
      <text:p text:style-name="GA_20_Grund_20_-_20_Absatzlayout_20_"><text:tab/>Icon</text:p>
      <text:p text:style-name="GA_20_Grund_20_-_20_Absatzlayout_20_"><text:tab/>Bitmap</text:p>
      <text:p text:style-name="GA_20_Grund_20_-_20_Absatzlayout_20_"><text:tab/>Pointer</text:p>
      <text:p text:style-name="GA_20_Grund_20_-_20_Absatzlayout_20_"><text:tab/>Brush</text:p>
      <text:p text:style-name="GA_20_Grund_20_-_20_Absatzlayout_20_"><text:tab/>Color</text:p>
      <text:p text:style-name="GA_20_Grund_20_-_20_Absatzlayout_20_"><text:tab/>Font</text:p>
      <text:p text:style-name="GA_20_Grund_20_-_20_Absatzlayout_20_"><text:tab/>Pen</text:p>
      <text:p text:style-name="GA_20_Grund_20_-_20_Absatzlayout_20_"><text:tab/>MapMode</text:p>
      <text:p text:style-name="GA_20_Grund_20_-_20_Absatzlayout_20_"><text:tab/>Accelerator</text:p>
      <text:p text:style-name="GA_20_Grund_20_-_20_Absatzlayout_20_"><text:tab/>AcceleratorKey</text:p>
      <text:p text:style-name="GA_20_Grund_20_-_20_Absatzlayout_20_"><text:tab/>Menu</text:p>
      <text:p text:style-name="GA_20_Grund_20_-_20_Absatzlayout_20_"><text:tab/>MenuItem</text:p>
      <text:p text:style-name="GA_20_Grund_20_-_20_Absatzlayout_20_"><text:tab/>MessBox</text:p>
      <text:p text:style-name="GA_20_Grund_20_-_20_Absatzlayout_20_"><text:tab/><text:tab/>SysMessBox</text:p>
      <text:p text:style-name="GA_20_Grund_20_-_20_Absatzlayout_20_"><text:tab/><text:tab/>InfoBox</text:p>
      <text:p text:style-name="GA_20_Grund_20_-_20_Absatzlayout_20_"><text:tab/><text:tab/>WarningBox</text:p>
      <text:p text:style-name="GA_20_Grund_20_-_20_Absatzlayout_20_"><text:tab/><text:tab/>ErrorBox</text:p>
      <text:p text:style-name="GA_20_Grund_20_-_20_Absatzlayout_20_"><text:tab/><text:tab/>QueryBox</text:p>
      <text:p text:style-name="GA_20_Grund_20_-_20_Absatzlayout_20_"><text:tab/>OutputDevice</text:p>
      <text:p text:style-name="GA_20_Grund_20_-_20_Absatzlayout_20_"><text:tab/><text:tab/>Window</text:p>
      <text:p text:style-name="GA_20_Grund_20_-_20_Absatzlayout_20_"><text:tab/><text:tab/><text:tab/>[SystemWindow]</text:p>
      <text:p text:style-name="GA_20_Grund_20_-_20_Absatzlayout_20_"><text:tab/><text:tab/><text:tab/><text:tab/>WorkWindow</text:p>
      <text:p text:style-name="GA_20_Grund_20_-_20_Absatzlayout_20_"><text:tab/><text:tab/><text:tab/><text:tab/><text:tab/>MDIWindow</text:p>
      <text:p text:style-name="GA_20_Grund_20_-_20_Absatzlayout_20_"><text:tab/><text:tab/><text:tab/><text:tab/>[Dialog]</text:p>
      <text:p text:style-name="GA_20_Grund_20_-_20_Absatzlayout_20_"><text:tab/><text:tab/><text:tab/><text:tab/><text:tab/>ModelessDialog</text:p>
      <text:p text:style-name="GA_20_Grund_20_-_20_Absatzlayout_20_"><text:tab/><text:tab/><text:tab/><text:tab/><text:tab/>ModalDialog</text:p>
      <text:p text:style-name="GA_20_Grund_20_-_20_Absatzlayout_20_"><text:tab/><text:tab/><text:tab/>Control</text:p>
      <text:p text:style-name="GA_20_Grund_20_-_20_Absatzlayout_20_"><text:tab/><text:tab/><text:tab/><text:tab/>Button</text:p>
      <text:p text:style-name="GA_20_Grund_20_-_20_Absatzlayout_20_"><text:tab/><text:tab/><text:tab/><text:tab/><text:tab/>CheckBox</text:p>
      <text:p text:style-name="GA_20_Grund_20_-_20_Absatzlayout_20_"><text:tab/><text:tab/><text:tab/><text:tab/><text:tab/><text:tab/>AutoCheckBox</text:p>
      <text:p text:style-name="GA_20_Grund_20_-_20_Absatzlayout_20_"><text:tab/><text:tab/><text:tab/><text:tab/><text:tab/>PushButton</text:p>
      <text:p text:style-name="GA_20_Grund_20_-_20_Absatzlayout_20_"><text:tab/><text:tab/><text:tab/><text:tab/><text:tab/><text:tab/>DefPushButton</text:p>
      <text:p text:style-name="GA_20_Grund_20_-_20_Absatzlayout_20_"><text:tab/><text:tab/><text:tab/><text:tab/><text:tab/>RadioButton</text:p>
      <text:p text:style-name="GA_20_Grund_20_-_20_Absatzlayout_20_"><text:tab/><text:tab/><text:tab/><text:tab/><text:tab/><text:tab/>AutoRadioButton</text:p>
      <text:p text:style-name="GA_20_Grund_20_-_20_Absatzlayout_20_"><text:tab/><text:tab/><text:tab/><text:tab/><text:tab/>TriStateBox</text:p>
      <text:p text:style-name="GA_20_Grund_20_-_20_Absatzlayout_20_"><text:tab/><text:tab/><text:tab/><text:tab/><text:tab/><text:tab/>AutoTriStateBox</text:p>
      <text:p text:style-name="GA_20_Grund_20_-_20_Absatzlayout_20_"><text:tab/><text:tab/><text:tab/><text:tab/>[Edit]</text:p>
      <text:p text:style-name="GA_20_Grund_20_-_20_Absatzlayout_20_"><text:tab/><text:tab/><text:tab/><text:tab/><text:tab/>SingleLineEdit</text:p>
      <text:p text:style-name="GA_20_Grund_20_-_20_Absatzlayout_20_"><text:tab/><text:tab/><text:tab/><text:tab/><text:tab/>MultiLineEdit</text:p>
      <text:p text:style-name="GA_20_Grund_20_-_20_Absatzlayout_20_"><text:tab/><text:tab/><text:tab/><text:tab/>ScrollBar</text:p>
      <text:p text:style-name="GA_20_Grund_20_-_20_Absatzlayout_20_"><text:tab/><text:tab/><text:tab/><text:tab/><text:tab/>AutoScrollBar</text:p>
      <text:p text:style-name="GA_20_Grund_20_-_20_Absatzlayout_20_"><text:soft-page-break/><text:tab/><text:tab/><text:tab/><text:tab/>ListBox</text:p>
      <text:p text:style-name="GA_20_Grund_20_-_20_Absatzlayout_20_"><text:tab/><text:tab/><text:tab/><text:tab/><text:tab/>DropDownListBox</text:p>
      <text:p text:style-name="GA_20_Grund_20_-_20_Absatzlayout_20_"><text:tab/><text:tab/><text:tab/><text:tab/><text:tab/>ComboBox</text:p>
      <text:p text:style-name="GA_20_Grund_20_-_20_Absatzlayout_20_"><text:tab/><text:tab/><text:tab/><text:tab/><text:tab/><text:tab/>DropDownComboBox</text:p>
      <text:p text:style-name="GA_20_Grund_20_-_20_Absatzlayout_20_"><text:tab/><text:tab/><text:tab/><text:tab/>FixedText</text:p>
      <text:p text:style-name="GA_20_Grund_20_-_20_Absatzlayout_20_"><text:tab/><text:tab/><text:tab/><text:tab/>FixedIcon</text:p>
      <text:p text:style-name="GA_20_Grund_20_-_20_Absatzlayout_20_"><text:tab/><text:tab/><text:tab/><text:tab/>FixedBitmap</text:p>
      <text:p text:style-name="GA_20_Grund_20_-_20_Absatzlayout_20_"><text:tab/><text:tab/><text:tab/><text:tab/>GroupBox</text:p>
      <text:p text:style-name="GA_20_Grund_20_-_20_Absatzlayout_20_"/>
      <text:p text:style-name="GA_20_Grund_20_-_20_Absatzlayout_20_">Alle Daten, die in Button angegeben werden, können auch in PushButton oder CheckBox angegeben werden. Entsprechendes gilt z.B. für Daten in ListBox, die auch in ComboBox angegeben werden können. Eine genauere Erklärung folgt nach den Erläuterungen der einzelnen Resourcetypen.</text:p>
      <text:p text:style-name="GA_20_Grund_20_-_20_Absatzlayout_20_"/>
      <text:p text:style-name="P6"><text:alphabetical-index-mark-start text:id="IMark140346456129072"/>Resource Resource<text:alphabetical-index-mark-end text:id="IMark140346456129072"/></text:p>
      <text:p text:style-name="GA_20_Grund_20_-_20_Absatzlayout_20_"/>
      <text:p text:style-name="GA_20_Grund_20_-_20_Absatzlayout_20_">Diese Resource definiert Daten für die StarView-Klasse Resource.</text:p>
      <text:p text:style-name="GA_20_Grund_20_-_20_Absatzlayout_20_"/>
      <text:p text:style-name="GA_20_Grund_20_-_20_Absatzlayout_20_">Beispiel:</text:p>
      <text:p text:style-name="GA_20_Grund_20_-_20_Absatzlayout_20_"/>
      <text:p text:style-name="LI_20_Listing"><text:tab/>Resource</text:p>
      <text:p text:style-name="LI_20_Listing"><text:tab/>{</text:p>
      <text:p text:style-name="LI_20_Listing"><text:tab/><text:tab/>Comment = "Dies ist ein Kommentar.";</text:p>
      <text:p text:style-name="LI_20_Listing"><text:tab/><text:tab/>SingleLineEdit 1</text:p>
      <text:p text:style-name="LI_20_Listing"><text:tab/><text:tab/>{</text:p>
      <text:p text:style-name="LI_20_Listing"><text:tab/><text:tab/><text:tab/>Text = "Editfeld";</text:p>
      <text:p text:style-name="LI_20_Listing"><text:tab/><text:tab/>};</text:p>
      <text:p text:style-name="LI_20_Listing"><text:tab/><text:tab/>PushButton 1</text:p>
      <text:p text:style-name="LI_20_Listing"><text:tab/><text:tab/>{</text:p>
      <text:p text:style-name="LI_20_Listing"><text:tab/><text:tab/><text:tab/>Check = TRUE;</text:p>
      <text:p text:style-name="LI_20_Listing"><text:tab/><text:tab/>};</text:p>
      <text:p text:style-name="LI_20_Listing"><text:tab/><text:tab/>String 1 "Vorname";</text:p>
      <text:p text:style-name="LI_20_Listing"><text:tab/><text:tab/>String 2 "Nachname";</text:p>
      <text:p text:style-name="LI_20_Listing"><text:tab/><text:tab/>String 3 "Adresse";</text:p>
      <text:p text:style-name="LI_20_Listing"><text:tab/><text:tab/>String 4 "Telefon";</text:p>
      <text:p text:style-name="LI_20_Listing"><text:tab/><text:tab/>// Zwei Strings angehaengt</text:p>
      <text:p text:style-name="LI_20_Listing"><text:tab/><text:tab/>EXTRADATA = { 2; // Anzahl der Strings</text:p>
      <text:p text:style-name="LI_20_Listing"><text:tab/><text:tab/> <text:s text:c="13"/>"Hallo"; "Markus";</text:p>
      <text:p text:style-name="LI_20_Listing"><text:tab/><text:tab/> <text:s text:c="11"/>};</text:p>
      <text:p text:style-name="LI_20_Listing"><text:tab/><text:tab/>// Vier short angehaengt</text:p>
      <text:p text:style-name="LI_20_Listing"><text:tab/><text:tab/>EXTRADATA = { 4; // Anzahl der Zahlen</text:p>
      <text:p text:style-name="LI_20_Listing"><text:tab/><text:tab/> <text:s text:c="13"/>1; 100; 5; 12;</text:p>
      <text:p text:style-name="LI_20_Listing"><text:tab/><text:tab/> <text:s text:c="11"/>};</text:p>
      <text:p text:style-name="LI_20_Listing"><text:tab/>};</text:p>
      <text:p text:style-name="GA_20_Grund_20_-_20_Absatzlayout_20_"/>
      <text:p text:style-name="GA_20_Grund_20_-_20_Absatzlayout_20_">In dieser Klasse können nur lokale Resourcen definiert werden.</text:p>
      <text:p text:style-name="GA_20_Grund_20_-_20_Absatzlayout_20_"/>
      <text:p text:style-name="GA_20_Grund_20_-_20_Absatzlayout_20_">Wie das Schlüsselwort EXTRADATA verwendet wird lesen sie bitte im Kapitel "Spezielle Resource-Konstrukte" nach.</text:p>
      <text:p text:style-name="GA_20_Grund_20_-_20_Absatzlayout_20_"/>
      <text:p text:style-name="GA_20_Grund_20_-_20_Absatzlayout_20_">Nach dem Schlüsselwort COMMENT kann ein Kommentar angegeben werden. Unter StarView hat diese Angabe keine Funktion. Sie dient zum Beschreiben von Resourcen, da der Designeditor alle anderen Kommentare löscht.</text:p>
      <text:p text:style-name="GA_20_Grund_20_-_20_Absatzlayout_20_"/>
      <text:p text:style-name="GA_20_Grund_20_-_20_Absatzlayout_20_">Default:</text:p>
      <text:p text:style-name="GA_20_Grund_20_-_20_Absatzlayout_20_"/>
      <text:p text:style-name="LI_20_Listing"><text:tab/>Resource {};</text:p>
      <text:p text:style-name="GA_20_Grund_20_-_20_Absatzlayout_20_"/>
      <text:p text:style-name="F1_20_Unterüberschrift"><text:alphabetical-index-mark-start text:id="IMark140346456129072"/>Resource String<text:alphabetical-index-mark-end text:id="IMark140346456129072"/></text:p>
      <text:p text:style-name="GA_20_Grund_20_-_20_Absatzlayout_20_"/>
      <text:p text:style-name="GA_20_Grund_20_-_20_Absatzlayout_20_">Diese Resource definiert Daten für die StarView-Klasse String.</text:p>
      <text:p text:style-name="GA_20_Grund_20_-_20_Absatzlayout_20_"/>
      <text:p text:style-name="GA_20_Grund_20_-_20_Absatzlayout_20_">Beispiel:</text:p>
      <text:p text:style-name="GA_20_Grund_20_-_20_Absatzlayout_20_"/>
      <text:p text:style-name="LI_20_Listing"><text:tab/>String 1000</text:p>
      <text:p text:style-name="LI_20_Listing"><text:tab/>{</text:p>
      <text:p text:style-name="LI_20_Listing"><text:tab/><text:tab/>Text = "Hello World";</text:p>
      <text:p text:style-name="LI_20_Listing"><text:tab/>};</text:p>
      <text:p text:style-name="GA_20_Grund_20_-_20_Absatzlayout_20_"><text:soft-page-break/></text:p>
      <text:p text:style-name="GA_20_Grund_20_-_20_Absatzlayout_20_">Als abkürzende Schreibweise ist auch</text:p>
      <text:p text:style-name="LI_20_Listing"><text:tab/>String 1000 "Hello World";</text:p>
      <text:p text:style-name="GA_20_Grund_20_-_20_Absatzlayout_20_">erlaubt.</text:p>
      <text:p text:style-name="GA_20_Grund_20_-_20_Absatzlayout_20_"/>
      <text:p text:style-name="P6"><text:alphabetical-index-mark-start text:id="IMark140346493751360"/>Resource Icon<text:alphabetical-index-mark-end text:id="IMark140346493751360"/></text:p>
      <text:p text:style-name="GA_20_Grund_20_-_20_Absatzlayout_20_"/>
      <text:p text:style-name="GA_20_Grund_20_-_20_Absatzlayout_20_">Diese Resource definiert Daten für die StarView-Klasse Icon.</text:p>
      <text:p text:style-name="GA_20_Grund_20_-_20_Absatzlayout_20_"/>
      <text:p text:style-name="GA_20_Grund_20_-_20_Absatzlayout_20_">Beispiel:</text:p>
      <text:p text:style-name="GA_20_Grund_20_-_20_Absatzlayout_20_"/>
      <text:p text:style-name="LI_20_Listing"><text:tab/>Icon</text:p>
      <text:p text:style-name="LI_20_Listing"><text:tab/>{</text:p>
      <text:p text:style-name="LI_20_Listing"><text:tab/><text:tab/>Predefine = ICON_DEFAULT;</text:p>
      <text:p text:style-name="LI_20_Listing"><text:tab/>};</text:p>
      <text:p text:style-name="GA_20_Grund_20_-_20_Absatzlayout_20_"/>
      <text:p text:style-name="GA_20_Grund_20_-_20_Absatzlayout_20_">Nach dem Schlüsselwort PREDEFINE wird ein Icon benannt, das schon in StarView vorhanden ist. Anstelle von ICON_DEFAULT kann auch ICON_INFORMATION, ICON_EXCLAMATION, ICON_STOP oder ICON_QUERY geschrieben werden. Wie diese Icons aussehen, kann im StarView-Handbuch unter der Klasse Icon nachgelesen werden.</text:p>
      <text:p text:style-name="GA_20_Grund_20_-_20_Absatzlayout_20_"/>
      <text:p text:style-name="GA_20_Grund_20_-_20_Absatzlayout_20_">Beispiel:</text:p>
      <text:p text:style-name="GA_20_Grund_20_-_20_Absatzlayout_20_"/>
      <text:p text:style-name="LI_20_Listing"><text:tab/>Icon</text:p>
      <text:p text:style-name="LI_20_Listing"><text:tab/>{</text:p>
      <text:p text:style-name="LI_20_Listing"><text:tab/><text:tab/>File <text:s text:c="6"/>= "Icon.ico";</text:p>
      <text:p text:style-name="LI_20_Listing"><text:tab/><text:tab/>//Nur fuer MAC</text:p>
      <text:p text:style-name="LI_20_Listing"><text:tab/><text:tab/>Type <text:s text:c="6"/>= ICON_CICN;</text:p>
      <text:p text:style-name="LI_20_Listing"><text:tab/><text:tab/>Identifier = 1000;</text:p>
      <text:p text:style-name="LI_20_Listing"><text:tab/>};</text:p>
      <text:p text:style-name="GA_20_Grund_20_-_20_Absatzlayout_20_"/>
      <text:p text:style-name="GA_20_Grund_20_-_20_Absatzlayout_20_">Nach dem Schlüsselwort FILE wird ein Dateiname angegeben, der auf eine Datei verweist, die ein Icon enthält. Diese Datei ist systemabhängig.</text:p>
      <text:p text:style-name="GA_20_Grund_20_-_20_Absatzlayout_20_"/>
      <text:p text:style-name="GA_20_Grund_20_-_20_Absatzlayout_20_">Nach dem Schlüsselwort TYPE wird der Typ des Icons angegeben. Es können ICON_ICON und ICON_CICN als Typen angegeben werden. ICON_ICON verweist auf den Mac-Resourcetyp 'ICON' und ICON_CICN auf den Typ 'cicn'. Diese Angabe wird nur für den Mac benötigt.</text:p>
      <text:p text:style-name="GA_20_Grund_20_-_20_Absatzlayout_20_"/>
      <text:p text:style-name="GA_20_Grund_20_-_20_Absatzlayout_20_">Nach dem Schlüsselwort IDENTIFIER wird der Identifier des Icons in der durch FILE spezifizierten Datei angegegeben. Diese Angabe wird nur für den Mac benötigt.</text:p>
      <text:p text:style-name="GA_20_Grund_20_-_20_Absatzlayout_20_"/>
      <text:p text:style-name="GA_20_Grund_20_-_20_Absatzlayout_20_">Werden PREDEFINE und FILE angegeben, wird eins der beiden Schlüsselwörter gewählt.</text:p>
      <text:p text:style-name="GA_20_Grund_20_-_20_Absatzlayout_20_"/>
      <text:p text:style-name="GA_20_Grund_20_-_20_Absatzlayout_20_">Default:</text:p>
      <text:p text:style-name="GA_20_Grund_20_-_20_Absatzlayout_20_"/>
      <text:p text:style-name="LI_20_Listing"><text:tab/>Icon</text:p>
      <text:p text:style-name="LI_20_Listing"><text:tab/>{</text:p>
      <text:p text:style-name="LI_20_Listing"><text:tab/><text:tab/>Predefine = ICON_DEFAULT;</text:p>
      <text:p text:style-name="LI_20_Listing"><text:tab/>};</text:p>
      <text:p text:style-name="GA_20_Grund_20_-_20_Absatzlayout_20_"/>
      <text:p text:style-name="GA_20_Grund_20_-_20_Absatzlayout_20_">Für IDENTIFIER und TYPE gibt es keinen Default.</text:p>
      <text:p text:style-name="P6"><text:alphabetical-index-mark-start text:id="IMark140346493751360"/>Resource Bitmap<text:alphabetical-index-mark-end text:id="IMark140346493751360"/></text:p>
      <text:p text:style-name="GA_20_Grund_20_-_20_Absatzlayout_20_"/>
      <text:p text:style-name="GA_20_Grund_20_-_20_Absatzlayout_20_">Diese Resource definiert Daten für die StarView-Klasse Bitmap.</text:p>
      <text:p text:style-name="GA_20_Grund_20_-_20_Absatzlayout_20_"/>
      <text:p text:style-name="GA_20_Grund_20_-_20_Absatzlayout_20_">Beispiel:</text:p>
      <text:p text:style-name="GA_20_Grund_20_-_20_Absatzlayout_20_"/>
      <text:p text:style-name="LI_20_Listing"><text:tab/>Bitmap</text:p>
      <text:p text:style-name="LI_20_Listing"><text:tab/>{</text:p>
      <text:p text:style-name="LI_20_Listing"><text:tab/><text:tab/>File = "Bitmap.bmp";</text:p>
      <text:p text:style-name="LI_20_Listing"><text:tab/><text:tab/>// Nur fuer Mac</text:p>
      <text:p text:style-name="LI_20_Listing"><text:tab/><text:tab/>//TYPE = ; Es gibt nur einen Typ</text:p>
      <text:p text:style-name="LI_20_Listing"><text:tab/><text:tab/>Identifier = 1000;</text:p>
      <text:p text:style-name="LI_20_Listing"><text:tab/>};</text:p>
      <text:p text:style-name="GA_20_Grund_20_-_20_Absatzlayout_20_"/>
      <text:p text:style-name="GA_20_Grund_20_-_20_Absatzlayout_20_">Nach dem Schlüsselwort FILE wird ein Dateiname angegeben, der auf eine Datei verweist, die eine Bitmap enthält. Diese Datei ist systemabhängig.</text:p>
      <text:p text:style-name="GA_20_Grund_20_-_20_Absatzlayout_20_"/>
      <text:p text:style-name="GA_20_Grund_20_-_20_Absatzlayout_20_">Nach dem Schlüsselwort TYPE wird der Typ der Bitmap angegeben. Dieses Schlüsselwort ist für zukünftige Erweiterungen. Der Mac-Resourcetyp ist 'PICT'. Diese Angabe wird nur für den Mac benötigt.</text:p>
      <text:p text:style-name="GA_20_Grund_20_-_20_Absatzlayout_20_"/>
      <text:p text:style-name="GA_20_Grund_20_-_20_Absatzlayout_20_">Nach dem Schlüsselwort IDENTIFIER wird der Identifier der Bitmap in der durch FILE spezifizierten Datei angegegeben. Diese Angabe wird nur für den Mac benötigt.</text:p>
      <text:p text:style-name="GA_20_Grund_20_-_20_Absatzlayout_20_"/>
      <text:p text:style-name="GA_20_Grund_20_-_20_Absatzlayout_20_">Default:</text:p>
      <text:p text:style-name="GA_20_Grund_20_-_20_Absatzlayout_20_"/>
      <text:p text:style-name="LI_20_Listing"><text:tab/>Bitmap</text:p>
      <text:p text:style-name="LI_20_Listing"><text:tab/>{</text:p>
      <text:p text:style-name="LI_20_Listing"><text:tab/><text:tab/>File = "";</text:p>
      <text:p text:style-name="LI_20_Listing"><text:tab/>};</text:p>
      <text:p text:style-name="GA_20_Grund_20_-_20_Absatzlayout_20_"/>
      <text:p text:style-name="GA_20_Grund_20_-_20_Absatzlayout_20_">Der Default ergibt immer einen Fehler. Für IDENTIFIER und TYPE gibt es keinen Default.</text:p>
      <text:p text:style-name="GA_20_Grund_20_-_20_Absatzlayout_20_"/>
      <text:p text:style-name="P6"><text:alphabetical-index-mark-start text:id="IMark140346493751360"/>Resource Pointer<text:alphabetical-index-mark-end text:id="IMark140346493751360"/></text:p>
      <text:p text:style-name="GA_20_Grund_20_-_20_Absatzlayout_20_"/>
      <text:p text:style-name="GA_20_Grund_20_-_20_Absatzlayout_20_">Diese Resource definiert Daten für die StarView-Klasse Pointer.</text:p>
      <text:p text:style-name="GA_20_Grund_20_-_20_Absatzlayout_20_"/>
      <text:p text:style-name="GA_20_Grund_20_-_20_Absatzlayout_20_">Beispiel:</text:p>
      <text:p text:style-name="GA_20_Grund_20_-_20_Absatzlayout_20_"/>
      <text:p text:style-name="LI_20_Listing"><text:tab/>Pointer</text:p>
      <text:p text:style-name="LI_20_Listing"><text:tab/>{</text:p>
      <text:p text:style-name="LI_20_Listing"><text:tab/><text:tab/>Predefine = POINTER_ARROW;</text:p>
      <text:p text:style-name="LI_20_Listing"><text:tab/>};</text:p>
      <text:p text:style-name="GA_20_Grund_20_-_20_Absatzlayout_20_"/>
      <text:p text:style-name="GA_20_Grund_20_-_20_Absatzlayout_20_">Nach dem Schlüsselwort PREDEFINE wird ein Pointer benannt, der schon in StarView vorhanden ist. Anstelle von POINTER_ARROW kann auch POINTER_WAIT, POINTER_CROSS oder POINTER_BEAM geschrieben werden. Wie diese Pointer aussehen, ist im StarView-Handbuch unter der Klasse Pointer nachzulesen.</text:p>
      <text:p text:style-name="GA_20_Grund_20_-_20_Absatzlayout_20_"/>
      <text:p text:style-name="GA_20_Grund_20_-_20_Absatzlayout_20_">Beispiel:</text:p>
      <text:p text:style-name="GA_20_Grund_20_-_20_Absatzlayout_20_"/>
      <text:p text:style-name="LI_20_Listing"><text:tab/>Pointer</text:p>
      <text:p text:style-name="LI_20_Listing"><text:tab/>{</text:p>
      <text:p text:style-name="LI_20_Listing"><text:tab/><text:tab/>File = "Pointer.pnt";</text:p>
      <text:p text:style-name="LI_20_Listing"><text:tab/><text:tab/>// Nur fuer Mac</text:p>
      <text:p text:style-name="LI_20_Listing"><text:tab/><text:tab/>Identifier = 1000;</text:p>
      <text:p text:style-name="LI_20_Listing"><text:tab/>};</text:p>
      <text:p text:style-name="GA_20_Grund_20_-_20_Absatzlayout_20_"/>
      <text:p text:style-name="GA_20_Grund_20_-_20_Absatzlayout_20_">Nach dem Schlüsselwort FILE wird ein Dateiname angegeben, der auf eine Datei verweist, die einen Pointer enthält. Diese Datei ist systemabhängig.</text:p>
      <text:p text:style-name="GA_20_Grund_20_-_20_Absatzlayout_20_"/>
      <text:p text:style-name="GA_20_Grund_20_-_20_Absatzlayout_20_">Nach dem Schlüsselwort IDENTIFIER wird der Identifier des Pointers in der durch FILE spezifizierten Datei angegegeben. Diese Angabe wird nur für den Mac benötigt.</text:p>
      <text:p text:style-name="GA_20_Grund_20_-_20_Absatzlayout_20_"/>
      <text:p text:style-name="GA_20_Grund_20_-_20_Absatzlayout_20_">Nach dem Schlüsselwort TYPE wird der Typ des Pointers angegeben. Dieses Schlüsselwort ist für zukünftige Erweiterungen. Der Mac-Resourcetyp ist 'CURS'. Diese Angabe wird nur für den Mac benötigt.</text:p>
      <text:p text:style-name="GA_20_Grund_20_-_20_Absatzlayout_20_"/>
      <text:p text:style-name="GA_20_Grund_20_-_20_Absatzlayout_20_">Werden PREDEFINE und FILE angegeben, wird eine der beiden Möglichkeiten ausgewählt.</text:p>
      <text:p text:style-name="GA_20_Grund_20_-_20_Absatzlayout_20_"/>
      <text:p text:style-name="GA_20_Grund_20_-_20_Absatzlayout_20_">Default:</text:p>
      <text:p text:style-name="GA_20_Grund_20_-_20_Absatzlayout_20_"/>
      <text:p text:style-name="LI_20_Listing"><text:tab/>Pointer</text:p>
      <text:p text:style-name="LI_20_Listing"><text:tab/>{</text:p>
      <text:p text:style-name="LI_20_Listing"><text:tab/><text:tab/>Predefine = POINTER_ARROW;</text:p>
      <text:p text:style-name="LI_20_Listing"><text:tab/>};</text:p>
      <text:p text:style-name="GA_20_Grund_20_-_20_Absatzlayout_20_"/>
      <text:p text:style-name="GA_20_Grund_20_-_20_Absatzlayout_20_">Für IDENTIFIER und TYPE gibt es keinen Default.</text:p>
      <text:p text:style-name="GA_20_Grund_20_-_20_Absatzlayout_20_"/>
      <text:p text:style-name="GA_20_Grund_20_-_20_Absatzlayout_20_"/>
      <text:p text:style-name="F1_20_Unterüberschrift"><text:alphabetical-index-mark-start text:id="IMark140346493751936"/>Resource Brush<text:alphabetical-index-mark-end text:id="IMark140346493751936"/></text:p>
      <text:p text:style-name="GA_20_Grund_20_-_20_Absatzlayout_20_"/>
      <text:p text:style-name="GA_20_Grund_20_-_20_Absatzlayout_20_">Diese Resource definiert Daten für die StarView-Klasse Brush.</text:p>
      <text:p text:style-name="GA_20_Grund_20_-_20_Absatzlayout_20_"/>
      <text:p text:style-name="GA_20_Grund_20_-_20_Absatzlayout_20_">Beispiel:</text:p>
      <text:p text:style-name="GA_20_Grund_20_-_20_Absatzlayout_20_"/>
      <text:p text:style-name="LI_20_Listing"><text:tab/>Brush</text:p>
      <text:p text:style-name="LI_20_Listing"><text:soft-page-break/><text:tab/>{</text:p>
      <text:p text:style-name="LI_20_Listing"><text:tab/><text:tab/>Style<text:tab/><text:tab/>= BRUSH_SOLID;</text:p>
      <text:p text:style-name="LI_20_Listing"><text:tab/><text:tab/>Transparent<text:tab/>= TRUE;</text:p>
      <text:p text:style-name="LI_20_Listing"><text:tab/><text:tab/>BrushColor<text:tab/>= Color</text:p>
      <text:p text:style-name="LI_20_Listing"><text:tab/><text:tab/>{</text:p>
      <text:p text:style-name="LI_20_Listing"><text:tab/><text:tab/><text:tab/>RGB<text:tab/>= (0, 0, 0);</text:p>
      <text:p text:style-name="LI_20_Listing"><text:tab/><text:tab/>};</text:p>
      <text:p text:style-name="LI_20_Listing"><text:tab/><text:tab/>FillColor<text:tab/>= Color</text:p>
      <text:p text:style-name="LI_20_Listing"><text:tab/><text:tab/>{</text:p>
      <text:p text:style-name="LI_20_Listing"><text:tab/><text:tab/><text:tab/>RGB<text:tab/>= (65535, 65535, 65535);</text:p>
      <text:p text:style-name="LI_20_Listing"><text:tab/><text:tab/>};</text:p>
      <text:p text:style-name="LI_20_Listing"><text:tab/>};</text:p>
      <text:p text:style-name="GA_20_Grund_20_-_20_Absatzlayout_20_"/>
      <text:p text:style-name="GA_20_Grund_20_-_20_Absatzlayout_20_">Nach dem Schlüsselwort STYLE wird der Stil einer Brush benannt. Die Stile sind in StarView vordefiniert. Anstelle von BRUSH_SOLID kann auch</text:p>
      <text:p text:style-name="GA_20_Grund_20_-_20_Absatzlayout_20_">BRUSH_HORZ,<text:tab/><text:tab/>BRUSH_VERT,<text:tab/> BRUSH_CROSS,</text:p>
      <text:p text:style-name="GA_20_Grund_20_-_20_Absatzlayout_20_">BRUSH_DIAGCROSS,<text:tab/>BRUSH_UPDIAG,<text:tab/>BRUSH_DOWNDIAG,</text:p>
      <text:p text:style-name="GA_20_Grund_20_-_20_Absatzlayout_20_">BRUSH_BITMAP,<text:tab/><text:tab/>BRUSH_25,<text:tab/><text:tab/>BRUSH_50,</text:p>
      <text:p text:style-name="GA_20_Grund_20_-_20_Absatzlayout_20_">BRUSH_75,<text:tab/><text:tab/><text:tab/>BRUSH_NULL geschrieben werden. Wie diese Stile aussehen, ist im StarView-Handbuch unter der Klasse Brush nachzulesen.</text:p>
      <text:p text:style-name="GA_20_Grund_20_-_20_Absatzlayout_20_"/>
      <text:p text:style-name="GA_20_Grund_20_-_20_Absatzlayout_20_">Nach dem Schlüsselwort TRANSPARENT kann TRUE oder FALSE angegeben werden. FALSE bedeutet, daß die Brush transparent ist, bei TRUE wird die Brush mit der Füllfarbe hinterlegt.</text:p>
      <text:p text:style-name="GA_20_Grund_20_-_20_Absatzlayout_20_"/>
      <text:p text:style-name="GA_20_Grund_20_-_20_Absatzlayout_20_">Die Farbe BRUSHCOLOR ist die Farbe des Musters.</text:p>
      <text:p text:style-name="GA_20_Grund_20_-_20_Absatzlayout_20_">Die Farbe FILLCOLOR ist die Farbe in den Lücken innerhalb des Musters.</text:p>
      <text:p text:style-name="GA_20_Grund_20_-_20_Absatzlayout_20_"/>
      <text:p text:style-name="GA_20_Grund_20_-_20_Absatzlayout_20_">Beispiel:</text:p>
      <text:p text:style-name="GA_20_Grund_20_-_20_Absatzlayout_20_"/>
      <text:p text:style-name="LI_20_Listing"><text:tab/>Brush</text:p>
      <text:p text:style-name="LI_20_Listing"><text:tab/>{</text:p>
      <text:p text:style-name="LI_20_Listing"><text:tab/><text:tab/>Bitmap</text:p>
      <text:p text:style-name="LI_20_Listing"><text:tab/><text:tab/>{</text:p>
      <text:p text:style-name="LI_20_Listing"><text:tab/><text:tab/><text:tab/>File = "Bitmap.bmp";</text:p>
      <text:p text:style-name="LI_20_Listing"><text:tab/><text:tab/>};</text:p>
      <text:p text:style-name="LI_20_Listing"><text:tab/>};</text:p>
      <text:p text:style-name="GA_20_Grund_20_-_20_Absatzlayout_20_"/>
      <text:p text:style-name="GA_20_Grund_20_-_20_Absatzlayout_20_">Die angegebene Bitmap wird als Brush verwendet. Die Color- und Style-Einträge sind wirkungslos. Das Format der Bitmap ist dem StarView-Handbuch zu entnehmen.</text:p>
      <text:p text:style-name="GA_20_Grund_20_-_20_Absatzlayout_20_"/>
      <text:p text:style-name="GA_20_Grund_20_-_20_Absatzlayout_20_">Wird BITMAP in Kombination mit FILLCOLOR, BRUSHCOLOR oder STYLE verwendet, wird eine der Möglichkeiten gewählt.</text:p>
      <text:p text:style-name="GA_20_Grund_20_-_20_Absatzlayout_20_"/>
      <text:p text:style-name="GA_20_Grund_20_-_20_Absatzlayout_20_">Default:</text:p>
      <text:p text:style-name="GA_20_Grund_20_-_20_Absatzlayout_20_"/>
      <text:p text:style-name="LI_20_Listing"><text:tab/>Brush</text:p>
      <text:p text:style-name="LI_20_Listing"><text:tab/>{</text:p>
      <text:p text:style-name="LI_20_Listing"><text:tab/><text:tab/>Style<text:tab/><text:tab/>= BRUSH_SOLID;</text:p>
      <text:p text:style-name="LI_20_Listing"><text:tab/><text:tab/>Transparent<text:tab/>= FALSE;</text:p>
      <text:p text:style-name="LI_20_Listing"><text:tab/>};</text:p>
      <text:p text:style-name="GA_20_Grund_20_-_20_Absatzlayout_20_"/>
      <text:p text:style-name="GA_20_Grund_20_-_20_Absatzlayout_20_">Welche Defaults für FILLCOLOR und BRUSHCOLOR verwendet werden, ist im StarView-Handbuch unter der Klasse Brush nachzulesen.</text:p>
      <text:p text:style-name="GA_20_Grund_20_-_20_Absatzlayout_20_"/>
      <text:p text:style-name="P6"><text:alphabetical-index-mark-start text:id="IMark140346493751936"/>Resource Color<text:alphabetical-index-mark-end text:id="IMark140346493751936"/></text:p>
      <text:p text:style-name="GA_20_Grund_20_-_20_Absatzlayout_20_"/>
      <text:p text:style-name="GA_20_Grund_20_-_20_Absatzlayout_20_">Diese Resource definiert Daten für die StarView-Klasse Color.</text:p>
      <text:p text:style-name="GA_20_Grund_20_-_20_Absatzlayout_20_"/>
      <text:p text:style-name="GA_20_Grund_20_-_20_Absatzlayout_20_">Beispiel:</text:p>
      <text:p text:style-name="GA_20_Grund_20_-_20_Absatzlayout_20_"/>
      <text:p text:style-name="LI_20_Listing"><text:tab/>Color</text:p>
      <text:p text:style-name="LI_20_Listing"><text:tab/>{</text:p>
      <text:p text:style-name="LI_20_Listing"><text:tab/><text:tab/>RGB = ( 32768, 0, 32768);</text:p>
      <text:p text:style-name="LI_20_Listing"><text:tab/>};</text:p>
      <text:p text:style-name="GA_20_Grund_20_-_20_Absatzlayout_20_"/>
      <text:p text:style-name="GA_20_Grund_20_-_20_Absatzlayout_20_">Nach dem Schlüsselwort RGB wird der Rot-, Grün- und Blauanteil einer Farbe definiert. Das erste Element im Tupel steht für Rot, das zweite für Grün und das dritte für Blau. Die Intensität kann mit Werten im Bereich von 0 bis 65535 angegeben werden.</text:p>
      <text:p text:style-name="GA_20_Grund_20_-_20_Absatzlayout_20_"/>
      <text:p text:style-name="GA_20_Grund_20_-_20_Absatzlayout_20_">Beispiel:</text:p>
      <text:p text:style-name="GA_20_Grund_20_-_20_Absatzlayout_20_"/>
      <text:p text:style-name="LI_20_Listing"><text:tab/>Color</text:p>
      <text:p text:style-name="LI_20_Listing"><text:tab/>{</text:p>
      <text:p text:style-name="LI_20_Listing"><text:tab/><text:tab/>Red <text:s text:c="2"/>= 1;</text:p>
      <text:p text:style-name="LI_20_Listing"><text:tab/><text:tab/>Green = 2;</text:p>
      <text:p text:style-name="LI_20_Listing"><text:tab/><text:tab/>Blue <text:s/>= 3;</text:p>
      <text:p text:style-name="LI_20_Listing"><text:tab/>};</text:p>
      <text:p text:style-name="GA_20_Grund_20_-_20_Absatzlayout_20_"/>
      <text:p text:style-name="GA_20_Grund_20_-_20_Absatzlayout_20_">Durch das Schlüsselwort RED wird die Rotanteil bestimmt.</text:p>
      <text:p text:style-name="GA_20_Grund_20_-_20_Absatzlayout_20_">Durch das Schlüsselwort GREEN wird die Grünanteil bestimmt.</text:p>
      <text:p text:style-name="GA_20_Grund_20_-_20_Absatzlayout_20_">Durch das Schlüsselwort BLUE wird die Blauanteil bestimmt.</text:p>
      <text:p text:style-name="GA_20_Grund_20_-_20_Absatzlayout_20_"/>
      <text:p text:style-name="GA_20_Grund_20_-_20_Absatzlayout_20_">Beispiel:</text:p>
      <text:p text:style-name="GA_20_Grund_20_-_20_Absatzlayout_20_"/>
      <text:p text:style-name="LI_20_Listing"><text:tab/>Color</text:p>
      <text:p text:style-name="LI_20_Listing"><text:tab/>{</text:p>
      <text:p text:style-name="LI_20_Listing"><text:tab/><text:tab/>Predefine = COL_BLACK;</text:p>
      <text:p text:style-name="LI_20_Listing"><text:tab/>};</text:p>
      <text:p text:style-name="GA_20_Grund_20_-_20_Absatzlayout_20_"/>
      <text:p text:style-name="P2">Nach dem Schlüsselwort PREDEFINE wird eine Farbe benannt. Die Farben sind in StarView vordefiniert. Anstelle von COL_BLACK kann auch</text:p>
      <text:p text:style-name="GA_20_Grund_20_-_20_Absatzlayout_20_">COL_BLUE,<text:tab/><text:tab/><text:tab/>COL_GREEN,<text:tab/><text:tab/>COL_CYAN,</text:p>
      <text:p text:style-name="GA_20_Grund_20_-_20_Absatzlayout_20_">COL_RED,<text:tab/><text:tab/><text:tab/>COL_MAGENTA,<text:tab/><text:tab/>COL_BROWN,</text:p>
      <text:p text:style-name="GA_20_Grund_20_-_20_Absatzlayout_20_">COL_GRAY,<text:tab/><text:tab/><text:tab/>COL_LIGTHGRAY,<text:tab/><text:tab/>COL_LIGHTBLUE,</text:p>
      <text:p text:style-name="GA_20_Grund_20_-_20_Absatzlayout_20_">COL_LIGHTGREEN,<text:tab/>COL_LIGHTCYAN,<text:tab/><text:tab/>COL_LIGHTRED, COL_LIGHTMAGENTA,<text:tab/>COL_YELLOW,<text:tab/><text:tab/>COL_WHITE,</text:p>
      <text:p text:style-name="GA_20_Grund_20_-_20_Absatzlayout_20_">COL_MENUBAR,<text:tab/><text:tab/>COL_MENUBARTEXT,<text:tab/>COL_POUPMENU,</text:p>
      <text:p text:style-name="GA_20_Grund_20_-_20_Absatzlayout_20_">COL_POPUPMENUTEXT,<text:tab/>COL_3DTEXT,<text:tab/><text:tab/>COL_3DFACE,</text:p>
      <text:p text:style-name="GA_20_Grund_20_-_20_Absatzlayout_20_">COL_3DLIGHT,<text:tab/><text:tab/>COL_3DSHADOW,<text:tab/><text:tab/>COL_USER</text:p>
      <text:p text:style-name="GA_20_Grund_20_-_20_Absatzlayout_20_">geschrieben werden. Wie diese Farben aussehen, ist im StarView-Handbuch unter der Klasse Color nachzulesen.</text:p>
      <text:p text:style-name="GA_20_Grund_20_-_20_Absatzlayout_20_"/>
      <text:p text:style-name="GA_20_Grund_20_-_20_Absatzlayout_20_">Default:</text:p>
      <text:p text:style-name="GA_20_Grund_20_-_20_Absatzlayout_20_"/>
      <text:p text:style-name="LI_20_Listing"><text:tab/>Color</text:p>
      <text:p text:style-name="LI_20_Listing"><text:tab/>{</text:p>
      <text:p text:style-name="LI_20_Listing"><text:tab/><text:tab/>Predefine = COL_USER; // RGB gültig</text:p>
      <text:p text:style-name="LI_20_Listing"><text:tab/><text:tab/>RGB = (0, 0, 0); <text:s text:c="6"/>// schwarz</text:p>
      <text:p text:style-name="LI_20_Listing"><text:tab/>};</text:p>
      <text:p text:style-name="GA_20_Grund_20_-_20_Absatzlayout_20_"/>
      <text:p text:style-name="P6"><text:alphabetical-index-mark-start text:id="IMark140346493752512"/>Resource Font<text:alphabetical-index-mark-end text:id="IMark140346493752512"/></text:p>
      <text:p text:style-name="GA_20_Grund_20_-_20_Absatzlayout_20_"/>
      <text:p text:style-name="GA_20_Grund_20_-_20_Absatzlayout_20_">Diese Resource definiert die Daten für die StarView-Klasse Font.</text:p>
      <text:p text:style-name="GA_20_Grund_20_-_20_Absatzlayout_20_"/>
      <text:p text:style-name="GA_20_Grund_20_-_20_Absatzlayout_20_">Beispiel:</text:p>
      <text:p text:style-name="GA_20_Grund_20_-_20_Absatzlayout_20_"/>
      <text:p text:style-name="LI_20_Listing"><text:tab/>Font</text:p>
      <text:p text:style-name="LI_20_Listing"><text:tab/>{</text:p>
      <text:p text:style-name="LI_20_Listing"><text:tab/><text:tab/>Family<text:tab/><text:tab/><text:tab/>= FAMILY_DECORATIVE;</text:p>
      <text:p text:style-name="LI_20_Listing"><text:tab/><text:tab/>Weight<text:tab/><text:tab/><text:tab/>= WEIGHT_DONTKNOW;</text:p>
      <text:p text:style-name="LI_20_Listing"><text:tab/><text:tab/>CharSet<text:tab/><text:tab/>= CHARSET_ANSI;</text:p>
      <text:p text:style-name="LI_20_Listing"><text:tab/><text:tab/>Pitch<text:tab/><text:tab/><text:tab/>= PITCH_FIXED;</text:p>
      <text:p text:style-name="LI_20_Listing"><text:tab/><text:tab/>Align<text:tab/><text:tab/><text:tab/>= ALIGN_BOTTOM;</text:p>
      <text:p text:style-name="LI_20_Listing"><text:tab/><text:tab/>Height<text:tab/><text:tab/><text:tab/>= 12;</text:p>
      <text:p text:style-name="LI_20_Listing"><text:tab/><text:tab/>Width<text:tab/><text:tab/><text:tab/>= 6;</text:p>
      <text:p text:style-name="LI_20_Listing"><text:tab/><text:tab/>CharOrientation<text:tab/>= 0;</text:p>
      <text:p text:style-name="LI_20_Listing"><text:tab/><text:tab/>LineOrientation<text:tab/>= 0;</text:p>
      <text:p text:style-name="LI_20_Listing"><text:tab/><text:tab/>Italic<text:tab/><text:tab/><text:tab/>= TRUE;</text:p>
      <text:p text:style-name="LI_20_Listing"><text:tab/><text:tab/>Underline<text:tab/><text:tab/>= TRUE;</text:p>
      <text:p text:style-name="LI_20_Listing"><text:tab/><text:tab/>StrikeOut<text:tab/><text:tab/>= TRUE;</text:p>
      <text:p text:style-name="LI_20_Listing"><text:tab/><text:tab/>Transparent<text:tab/><text:tab/>= TRUE;</text:p>
      <text:p text:style-name="LI_20_Listing"><text:tab/><text:tab/>Shadow<text:tab/><text:tab/><text:tab/>= TRUE;</text:p>
      <text:p text:style-name="LI_20_Listing"><text:tab/><text:tab/>Outline<text:tab/><text:tab/>= TRUE;</text:p>
      <text:p text:style-name="LI_20_Listing"><text:tab/><text:tab/>Text<text:tab/><text:tab/><text:tab/>= "FontName";</text:p>
      <text:p text:style-name="LI_20_Listing"><text:tab/><text:tab/>FontColor<text:tab/><text:tab/>= Color { RGB = ( 0, 0, 0 ); };</text:p>
      <text:p text:style-name="LI_20_Listing"><text:tab/><text:tab/>FillColor<text:tab/><text:tab/>= Color { Predefine = COL_RED; };</text:p>
      <text:p text:style-name="LI_20_Listing"><text:tab/>};</text:p>
      <text:p text:style-name="GA_20_Grund_20_-_20_Absatzlayout_20_"/>
      <text:p text:style-name="GA_20_Grund_20_-_20_Absatzlayout_20_">Nach dem Schlüsselwort FAMILY wird eine Font-Familie benannt. Die Font-Familien sind in StarView vordefiniert. Anstelle von FAMILY_DECORATIVE kann auch FAMILY_SCRIPT, FAMILY_MODERN, FAMILY_ROMAN, FAMILY_SWISS, FAMILY_SYSTEM oder FAMILY_DONTCARE geschrieben werden. Was diese Font-Familien bewirken, ist im StarView-Handbuch unter der Klasse Font nachzulesen.</text:p>
      <text:p text:style-name="GA_20_Grund_20_-_20_Absatzlayout_20_"/>
      <text:p text:style-name="GA_20_Grund_20_-_20_Absatzlayout_20_">Nach dem Schlüsselwort WEIGHT wird ein weiteres Attribut des Fonts benannt. Diese Attribute sind in StarView vordefiniert. Anstelle von WEIGHT_DONTKNOW kann auch WEIGHT_LIGHT, WEIGHT_NORMAL oder WEIGHT_BOLD geschrieben werden. Was dieses Attribut bewirkt, ist im StarView-Handbuch unter der Klasse Font nachzulesen.</text:p>
      <text:p text:style-name="GA_20_Grund_20_-_20_Absatzlayout_20_"/>
      <text:p text:style-name="GA_20_Grund_20_-_20_Absatzlayout_20_">Nach dem Schlüsselwort CHARSET wird der Zeichensatz des Fonts benannt. Anstelle von CHARSET_ANSI kann auch CHARSET_DONTKNOW, CHARSET_IBMPC, CHARSET_MAC oder CHARSET_SYMBOL geschrieben werden.</text:p>
      <text:p text:style-name="GA_20_Grund_20_-_20_Absatzlayout_20_"/>
      <text:p text:style-name="P2">Nach dem Schlüsselwort PITCH wird ein weiteres Attribut des Fonts benannt. Anstelle von PITCH_FIXED kann auch PITCH_DONTKNOW oder PITCH_VARIABLE geschrieben werden.</text:p>
      <text:p text:style-name="GA_20_Grund_20_-_20_Absatzlayout_20_"/>
      <text:p text:style-name="GA_20_Grund_20_-_20_Absatzlayout_20_">Nach dem Schlüsselwort ALIGN wird die Ausrichtung des Fonts benannt. Anstelle von ALIGN_BOTTOM kann auch ALIGN_TOP oder ALIGN_BASELINE geschrieben werden.</text:p>
      <text:p text:style-name="GA_20_Grund_20_-_20_Absatzlayout_20_"/>
      <text:p text:style-name="GA_20_Grund_20_-_20_Absatzlayout_20_">Nach dem Schlüsselwort HEIGHT wird die Höhe eines Fonts angegeben. Der Zahlenbereich umfaßt Werte von 0 bis 65535.</text:p>
      <text:p text:style-name="GA_20_Grund_20_-_20_Absatzlayout_20_"/>
      <text:p text:style-name="GA_20_Grund_20_-_20_Absatzlayout_20_">Nach dem Schlüsselwort WIDTH wird die Breite eines Fonts angegeben. Der Zahlenbereich umfaßt Werte von 0 bis 65535.</text:p>
      <text:p text:style-name="GA_20_Grund_20_-_20_Absatzlayout_20_"/>
      <text:p text:style-name="GA_20_Grund_20_-_20_Absatzlayout_20_">Nach dem Schlüsselwort CHARORIENTATION wird die Drehung der Zeichen angegeben. Die Angabe der Drehung erfolgt in Zehntelgrad. Der Zahlenbereich umfaßt Werte von 0 bis 3600.</text:p>
      <text:p text:style-name="GA_20_Grund_20_-_20_Absatzlayout_20_"/>
      <text:p text:style-name="GA_20_Grund_20_-_20_Absatzlayout_20_">Nach dem Schlüsselwort LINEORIENTATION <text:s/>wird die Drehung der Ausgabezeile angegeben. Die Angabe der Drehung erfolgt in Zehntelgrad. Der Zahlenbereich umfaßt Werte von 0 bis 3600.</text:p>
      <text:p text:style-name="GA_20_Grund_20_-_20_Absatzlayout_20_"/>
      <text:p text:style-name="GA_20_Grund_20_-_20_Absatzlayout_20_">Nach dem Schlüsselwort ITALIC kann TRUE oder FALSE angegeben werden. Bei TRUE handelt es sich um einen kursiven Font, bei FALSE um einen nicht kursiven Font.???</text:p>
      <text:p text:style-name="GA_20_Grund_20_-_20_Absatzlayout_20_"/>
      <text:p text:style-name="GA_20_Grund_20_-_20_Absatzlayout_20_">Nach dem Schlüsselwort UNDERLINE kann TRUE oder FALSE angegeben werden. Bei TRUE handelt es sich um einen unterstrichenen Font, bei FALSE ist der Font nicht unterstrichen.</text:p>
      <text:p text:style-name="GA_20_Grund_20_-_20_Absatzlayout_20_"/>
      <text:p text:style-name="GA_20_Grund_20_-_20_Absatzlayout_20_">Nach dem Schlüsselwort STRIKEOUT kann TRUE oder FALSE angegeben werden. Bei TRUE handelt es sich um einen durchgestrichenen Font, bei FALSE ist der Font nicht durchgestrichen.</text:p>
      <text:p text:style-name="GA_20_Grund_20_-_20_Absatzlayout_20_"/>
      <text:p text:style-name="GA_20_Grund_20_-_20_Absatzlayout_20_">Nach dem Schlüsselwort TRANSPARENT kann TRUE oder FALSE angegeben werden. Bei TRUE werden die Zeichen mit der Füllfarbe ausgefüllt, bei FALSE werden die Zeichen nicht ausgefüllt.</text:p>
      <text:p text:style-name="GA_20_Grund_20_-_20_Absatzlayout_20_"/>
      <text:p text:style-name="GA_20_Grund_20_-_20_Absatzlayout_20_">Nach dem Schlüsselwort SHADOW kann TRUE oder FALSE angegeben werden. Bei TRUE werden die Zeichen mit Schatten ausgegeben, bei FALSE gibt es keinen Schatten.</text:p>
      <text:p text:style-name="GA_20_Grund_20_-_20_Absatzlayout_20_"/>
      <text:p text:style-name="GA_20_Grund_20_-_20_Absatzlayout_20_">Nach dem Schlüsselwort OUTLINE kann TRUE oder FALSE angegeben werden. Bei TRUE wird nur der Umriss der Zeichen ausgegeben, bei FALSE werden die Zeichen normal dargestellt.</text:p>
      <text:p text:style-name="GA_20_Grund_20_-_20_Absatzlayout_20_"/>
      <text:p text:style-name="GA_20_Grund_20_-_20_Absatzlayout_20_">Nach dem Schlüsselwort TEXT wird der Name des Fonts angegeben.</text:p>
      <text:p text:style-name="GA_20_Grund_20_-_20_Absatzlayout_20_"/>
      <text:p text:style-name="GA_20_Grund_20_-_20_Absatzlayout_20_">Die Farbe FONTCOLOR ist die Farbe des Fonts.</text:p>
      <text:p text:style-name="GA_20_Grund_20_-_20_Absatzlayout_20_">Die Farbe FILLCOLOR ist die Farbe der Lücken zwischen den Zeichen.</text:p>
      <text:p text:style-name="GA_20_Grund_20_-_20_Absatzlayout_20_"/>
      <text:p text:style-name="P2">Default:</text:p>
      <text:p text:style-name="GA_20_Grund_20_-_20_Absatzlayout_20_"/>
      <text:p text:style-name="LI_20_Listing"><text:tab/>Font</text:p>
      <text:p text:style-name="LI_20_Listing"><text:tab/>{</text:p>
      <text:p text:style-name="LI_20_Listing"><text:tab/><text:tab/>Family<text:tab/><text:tab/><text:tab/>= FAMILY_DONTKNOW;</text:p>
      <text:p text:style-name="LI_20_Listing"><text:tab/><text:tab/>Weight<text:tab/><text:tab/><text:tab/>= WEIGHT_NORMAL;</text:p>
      <text:p text:style-name="LI_20_Listing"><text:tab/><text:tab/>CharSet<text:tab/><text:tab/>= CHARSET_DONTKNOW;</text:p>
      <text:p text:style-name="LI_20_Listing"><text:tab/><text:tab/>Pitch<text:tab/><text:tab/><text:tab/>= PITCH_DONTKNOW;</text:p>
      <text:p text:style-name="LI_20_Listing"><text:tab/><text:tab/>Align<text:tab/><text:tab/><text:tab/>= ALIGN_TOP;</text:p>
      <text:p text:style-name="LI_20_Listing"><text:tab/><text:tab/>Height<text:tab/><text:tab/><text:tab/>= 0;</text:p>
      <text:p text:style-name="LI_20_Listing"><text:tab/><text:tab/>Width<text:tab/><text:tab/><text:tab/>= 0;</text:p>
      <text:p text:style-name="LI_20_Listing"><text:tab/><text:tab/>CharOrientation<text:tab/>= 0;</text:p>
      <text:p text:style-name="LI_20_Listing"><text:tab/><text:tab/>LineOrientation<text:tab/>= 0;</text:p>
      <text:p text:style-name="LI_20_Listing"><text:tab/><text:tab/>Italic<text:tab/><text:tab/><text:tab/>= FALSE;</text:p>
      <text:p text:style-name="LI_20_Listing"><text:tab/><text:tab/>Underline<text:tab/><text:tab/>= FALSE;</text:p>
      <text:p text:style-name="LI_20_Listing"><text:tab/><text:tab/>StrikeOut<text:tab/><text:tab/>= FALSE;</text:p>
      <text:p text:style-name="LI_20_Listing"><text:tab/><text:tab/>Transparent<text:tab/><text:tab/>= FALSE;</text:p>
      <text:p text:style-name="LI_20_Listing"><text:tab/><text:tab/>Shadow<text:tab/><text:tab/><text:tab/>= FALSE;</text:p>
      <text:p text:style-name="LI_20_Listing"><text:tab/><text:tab/>OutLine<text:tab/><text:tab/>= FALSE;</text:p>
      <text:p text:style-name="LI_20_Listing"><text:tab/><text:tab/>Text<text:tab/><text:tab/><text:tab/>= "";</text:p>
      <text:p text:style-name="LI_20_Listing"><text:tab/>};</text:p>
      <text:p text:style-name="GA_20_Grund_20_-_20_Absatzlayout_20_"/>
      <text:p text:style-name="GA_20_Grund_20_-_20_Absatzlayout_20_">Welche Defaults für FONTCOLOR und FILLCOLOR verwendet werden, ist im StarView-Handbuch unter der Klasse Font nachzulesen.</text:p>
      <text:p text:style-name="GA_20_Grund_20_-_20_Absatzlayout_20_"/>
      <text:p text:style-name="P6"><text:alphabetical-index-mark-start text:id="IMark140346493752704"/>Resource Pen<text:alphabetical-index-mark-end text:id="IMark140346493752704"/></text:p>
      <text:p text:style-name="GA_20_Grund_20_-_20_Absatzlayout_20_"/>
      <text:p text:style-name="GA_20_Grund_20_-_20_Absatzlayout_20_">Diese Resource definiert die Daten für die StarView-Klasse Pen.</text:p>
      <text:p text:style-name="GA_20_Grund_20_-_20_Absatzlayout_20_"/>
      <text:p text:style-name="GA_20_Grund_20_-_20_Absatzlayout_20_">Beispiel:</text:p>
      <text:p text:style-name="GA_20_Grund_20_-_20_Absatzlayout_20_"/>
      <text:p text:style-name="LI_20_Listing"><text:tab/>Pen</text:p>
      <text:p text:style-name="LI_20_Listing"><text:tab/>{</text:p>
      <text:p text:style-name="LI_20_Listing"><text:tab/><text:tab/>Width<text:tab/><text:tab/>= 1;</text:p>
      <text:p text:style-name="LI_20_Listing"><text:tab/><text:tab/>Style<text:tab/><text:tab/>= PEN_DASH;</text:p>
      <text:p text:style-name="LI_20_Listing"><text:tab/><text:tab/>PenColor<text:tab/>= Color</text:p>
      <text:p text:style-name="LI_20_Listing"><text:tab/><text:tab/>{</text:p>
      <text:p text:style-name="LI_20_Listing"><text:tab/><text:tab/><text:tab/>Predefine = COL_BLACK;</text:p>
      <text:p text:style-name="LI_20_Listing"><text:tab/><text:tab/>};</text:p>
      <text:p text:style-name="LI_20_Listing"><text:tab/>};</text:p>
      <text:p text:style-name="GA_20_Grund_20_-_20_Absatzlayout_20_"/>
      <text:p text:style-name="GA_20_Grund_20_-_20_Absatzlayout_20_">Hinter dem Schlüsselwort WIDTH wird die Breite des Stiftes angegeben. Der Zahlenbereich umfaßt Werte von 0 bis 65536.</text:p>
      <text:p text:style-name="GA_20_Grund_20_-_20_Absatzlayout_20_">Hinter dem Schlüsselwort Style wird der Linientyp des Stiftes angegeben. Die Typen sind in StarView vordefiniert. Anstelle von PEN_DASH kann auch PEN_NULL, PEN_SOLID, PEN_DOT oder PEN_DASHDOT geschrieben werden. Wie diese Typen aussehen, ist im StarView-Handbuch unter der Klasse Pen nachzulesen.</text:p>
      <text:p text:style-name="GA_20_Grund_20_-_20_Absatzlayout_20_"/>
      <text:p text:style-name="GA_20_Grund_20_-_20_Absatzlayout_20_">Default:</text:p>
      <text:p text:style-name="GA_20_Grund_20_-_20_Absatzlayout_20_"/>
      <text:p text:style-name="LI_20_Listing"><text:tab/>Pen</text:p>
      <text:p text:style-name="LI_20_Listing"><text:tab/>{</text:p>
      <text:p text:style-name="LI_20_Listing"><text:tab/><text:tab/>Width = 0;</text:p>
      <text:p text:style-name="LI_20_Listing"><text:tab/><text:tab/>Style = PEN_NULL;</text:p>
      <text:p text:style-name="LI_20_Listing"><text:tab/><text:tab/>PenColor = Color;</text:p>
      <text:p text:style-name="LI_20_Listing"><text:tab/><text:tab/>{</text:p>
      <text:p text:style-name="LI_20_Listing"><text:tab/><text:tab/><text:tab/>RGB = (0, 0, 0);</text:p>
      <text:p text:style-name="LI_20_Listing"><text:tab/><text:tab/>};</text:p>
      <text:p text:style-name="LI_20_Listing"><text:tab/>};</text:p>
      <text:p text:style-name="GA_20_Grund_20_-_20_Absatzlayout_20_"/>
      <text:p text:style-name="P6"><text:alphabetical-index-mark-start text:id="IMark140346493752704"/>Resource MapMode<text:alphabetical-index-mark-end text:id="IMark140346493752704"/></text:p>
      <text:p text:style-name="GA_20_Grund_20_-_20_Absatzlayout_20_"/>
      <text:p text:style-name="GA_20_Grund_20_-_20_Absatzlayout_20_">Diese Resource definiert Daten für die StarView-Klasse MapMode.</text:p>
      <text:p text:style-name="GA_20_Grund_20_-_20_Absatzlayout_20_"/>
      <text:p text:style-name="GA_20_Grund_20_-_20_Absatzlayout_20_">Beispiel:</text:p>
      <text:p text:style-name="GA_20_Grund_20_-_20_Absatzlayout_20_"/>
      <text:p text:style-name="LI_20_Listing"><text:tab/>MapMode</text:p>
      <text:p text:style-name="LI_20_Listing"><text:tab/>{</text:p>
      <text:p text:style-name="LI_20_Listing"><text:tab/><text:tab/>MapUnit<text:tab/>= MAP_SYSFONT;</text:p>
      <text:p text:style-name="LI_20_Listing"><text:tab/><text:tab/>X<text:tab/><text:tab/>= 20;</text:p>
      <text:p text:style-name="LI_20_Listing"><text:tab/><text:tab/>Y<text:tab/><text:tab/>= 30;</text:p>
      <text:p text:style-name="LI_20_Listing"><text:tab/><text:tab/>xScale<text:tab/><text:tab/>= ( 2, 1 );</text:p>
      <text:p text:style-name="LI_20_Listing"><text:tab/><text:tab/>yScale<text:tab/><text:tab/>= ( 1, 1 );</text:p>
      <text:p text:style-name="LI_20_Listing"><text:tab/>};</text:p>
      <text:p text:style-name="GA_20_Grund_20_-_20_Absatzlayout_20_"/>
      <text:p text:style-name="GA_20_Grund_20_-_20_Absatzlayout_20_">Nach dem Schlüsselwort MAPUNIT wird eine Einheit des Koordinatensystems definiert. Die Einheiten sind in StarView vordefiniert. Anstelle von MAP_SYSFONT kann auch MAP_100TH_MM, MAP_10TH_MM, MAP_MM, MAP_CM, MAP_1000TH_INCH, MAP_100TH_INCH, MAP_10TH_INCH, MAP_INCH, MAP_POINT, MAP_TWIP, MAP_PIXEL oder MAP_APPFONT geschrieben werden. Was dies für Einheiten sind, ist im StarView-Handbuch unter der Klasse MapMode nachzulesen.</text:p>
      <text:p text:style-name="GA_20_Grund_20_-_20_Absatzlayout_20_"/>
      <text:p text:style-name="GA_20_Grund_20_-_20_Absatzlayout_20_">Nach den Schlüsselwörtern X und Y wird der Ursprung des Koordinatensystems angegeben. Die Einheiten sind die nach MapUnit definierten. Der Zahlenbereich umfaßt Werte von 0 bis 65535.</text:p>
      <text:p text:style-name="GA_20_Grund_20_-_20_Absatzlayout_20_"/>
      <text:p text:style-name="GA_20_Grund_20_-_20_Absatzlayout_20_">Nach den Schlüsselwörtern XSCALE und YSCALE wird der Streckungsfaktor des Koordinatensystems in x- bzw. in y-Richtung angegeben. Der Zahlenbereich umfaßt Werte von -32768 bis 32767.</text:p>
      <text:p text:style-name="GA_20_Grund_20_-_20_Absatzlayout_20_"/>
      <text:p text:style-name="GA_20_Grund_20_-_20_Absatzlayout_20_">Default:</text:p>
      <text:p text:style-name="GA_20_Grund_20_-_20_Absatzlayout_20_"/>
      <text:p text:style-name="LI_20_Listing"><text:tab/>MapMode</text:p>
      <text:p text:style-name="LI_20_Listing"><text:tab/>{</text:p>
      <text:p text:style-name="LI_20_Listing"><text:tab/><text:tab/>MapUnit = MAP_APPFONT;</text:p>
      <text:p text:style-name="LI_20_Listing"><text:tab/><text:tab/>X = 0;</text:p>
      <text:p text:style-name="LI_20_Listing"><text:tab/><text:tab/>Y = 0;</text:p>
      <text:p text:style-name="LI_20_Listing"><text:tab/><text:tab/>xScale = ( 1, 1 );</text:p>
      <text:p text:style-name="LI_20_Listing"><text:tab/><text:tab/>yScale = ( 1, 1 );</text:p>
      <text:p text:style-name="LI_20_Listing"><text:tab/>};</text:p>
      <text:p text:style-name="GA_20_Grund_20_-_20_Absatzlayout_20_"/>
      <text:p text:style-name="P6"><text:alphabetical-index-mark-start text:id="IMark140346493752704"/>Resource Accelerator<text:alphabetical-index-mark-end text:id="IMark140346493752704"/></text:p>
      <text:p text:style-name="GA_20_Grund_20_-_20_Absatzlayout_20_"/>
      <text:p text:style-name="GA_20_Grund_20_-_20_Absatzlayout_20_">Diese Resource definiert die Daten der StarView-Klasse Accelerator.</text:p>
      <text:p text:style-name="GA_20_Grund_20_-_20_Absatzlayout_20_"/>
      <text:p text:style-name="GA_20_Grund_20_-_20_Absatzlayout_20_">Beispiel:</text:p>
      <text:p text:style-name="GA_20_Grund_20_-_20_Absatzlayout_20_"/>
      <text:p text:style-name="LI_20_Listing"><text:tab/>Accelerator</text:p>
      <text:p text:style-name="LI_20_Listing"><text:tab/>{</text:p>
      <text:p text:style-name="LI_20_Listing"><text:tab/><text:tab/>HelpText<text:tab/>= "Hilfetext";</text:p>
      <text:p text:style-name="LI_20_Listing"><text:tab/><text:tab/>KeyList<text:tab/>=</text:p>
      <text:p text:style-name="LI_20_Listing"><text:tab/><text:tab/>{</text:p>
      <text:p text:style-name="LI_20_Listing"><text:tab/><text:tab/><text:tab/>AcceleratorKey</text:p>
      <text:p text:style-name="LI_20_Listing"><text:tab/><text:tab/><text:tab/>{</text:p>
      <text:p text:style-name="LI_20_Listing"><text:tab/><text:tab/><text:tab/><text:tab/>Identifier<text:tab/>= 1;</text:p>
      <text:p text:style-name="LI_20_Listing"><text:tab/><text:tab/><text:tab/><text:tab/>Disable<text:tab/>= FALSE;</text:p>
      <text:p text:style-name="LI_20_Listing"><text:tab/><text:tab/><text:tab/><text:tab/>Modifier1<text:tab/>= TRUE;</text:p>
      <text:p text:style-name="LI_20_Listing"><text:tab/><text:tab/><text:tab/><text:tab/>Code<text:tab/><text:tab/>= KEY_D;</text:p>
      <text:p text:style-name="LI_20_Listing"><text:tab/><text:tab/><text:tab/>};</text:p>
      <text:p text:style-name="LI_20_Listing"><text:tab/><text:tab/><text:tab/>AcceleratorKey</text:p>
      <text:p text:style-name="LI_20_Listing"><text:tab/><text:tab/><text:tab/>{</text:p>
      <text:p text:style-name="LI_20_Listing"><text:tab/><text:tab/><text:tab/><text:tab/>Identifier<text:tab/>= 2;</text:p>
      <text:p text:style-name="LI_20_Listing"><text:tab/><text:tab/><text:tab/><text:tab/>Disable<text:tab/>= FALSE;</text:p>
      <text:p text:style-name="LI_20_Listing"><text:tab/><text:tab/><text:tab/><text:tab/>Modifier1<text:tab/>= TRUE;</text:p>
      <text:p text:style-name="LI_20_Listing"><text:tab/><text:tab/><text:tab/><text:tab/>Code<text:tab/><text:tab/>= KEY_F1;</text:p>
      <text:p text:style-name="LI_20_Listing"><text:tab/><text:tab/><text:tab/>};</text:p>
      <text:p text:style-name="LI_20_Listing"><text:tab/><text:tab/>};</text:p>
      <text:p text:style-name="LI_20_Listing"><text:tab/>};</text:p>
      <text:p text:style-name="GA_20_Grund_20_-_20_Absatzlayout_20_"/>
      <text:p text:style-name="GA_20_Grund_20_-_20_Absatzlayout_20_">Nach dem Schlüsselwort HELPTEXT wird der Hilfetext des Accelerators angegeben.</text:p>
      <text:p text:style-name="GA_20_Grund_20_-_20_Absatzlayout_20_"/>
      <text:p text:style-name="GA_20_Grund_20_-_20_Absatzlayout_20_">Im Accelerator können beliebig viele Acceleratortasten angegeben werden.</text:p>
      <text:p text:style-name="GA_20_Grund_20_-_20_Absatzlayout_20_"/>
      <text:p text:style-name="GA_20_Grund_20_-_20_Absatzlayout_20_">Default:</text:p>
      <text:p text:style-name="GA_20_Grund_20_-_20_Absatzlayout_20_"/>
      <text:p text:style-name="LI_20_Listing"><text:tab/>Accelerator</text:p>
      <text:p text:style-name="LI_20_Listing"><text:tab/>{</text:p>
      <text:p text:style-name="LI_20_Listing"><text:tab/><text:tab/>HelpText = "";</text:p>
      <text:p text:style-name="LI_20_Listing"><text:tab/>};</text:p>
      <text:p text:style-name="GA_20_Grund_20_-_20_Absatzlayout_20_"/>
      <text:p text:style-name="P6"><text:alphabetical-index-mark-start text:id="IMark140346493753376"/>Resource AcceleratorKey<text:alphabetical-index-mark-end text:id="IMark140346493753376"/></text:p>
      <text:p text:style-name="GA_20_Grund_20_-_20_Absatzlayout_20_"/>
      <text:p text:style-name="GA_20_Grund_20_-_20_Absatzlayout_20_">Diese Resource definiert keine Daten einer StarView-Klasse. Diese Resource kann bei der Methode InsertAccelerator() der Klasse Accelerator angegeben werden.</text:p>
      <text:p text:style-name="GA_20_Grund_20_-_20_Absatzlayout_20_"/>
      <text:p text:style-name="GA_20_Grund_20_-_20_Absatzlayout_20_">Um diese Beschreibung verstehen zu können, ist es unbedingt notwendig, im StarView-Handbuch die Beschreibung der Klassen Accelerator und KeyCode zu lesen.</text:p>
      <text:p text:style-name="GA_20_Grund_20_-_20_Absatzlayout_20_"/>
      <text:p text:style-name="GA_20_Grund_20_-_20_Absatzlayout_20_">Beispiel:</text:p>
      <text:p text:style-name="GA_20_Grund_20_-_20_Absatzlayout_20_"/>
      <text:p text:style-name="LI_20_Listing"><text:tab/>AcceleratorKey</text:p>
      <text:p text:style-name="LI_20_Listing"><text:tab/>{</text:p>
      <text:p text:style-name="LI_20_Listing"><text:tab/><text:tab/>Identifier<text:tab/><text:tab/>= 1;</text:p>
      <text:p text:style-name="LI_20_Listing"><text:tab/><text:tab/>Disable<text:tab/><text:tab/>= FALSE;</text:p>
      <text:p text:style-name="LI_20_Listing"><text:tab/><text:tab/>Shift<text:tab/><text:tab/><text:tab/>= TRUE;</text:p>
      <text:p text:style-name="LI_20_Listing"><text:tab/><text:tab/>Modifier1<text:tab/><text:tab/>= TRUE;</text:p>
      <text:p text:style-name="LI_20_Listing"><text:tab/><text:tab/>Modifier2<text:tab/><text:tab/>= TRUE;</text:p>
      <text:p text:style-name="LI_20_Listing"><text:tab/><text:tab/>Code<text:tab/><text:tab/><text:tab/>= KEY_A;</text:p>
      <text:p text:style-name="LI_20_Listing"><text:tab/><text:tab/>SubAccelerator<text:tab/>= Accelerator</text:p>
      <text:p text:style-name="LI_20_Listing"><text:tab/><text:tab/>{</text:p>
      <text:p text:style-name="LI_20_Listing"><text:tab/><text:tab/><text:tab/>KeyList = {</text:p>
      <text:p text:style-name="LI_20_Listing"><text:tab/><text:tab/><text:tab/><text:tab/>AcceleratorKey{ ... };</text:p>
      <text:p text:style-name="LI_20_Listing"><text:tab/><text:tab/><text:tab/><text:tab/>AcceleratorKey{ ... };</text:p>
      <text:p text:style-name="LI_20_Listing"><text:tab/><text:tab/><text:tab/>};</text:p>
      <text:p text:style-name="LI_20_Listing"><text:tab/><text:tab/>};</text:p>
      <text:p text:style-name="LI_20_Listing"><text:tab/>};</text:p>
      <text:p text:style-name="GA_20_Grund_20_-_20_Absatzlayout_20_"/>
      <text:p text:style-name="GA_20_Grund_20_-_20_Absatzlayout_20_">Nach dem Schlüsselwort IDENTIFIER wird eine Zahl angegeben, die zur Identifikation dient. Der Definitionsbereich umfaßt Werte von 1 bis 65535.</text:p>
      <text:p text:style-name="GA_20_Grund_20_-_20_Absatzlayout_20_"/>
      <text:p text:style-name="GA_20_Grund_20_-_20_Absatzlayout_20_">Nach dem Schlüsselwort DISABLE kann TRUE oder FALSE angegeben werden. Bei TRUE ist die Acceleratortaste inaktiv, bei FALSE aktiv.</text:p>
      <text:p text:style-name="GA_20_Grund_20_-_20_Absatzlayout_20_"/>
      <text:p text:style-name="GA_20_Grund_20_-_20_Absatzlayout_20_">Nach dem Schlüsselwort SHIFT kann TRUE oder FALSE angegeben werden. Bei TRUE wird der Modifier KEY_SHIFT zum Keycode gesetzt, FALSE hat keine Bedeutung.</text:p>
      <text:p text:style-name="P2">Nach dem Schlüsselwort MODIFIER1 kann TRUE oder FALSE angegeben werden. Bei TRUE wird der Modifier KEY_MOD1 zum Keycode gesetzt, FALSE hat keine Bedeutung.</text:p>
      <text:p text:style-name="GA_20_Grund_20_-_20_Absatzlayout_20_"/>
      <text:p text:style-name="GA_20_Grund_20_-_20_Absatzlayout_20_">Nach dem Schlüsselwort MODIFIER2 kann TRUE oder FALSE angegeben werden. Bei TRUE wird der Modifier KEY_MOD2 zum Keycode gesetzt, FALSE hat keine Bedeutung.</text:p>
      <text:p text:style-name="GA_20_Grund_20_-_20_Absatzlayout_20_"/>
      <text:p text:style-name="GA_20_Grund_20_-_20_Absatzlayout_20_">Nach dem Schlüsselwort CODE wird ein Tastencode angegeben. Die Tastencodes sind in StarView vordefiniert. Anstelle von KEY_A kann auch ein Wert aus</text:p>
      <text:p text:style-name="GA_20_Grund_20_-_20_Absatzlayout_20_">KEY_0 ... KEY_9, KEY_A ... KEY_Z, KEY_F1 ... KEY_F24, KEY_DOWN, KEY_UP, KEY_LEFT, KEY_RIGHT, KEY_HOME, KEY_END, KEY_PAGEUP, KEY_PAGEDOWN, KEY_RETURN, KEY_ESCAPE, KEY_TAB, KEY_SPACE, KEY_BACKSPACE, KEY_INSERT, KEY_DELETE, KEY_NUMLOCK, KEY_SHIFTLOCK oder KEY_SCROLLLOCK geschrieben werden.</text:p>
      <text:p text:style-name="GA_20_Grund_20_-_20_Absatzlayout_20_"/>
      <text:p text:style-name="GA_20_Grund_20_-_20_Absatzlayout_20_">In einer Acceleratortaste kann genau ein Accelerator definiert werden. Dieser Accelerator wird an die Acceleratortaste angehängt.</text:p>
      <text:p text:style-name="GA_20_Grund_20_-_20_Absatzlayout_20_"/>
      <text:p text:style-name="GA_20_Grund_20_-_20_Absatzlayout_20_">Default:</text:p>
      <text:p text:style-name="GA_20_Grund_20_-_20_Absatzlayout_20_"/>
      <text:p text:style-name="LI_20_Listing"><text:tab/>AcceleratorKey</text:p>
      <text:p text:style-name="LI_20_Listing"><text:tab/>{</text:p>
      <text:p text:style-name="LI_20_Listing"><text:tab/><text:tab/>Identifier = nId; //nicht definiert</text:p>
      <text:p text:style-name="LI_20_Listing"><text:tab/><text:tab/>DISABLE<text:tab/>= FALSE;</text:p>
      <text:p text:style-name="LI_20_Listing"><text:tab/><text:tab/>Shift<text:tab/><text:tab/>= FALSE;</text:p>
      <text:p text:style-name="LI_20_Listing"><text:tab/><text:tab/>Modifier1<text:tab/>= FALSE;</text:p>
      <text:p text:style-name="LI_20_Listing"><text:tab/><text:tab/>Modifier2<text:tab/>= FALSE;</text:p>
      <text:p text:style-name="LI_20_Listing"><text:tab/><text:tab/>Code<text:tab/><text:tab/>= nKey; // nicht definiert</text:p>
      <text:p text:style-name="LI_20_Listing"><text:tab/>};</text:p>
      <text:p text:style-name="GA_20_Grund_20_-_20_Absatzlayout_20_"/>
      <text:p text:style-name="GA_20_Grund_20_-_20_Absatzlayout_20_">Für nId und nKey gibt es keinen definierten Default.</text:p>
      <text:p text:style-name="GA_20_Grund_20_-_20_Absatzlayout_20_"/>
      <text:p text:style-name="P6"><text:alphabetical-index-mark-start text:id="IMark140346493753376"/>Resource Menu<text:alphabetical-index-mark-end text:id="IMark140346493753376"/></text:p>
      <text:p text:style-name="GA_20_Grund_20_-_20_Absatzlayout_20_"/>
      <text:p text:style-name="GA_20_Grund_20_-_20_Absatzlayout_20_">Diese Resource definiert die Daten der StarView-Klassen PopupMenu und MenuBar.</text:p>
      <text:p text:style-name="GA_20_Grund_20_-_20_Absatzlayout_20_"/>
      <text:p text:style-name="GA_20_Grund_20_-_20_Absatzlayout_20_">Beispiel:</text:p>
      <text:p text:style-name="GA_20_Grund_20_-_20_Absatzlayout_20_"/>
      <text:p text:style-name="LI_20_Listing"><text:tab/>Menu</text:p>
      <text:p text:style-name="LI_20_Listing"><text:tab/>{</text:p>
      <text:p text:style-name="LI_20_Listing"><text:tab/><text:tab/>ItemList =</text:p>
      <text:p text:style-name="LI_20_Listing"><text:tab/><text:tab/>{</text:p>
      <text:p text:style-name="LI_20_Listing"><text:tab/><text:tab/><text:tab/>MenuItem</text:p>
      <text:p text:style-name="LI_20_Listing"><text:tab/><text:tab/><text:tab/>{</text:p>
      <text:p text:style-name="LI_20_Listing"><text:tab/><text:tab/><text:tab/><text:tab/>Text<text:tab/><text:tab/>= "Laden";</text:p>
      <text:p text:style-name="LI_20_Listing"><text:tab/><text:tab/><text:tab/><text:tab/>Identifier<text:tab/>= 1;</text:p>
      <text:p text:style-name="LI_20_Listing"><text:tab/><text:tab/><text:tab/>};</text:p>
      <text:p text:style-name="LI_20_Listing"><text:tab/><text:tab/><text:tab/>MenuItem</text:p>
      <text:p text:style-name="LI_20_Listing"><text:tab/><text:tab/><text:tab/>{</text:p>
      <text:p text:style-name="LI_20_Listing"><text:tab/><text:tab/><text:tab/><text:tab/>Text<text:tab/><text:tab/>= "Speichern";</text:p>
      <text:p text:style-name="LI_20_Listing"><text:tab/><text:tab/><text:tab/><text:tab/>Identifier<text:tab/>= 2;</text:p>
      <text:p text:style-name="LI_20_Listing"><text:tab/><text:tab/><text:tab/>};</text:p>
      <text:p text:style-name="LI_20_Listing"><text:tab/><text:tab/><text:tab/>MenuItem</text:p>
      <text:p text:style-name="LI_20_Listing"><text:tab/><text:tab/><text:tab/>{</text:p>
      <text:p text:style-name="LI_20_Listing"><text:tab/><text:tab/><text:tab/><text:tab/>Separator<text:tab/>= TRUE;</text:p>
      <text:p text:style-name="LI_20_Listing"><text:tab/><text:tab/><text:tab/>};</text:p>
      <text:p text:style-name="LI_20_Listing"><text:tab/><text:tab/><text:tab/>MenuItem</text:p>
      <text:p text:style-name="LI_20_Listing"><text:tab/><text:tab/><text:tab/>{</text:p>
      <text:p text:style-name="LI_20_Listing"><text:tab/><text:tab/><text:tab/><text:tab/>Text<text:tab/><text:tab/>= "Beenden";</text:p>
      <text:p text:style-name="LI_20_Listing"><text:tab/><text:tab/><text:tab/><text:tab/>Identifier<text:tab/>= 3;</text:p>
      <text:p text:style-name="LI_20_Listing"><text:tab/><text:tab/><text:tab/>};</text:p>
      <text:p text:style-name="LI_20_Listing"><text:tab/><text:tab/>};</text:p>
      <text:p text:style-name="LI_20_Listing"><text:tab/>};</text:p>
      <text:p text:style-name="GA_20_Grund_20_-_20_Absatzlayout_20_"/>
      <text:p text:style-name="GA_20_Grund_20_-_20_Absatzlayout_20_">In Menu können beliebig viele Menü-Items angegeben werden. Sie werden in der Reihenfolge, in der sie aufgeschrieben werden, im Menü aufgeführt.</text:p>
      <text:p text:style-name="GA_20_Grund_20_-_20_Absatzlayout_20_"/>
      <text:p text:style-name="GA_20_Grund_20_-_20_Absatzlayout_20_">Nach dem Schlüsselwort SEPARATOR kann TRUE oder FALSE angegeben werden. Bei TRUE werden Menü-Items visuell voneinander getrennt.</text:p>
      <text:p text:style-name="GA_20_Grund_20_-_20_Absatzlayout_20_"/>
      <text:p text:style-name="GA_20_Grund_20_-_20_Absatzlayout_20_">Default:</text:p>
      <text:p text:style-name="GA_20_Grund_20_-_20_Absatzlayout_20_"/>
      <text:p text:style-name="LI_20_Listing"><text:tab/>Menu {};</text:p>
      <text:p text:style-name="GA_20_Grund_20_-_20_Absatzlayout_20_"/>
      <text:p text:style-name="P6"><text:alphabetical-index-mark-start text:id="IMark140346493753376"/>Resource MenuItem<text:alphabetical-index-mark-end text:id="IMark140346493753376"/></text:p>
      <text:p text:style-name="GA_20_Grund_20_-_20_Absatzlayout_20_"/>
      <text:p text:style-name="GA_20_Grund_20_-_20_Absatzlayout_20_">Diese Resource definiert keine Daten einer StarView-Klasse. Diese Resource kann bei der Methode InsertItem() der Klasse Menu angegeben werden.</text:p>
      <text:p text:style-name="GA_20_Grund_20_-_20_Absatzlayout_20_"/>
      <text:p text:style-name="GA_20_Grund_20_-_20_Absatzlayout_20_">Beispiel:</text:p>
      <text:p text:style-name="GA_20_Grund_20_-_20_Absatzlayout_20_"/>
      <text:p text:style-name="LI_20_Listing"><text:tab/>MenuItem</text:p>
      <text:p text:style-name="LI_20_Listing"><text:tab/>{</text:p>
      <text:p text:style-name="LI_20_Listing"><text:tab/><text:tab/>Text<text:tab/><text:tab/>= "MenuItem";</text:p>
      <text:p text:style-name="LI_20_Listing"><text:tab/><text:tab/>HelpText<text:tab/>= "Hilfetext";</text:p>
      <text:p text:style-name="LI_20_Listing"><text:tab/><text:tab/>Identifier<text:tab/>= 1;</text:p>
      <text:p text:style-name="LI_20_Listing"><text:tab/><text:tab/>HelpId<text:tab/><text:tab/>= 1001:</text:p>
      <text:p text:style-name="LI_20_Listing"><text:tab/><text:tab/>Check<text:tab/><text:tab/>= TRUE;</text:p>
      <text:p text:style-name="LI_20_Listing"><text:tab/><text:tab/>Disable<text:tab/>= TRUE;</text:p>
      <text:p text:style-name="LI_20_Listing"><text:tab/><text:tab/>SubMenu<text:tab/>= Menu</text:p>
      <text:p text:style-name="LI_20_Listing"><text:tab/><text:tab/>{</text:p>
      <text:p text:style-name="LI_20_Listing"><text:tab/><text:tab/><text:tab/>ItemList =</text:p>
      <text:p text:style-name="LI_20_Listing"><text:tab/><text:tab/><text:tab/>{</text:p>
      <text:p text:style-name="LI_20_Listing"><text:tab/><text:tab/><text:tab/><text:tab/>MenuItem{ ... };</text:p>
      <text:p text:style-name="LI_20_Listing"><text:tab/><text:tab/><text:tab/><text:tab/>MenuItem{ ... };</text:p>
      <text:p text:style-name="LI_20_Listing"><text:tab/><text:tab/><text:tab/>};</text:p>
      <text:p text:style-name="LI_20_Listing"><text:tab/><text:tab/>};</text:p>
      <text:p text:style-name="LI_20_Listing"><text:tab/>};</text:p>
      <text:p text:style-name="GA_20_Grund_20_-_20_Absatzlayout_20_"/>
      <text:p text:style-name="GA_20_Grund_20_-_20_Absatzlayout_20_">Nach dem Schlüsselwort TEXT wird der Text des Menü-Items angegeben.</text:p>
      <text:p text:style-name="GA_20_Grund_20_-_20_Absatzlayout_20_"/>
      <text:p text:style-name="GA_20_Grund_20_-_20_Absatzlayout_20_">Nach dem Schlüsselwort HELPTEXT wird der Hilfetext des Menü-Items angegeben.</text:p>
      <text:p text:style-name="GA_20_Grund_20_-_20_Absatzlayout_20_"/>
      <text:p text:style-name="GA_20_Grund_20_-_20_Absatzlayout_20_">Nach dem Schlüsselwort IDENTIFIER wird eine Zahl angegeben, die zur Identifikation dient. Der Definitionsbereich umfaßt Werte von 1 bis 65535.</text:p>
      <text:p text:style-name="GA_20_Grund_20_-_20_Absatzlayout_20_"/>
      <text:p text:style-name="GA_20_Grund_20_-_20_Absatzlayout_20_">Nach dem Schlüsselwort HELPID wird eine Zahl angegeben. Diese Zahl ist ein Hilfeidentifier (eine Referenz ins Hilfesystem). Der Definitionsbereich umfaßt Werte von 0 bis 4294967295. Es können auch die vordefinierten Werte HELP_INDEX und HELP_HELPONHELP benutzt werden.</text:p>
      <text:p text:style-name="GA_20_Grund_20_-_20_Absatzlayout_20_"/>
      <text:p text:style-name="GA_20_Grund_20_-_20_Absatzlayout_20_">Nach dem Schlüsselwort CHECK kann TRUE oder FALSE angegeben werden. Bei TRUE hat das Menü-Item eine Auswahlmarkierung, bei FALSE hat es keine Auswahlmarkierung.</text:p>
      <text:p text:style-name="GA_20_Grund_20_-_20_Absatzlayout_20_"/>
      <text:p text:style-name="GA_20_Grund_20_-_20_Absatzlayout_20_">Nach dem Schlüsselwort DISABLE kann TRUE oder FALSE angegeben werden. Bei TRUE ist der Zugriff auf das Menü-Item nicht möglich, bei FALSE ist der Zugriff möglich.</text:p>
      <text:p text:style-name="GA_20_Grund_20_-_20_Absatzlayout_20_"/>
      <text:p text:style-name="GA_20_Grund_20_-_20_Absatzlayout_20_">In einem Menü-Item kann genau ein Menü definiert werden. Dieses Menü wird an das Menü-Item angehängt (SubMenu).</text:p>
      <text:p text:style-name="GA_20_Grund_20_-_20_Absatzlayout_20_"/>
      <text:p text:style-name="GA_20_Grund_20_-_20_Absatzlayout_20_">Beispiel:</text:p>
      <text:p text:style-name="GA_20_Grund_20_-_20_Absatzlayout_20_"/>
      <text:p text:style-name="LI_20_Listing"><text:tab/>MenuItem</text:p>
      <text:p text:style-name="LI_20_Listing"><text:tab/>{</text:p>
      <text:p text:style-name="LI_20_Listing"><text:tab/><text:tab/>Identifier = 1;</text:p>
      <text:p text:style-name="LI_20_Listing"><text:tab/><text:tab/>ItemBitmap = Bitmap</text:p>
      <text:p text:style-name="LI_20_Listing"><text:tab/><text:tab/>{</text:p>
      <text:p text:style-name="LI_20_Listing"><text:tab/><text:tab/><text:tab/>File = "bitmap.bmp";</text:p>
      <text:p text:style-name="LI_20_Listing"><text:tab/><text:tab/>};</text:p>
      <text:p text:style-name="LI_20_Listing"><text:soft-page-break/><text:tab/>};</text:p>
      <text:p text:style-name="GA_20_Grund_20_-_20_Absatzlayout_20_"/>
      <text:p text:style-name="GA_20_Grund_20_-_20_Absatzlayout_20_">Anstelle eines Textes wird in dem Menü-Item diese Bitmap ausgegeben.</text:p>
      <text:p text:style-name="GA_20_Grund_20_-_20_Absatzlayout_20_"/>
      <text:p text:style-name="GA_20_Grund_20_-_20_Absatzlayout_20_">Beispiel:</text:p>
      <text:p text:style-name="GA_20_Grund_20_-_20_Absatzlayout_20_"/>
      <text:p text:style-name="GA_20_Grund_20_-_20_Absatzlayout_20_"><text:tab/>MenuItem</text:p>
      <text:p text:style-name="GA_20_Grund_20_-_20_Absatzlayout_20_"><text:tab/>{</text:p>
      <text:p text:style-name="GA_20_Grund_20_-_20_Absatzlayout_20_"><text:tab/><text:tab/>Separator = TRUE;</text:p>
      <text:p text:style-name="GA_20_Grund_20_-_20_Absatzlayout_20_"><text:tab/>};</text:p>
      <text:p text:style-name="GA_20_Grund_20_-_20_Absatzlayout_20_"/>
      <text:p text:style-name="GA_20_Grund_20_-_20_Absatzlayout_20_">Das Menü-Item verhält sich wie ein Separator (siehe Menu).</text:p>
      <text:p text:style-name="GA_20_Grund_20_-_20_Absatzlayout_20_"/>
      <text:p text:style-name="GA_20_Grund_20_-_20_Absatzlayout_20_">Werden TEXT, SEPARATOR oder BITMAP gleichzeitig verwendet, wird eine der drei Möglichkeiten gewählt.</text:p>
      <text:p text:style-name="GA_20_Grund_20_-_20_Absatzlayout_20_"/>
      <text:p text:style-name="GA_20_Grund_20_-_20_Absatzlayout_20_">Default:</text:p>
      <text:p text:style-name="GA_20_Grund_20_-_20_Absatzlayout_20_"/>
      <text:p text:style-name="LI_20_Listing"><text:tab/>MenuItem</text:p>
      <text:p text:style-name="LI_20_Listing"><text:tab/>{</text:p>
      <text:p text:style-name="LI_20_Listing"><text:tab/><text:tab/>Text<text:tab/><text:tab/>= "";</text:p>
      <text:p text:style-name="LI_20_Listing"><text:tab/><text:tab/>HelpText<text:tab/>= "";</text:p>
      <text:p text:style-name="LI_20_Listing"><text:tab/><text:tab/>Identifier<text:tab/>= nId; //nicht definiert</text:p>
      <text:p text:style-name="LI_20_Listing"><text:tab/><text:tab/>HelpId<text:tab/><text:tab/>= 0;</text:p>
      <text:p text:style-name="LI_20_Listing"><text:tab/><text:tab/>Check<text:tab/><text:tab/>= FALSE;</text:p>
      <text:p text:style-name="LI_20_Listing"><text:tab/><text:tab/>Disable<text:tab/>= TRUE;</text:p>
      <text:p text:style-name="LI_20_Listing"><text:tab/>};</text:p>
      <text:p text:style-name="GA_20_Grund_20_-_20_Absatzlayout_20_"/>
      <text:p text:style-name="GA_20_Grund_20_-_20_Absatzlayout_20_">Für nId gibt es keinen definierten Default.</text:p>
      <text:p text:style-name="GA_20_Grund_20_-_20_Absatzlayout_20_"/>
      <text:p text:style-name="P6"><text:alphabetical-index-mark-start text:id="IMark140346493753952"/>Resource MessBox<text:alphabetical-index-mark-end text:id="IMark140346493753952"/></text:p>
      <text:p text:style-name="GA_20_Grund_20_-_20_Absatzlayout_20_"/>
      <text:p text:style-name="GA_20_Grund_20_-_20_Absatzlayout_20_">Diese Resource definiert die Daten der StarView-Klasse MessBox.</text:p>
      <text:p text:style-name="GA_20_Grund_20_-_20_Absatzlayout_20_"/>
      <text:p text:style-name="GA_20_Grund_20_-_20_Absatzlayout_20_">Beispiel:</text:p>
      <text:p text:style-name="GA_20_Grund_20_-_20_Absatzlayout_20_"/>
      <text:p text:style-name="LI_20_Listing"><text:tab/>MessBox</text:p>
      <text:p text:style-name="LI_20_Listing"><text:tab/>{</text:p>
      <text:p text:style-name="LI_20_Listing"><text:tab/><text:tab/>Title<text:tab/><text:tab/><text:tab/>= "Ich bin eine Messagebox.";</text:p>
      <text:p text:style-name="LI_20_Listing"><text:tab/><text:tab/>Message<text:tab/><text:tab/>= "Guten Morgen";</text:p>
      <text:p text:style-name="LI_20_Listing"><text:tab/><text:tab/>HelpText<text:tab/><text:tab/>= "Hilfe";</text:p>
      <text:p text:style-name="LI_20_Listing"><text:tab/><text:tab/>Buttons<text:tab/><text:tab/>= WB_OK;</text:p>
      <text:p text:style-name="LI_20_Listing"><text:tab/><text:tab/>DefaultButton<text:tab/>= WB_DEF_OK;</text:p>
      <text:p text:style-name="LI_20_Listing"><text:tab/><text:tab/>HelpId<text:tab/><text:tab/><text:tab/>= 1;</text:p>
      <text:p text:style-name="LI_20_Listing"><text:tab/>};</text:p>
      <text:p text:style-name="GA_20_Grund_20_-_20_Absatzlayout_20_"/>
      <text:p text:style-name="GA_20_Grund_20_-_20_Absatzlayout_20_">Der Text nach dem Schlüsselwort TITLE wird der Titel der Box. Einige Boxen haben einen festen Titel. Welche dies sind, ist dem StarView-Handbuch zu entnehmen.</text:p>
      <text:p text:style-name="GA_20_Grund_20_-_20_Absatzlayout_20_"/>
      <text:p text:style-name="GA_20_Grund_20_-_20_Absatzlayout_20_">Der Text nach dem Schlüsselwort MESSAGE wird in der Messagebox angezeigt.</text:p>
      <text:p text:style-name="GA_20_Grund_20_-_20_Absatzlayout_20_"/>
      <text:p text:style-name="GA_20_Grund_20_-_20_Absatzlayout_20_">Nach dem Schlüsselwort HELPTEXT wird der Hilfetext angegeben. Was diese Textangabe bewirkt, ist dem StarView-Handbuch unter der Klasse Window zu entnehmen.</text:p>
      <text:p text:style-name="GA_20_Grund_20_-_20_Absatzlayout_20_"/>
      <text:p text:style-name="GA_20_Grund_20_-_20_Absatzlayout_20_">Nach dem Schlüsselwort BUTTONS wird angegeben, welche Buttons in der Messagebox angezeigt werden sollen. Die Werte sind in StarView vordefiniert. Im StarView-Handbuch unter der Klasse MessBox ist nachzulesen, wann welche Buttons angezeigt werden. Anstelle von WB_OK kann auch WB_OK_CANCEL, WB_YES_NO, WB_YES_NO_CANCEL, oder WB_RETRY_CANCEL angegeben werden.</text:p>
      <text:p text:style-name="GA_20_Grund_20_-_20_Absatzlayout_20_"/>
      <text:p text:style-name="GA_20_Grund_20_-_20_Absatzlayout_20_">Nach dem Schlüsselwort DEFAULTBUTTON wird angegeben, welcher Button in der Messagebox der Default-Button ist. Anstelle von WB_DEF_OK kann auch WB_DEF_CANCEL, WB_DEF_RETRY, WB_DEF_YES, oder WB_DEF_CANCEL geschrieben werden.</text:p>
      <text:p text:style-name="GA_20_Grund_20_-_20_Absatzlayout_20_"/>
      <text:p text:style-name="GA_20_Grund_20_-_20_Absatzlayout_20_">Nach dem Schlüsselwort HELPID wird eine Zahl angegeben. Diese Zahl ist ein Hilfeidentifier (eine Referenz ins Hilfesystem). Der Definitionsbereich umfaßt Werte von 0 bis 4294967295. Es können auch die vordefinierten Werte HELP_INDEX und HELP_HELPONHELP benutzt werden.</text:p>
      <text:p text:style-name="GA_20_Grund_20_-_20_Absatzlayout_20_"/>
      <text:p text:style-name="GA_20_Grund_20_-_20_Absatzlayout_20_">Default:</text:p>
      <text:p text:style-name="GA_20_Grund_20_-_20_Absatzlayout_20_"/>
      <text:p text:style-name="LI_20_Listing"><text:tab/>MessBox</text:p>
      <text:p text:style-name="LI_20_Listing"><text:tab/>{</text:p>
      <text:p text:style-name="LI_20_Listing"><text:tab/><text:tab/>Title<text:tab/><text:tab/>= "";</text:p>
      <text:p text:style-name="LI_20_Listing"><text:tab/><text:tab/>Message<text:tab/>= "";</text:p>
      <text:p text:style-name="LI_20_Listing"><text:tab/><text:tab/>HelpText<text:tab/>= "";</text:p>
      <text:p text:style-name="LI_20_Listing"><text:tab/><text:tab/>Buttons<text:tab/>= WB_OK;</text:p>
      <text:p text:style-name="LI_20_Listing"><text:tab/><text:tab/>HelpId<text:tab/><text:tab/>= 0;</text:p>
      <text:p text:style-name="LI_20_Listing"><text:tab/>};</text:p>
      <text:p text:style-name="GA_20_Grund_20_-_20_Absatzlayout_20_"/>
      <text:p text:style-name="GA_20_Grund_20_-_20_Absatzlayout_20_">Wird kein Default-Button angegeben, dann wird vom System einer ausgewählt.</text:p>
      <text:p text:style-name="GA_20_Grund_20_-_20_Absatzlayout_20_"/>
      <text:p text:style-name="GA_20_Grund_20_-_20_Absatzlayout_20_"/>
      <text:p text:style-name="GA_20_Grund_20_-_20_Absatzlayout_20_"/>
      <text:p text:style-name="F1_20_Unterüberschrift"><text:alphabetical-index-mark-start text:id="IMark140346493754912"/>Resource SysMessBox<text:alphabetical-index-mark-end text:id="IMark140346493754912"/></text:p>
      <text:p text:style-name="GA_20_Grund_20_-_20_Absatzlayout_20_"><text:soft-page-break/></text:p>
      <text:p text:style-name="GA_20_Grund_20_-_20_Absatzlayout_20_">Diese Resource definiert die Daten der StarView-Klasse SysMessBox.</text:p>
      <text:p text:style-name="GA_20_Grund_20_-_20_Absatzlayout_20_"/>
      <text:p text:style-name="GA_20_Grund_20_-_20_Absatzlayout_20_">Beispiel:</text:p>
      <text:p text:style-name="GA_20_Grund_20_-_20_Absatzlayout_20_"/>
      <text:p text:style-name="LI_20_Listing"><text:tab/>SysMess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InfoBox<text:alphabetical-index-mark-end text:id="IMark140346493754912"/></text:p>
      <text:p text:style-name="GA_20_Grund_20_-_20_Absatzlayout_20_"/>
      <text:p text:style-name="GA_20_Grund_20_-_20_Absatzlayout_20_">Diese Resource definiert die Daten der StarView-Klasse InfoBox.</text:p>
      <text:p text:style-name="GA_20_Grund_20_-_20_Absatzlayout_20_"/>
      <text:p text:style-name="GA_20_Grund_20_-_20_Absatzlayout_20_">Beispiel:</text:p>
      <text:p text:style-name="GA_20_Grund_20_-_20_Absatzlayout_20_"/>
      <text:p text:style-name="LI_20_Listing"><text:tab/>Info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WarningBox<text:alphabetical-index-mark-end text:id="IMark140346493754912"/></text:p>
      <text:p text:style-name="GA_20_Grund_20_-_20_Absatzlayout_20_"/>
      <text:p text:style-name="GA_20_Grund_20_-_20_Absatzlayout_20_">Diese Resource definiert die Daten der StarView-Klasse WarningBox.</text:p>
      <text:p text:style-name="GA_20_Grund_20_-_20_Absatzlayout_20_"/>
      <text:p text:style-name="GA_20_Grund_20_-_20_Absatzlayout_20_">Beispiel:</text:p>
      <text:p text:style-name="GA_20_Grund_20_-_20_Absatzlayout_20_"/>
      <text:p text:style-name="LI_20_Listing"><text:tab/>Warning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ErrorBox<text:alphabetical-index-mark-end text:id="IMark140346493754912"/></text:p>
      <text:p text:style-name="GA_20_Grund_20_-_20_Absatzlayout_20_"/>
      <text:p text:style-name="GA_20_Grund_20_-_20_Absatzlayout_20_">Diese Resource definiert die Daten der StarView-Klasse ErrorBox.</text:p>
      <text:p text:style-name="GA_20_Grund_20_-_20_Absatzlayout_20_"/>
      <text:p text:style-name="GA_20_Grund_20_-_20_Absatzlayout_20_">Beispiel:</text:p>
      <text:p text:style-name="GA_20_Grund_20_-_20_Absatzlayout_20_"/>
      <text:p text:style-name="LI_20_Listing"><text:tab/>Error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QueryBox<text:alphabetical-index-mark-end text:id="IMark140346493754912"/></text:p>
      <text:p text:style-name="GA_20_Grund_20_-_20_Absatzlayout_20_"/>
      <text:p text:style-name="GA_20_Grund_20_-_20_Absatzlayout_20_">Diese Resource definiert die Daten der StarView-Klasse QueryBox.</text:p>
      <text:p text:style-name="GA_20_Grund_20_-_20_Absatzlayout_20_"/>
      <text:p text:style-name="GA_20_Grund_20_-_20_Absatzlayout_20_">Beispiel:</text:p>
      <text:p text:style-name="GA_20_Grund_20_-_20_Absatzlayout_20_"/>
      <text:p text:style-name="LI_20_Listing"><text:tab/>Query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P6"><text:alphabetical-index-mark-start text:id="IMark140346493754912"/>Resource OutputDevice<text:alphabetical-index-mark-end text:id="IMark140346493754912"/></text:p>
      <text:p text:style-name="GA_20_Grund_20_-_20_Absatzlayout_20_"/>
      <text:p text:style-name="GA_20_Grund_20_-_20_Absatzlayout_20_">Diese Resource definiert Daten der StarView-Klasse OutputDevice.</text:p>
      <text:p text:style-name="GA_20_Grund_20_-_20_Absatzlayout_20_"/>
      <text:p text:style-name="GA_20_Grund_20_-_20_Absatzlayout_20_">Beispiel:</text:p>
      <text:p text:style-name="GA_20_Grund_20_-_20_Absatzlayout_20_"/>
      <text:p text:style-name="LI_20_Listing"><text:tab/>OutputDevice</text:p>
      <text:p text:style-name="LI_20_Listing"><text:tab/>{</text:p>
      <text:p text:style-name="LI_20_Listing"><text:tab/><text:tab/>OutputPen<text:tab/><text:tab/>= Pen</text:p>
      <text:p text:style-name="LI_20_Listing"><text:tab/><text:tab/>{</text:p>
      <text:p text:style-name="LI_20_Listing"><text:tab/><text:tab/><text:tab/>Width<text:tab/><text:tab/>= 2;</text:p>
      <text:p text:style-name="LI_20_Listing"><text:tab/><text:tab/>};</text:p>
      <text:p text:style-name="LI_20_Listing"><text:tab/><text:tab/>BackGroundBrush<text:tab/>= Brush</text:p>
      <text:p text:style-name="LI_20_Listing"><text:tab/><text:tab/>{</text:p>
      <text:p text:style-name="LI_20_Listing"><text:tab/><text:tab/><text:tab/>Style<text:tab/><text:tab/>= BRUSH_CROSS;</text:p>
      <text:p text:style-name="LI_20_Listing"><text:tab/><text:tab/>};</text:p>
      <text:p text:style-name="LI_20_Listing"><text:tab/><text:tab/>FillInBrush<text:tab/>= Brush</text:p>
      <text:p text:style-name="LI_20_Listing"><text:tab/><text:tab/>{</text:p>
      <text:p text:style-name="LI_20_Listing"><text:tab/><text:tab/><text:tab/>Style<text:tab/><text:tab/>= BRUSH_SOLID;</text:p>
      <text:p text:style-name="LI_20_Listing"><text:tab/><text:tab/>};</text:p>
      <text:p text:style-name="LI_20_Listing"><text:tab/><text:tab/>OutputFont<text:tab/>= Font</text:p>
      <text:p text:style-name="LI_20_Listing"><text:tab/><text:tab/>{</text:p>
      <text:p text:style-name="LI_20_Listing"><text:tab/><text:tab/><text:tab/>Height<text:tab/>= 12;</text:p>
      <text:p text:style-name="LI_20_Listing"><text:tab/><text:tab/><text:tab/>Width<text:tab/><text:tab/>= 8;</text:p>
      <text:p text:style-name="LI_20_Listing"><text:tab/><text:tab/><text:tab/>Text<text:tab/><text:tab/>= "Helvetica";</text:p>
      <text:p text:style-name="LI_20_Listing"><text:tab/><text:tab/>};</text:p>
      <text:p text:style-name="LI_20_Listing"><text:tab/><text:tab/>OutputMapMode<text:tab/>= MapMode</text:p>
      <text:p text:style-name="LI_20_Listing"><text:tab/><text:tab/>{</text:p>
      <text:p text:style-name="LI_20_Listing"><text:tab/><text:tab/><text:tab/>MapUnit<text:tab/>= MAP_MM;</text:p>
      <text:p text:style-name="LI_20_Listing"><text:tab/><text:tab/>};</text:p>
      <text:p text:style-name="LI_20_Listing"><text:tab/>};</text:p>
      <text:p text:style-name="GA_20_Grund_20_-_20_Absatzlayout_20_"/>
      <text:p text:style-name="P2">Mit OUTPUTPEN kann der Default-Pen des Output-Devices angegeben werden.</text:p>
      <text:p text:style-name="GA_20_Grund_20_-_20_Absatzlayout_20_"/>
      <text:p text:style-name="GA_20_Grund_20_-_20_Absatzlayout_20_">Mit der Brush BACKGROUNDBRUSH wird die Default-Background-Brush??? des Output-Devices angegeben.</text:p>
      <text:p text:style-name="GA_20_Grund_20_-_20_Absatzlayout_20_"/>
      <text:p text:style-name="GA_20_Grund_20_-_20_Absatzlayout_20_">Mit der Brush FILLINBRUSH wird die Default-Fill-In-Brush??? des Output-Devices angegeben.</text:p>
      <text:p text:style-name="GA_20_Grund_20_-_20_Absatzlayout_20_"/>
      <text:p text:style-name="GA_20_Grund_20_-_20_Absatzlayout_20_">Mit FONT wird der Default-Font des Output-Devices angegeben.</text:p>
      <text:p text:style-name="GA_20_Grund_20_-_20_Absatzlayout_20_">Mit OUTPUTMAPMODE wird der Default-Mapping-Mode des Output-Devices angegeben.</text:p>
      <text:p text:style-name="GA_20_Grund_20_-_20_Absatzlayout_20_"/>
      <text:p text:style-name="GA_20_Grund_20_-_20_Absatzlayout_20_">Default:</text:p>
      <text:p text:style-name="GA_20_Grund_20_-_20_Absatzlayout_20_"/>
      <text:p text:style-name="LI_20_Listing"><text:tab/>OutputDevice {};</text:p>
      <text:p text:style-name="GA_20_Grund_20_-_20_Absatzlayout_20_"/>
      <text:p text:style-name="GA_20_Grund_20_-_20_Absatzlayout_20_">Welche Defaults in diesem Fall für Pen, Brush, Font und MapMode verwendet werden, ist dem StarView-Handbuch unter der Klasse OutputDevice zu entnehmen.</text:p>
      <text:p text:style-name="GA_20_Grund_20_-_20_Absatzlayout_20_"/>
      <text:p text:style-name="P6"><text:alphabetical-index-mark-start text:id="IMark140346493754912"/>Resource Window<text:alphabetical-index-mark-end text:id="IMark140346493754912"/></text:p>
      <text:p text:style-name="GA_20_Grund_20_-_20_Absatzlayout_20_"/>
      <text:p text:style-name="GA_20_Grund_20_-_20_Absatzlayout_20_">Diese Resource definiert die Daten der StarView-Klasse Window.</text:p>
      <text:p text:style-name="GA_20_Grund_20_-_20_Absatzlayout_20_"/>
      <text:p text:style-name="GA_20_Grund_20_-_20_Absatzlayout_20_">Beispiel:</text:p>
      <text:p text:style-name="GA_20_Grund_20_-_20_Absatzlayout_20_"/>
      <text:p text:style-name="LI_20_Listing"><text:tab/>Window</text:p>
      <text:p text:style-name="LI_20_Listing"><text:tab/>{</text:p>
      <text:p text:style-name="LI_20_Listing"><text:tab/><text:tab/>Pos<text:tab/><text:tab/><text:tab/>= MAP_MM( 0, 0 );</text:p>
      <text:p text:style-name="LI_20_Listing"><text:tab/><text:tab/>Size<text:tab/><text:tab/><text:tab/>= MAP_MM( 100, 50 );</text:p>
      <text:p text:style-name="LI_20_Listing"><text:tab/><text:tab/>Text<text:tab/><text:tab/><text:tab/>= "Fenstertext";</text:p>
      <text:p text:style-name="LI_20_Listing"><text:tab/><text:tab/>HelpText<text:tab/><text:tab/>= "";</text:p>
      <text:p text:style-name="LI_20_Listing"><text:tab/><text:tab/>HelpId<text:tab/><text:tab/><text:tab/>= 1001;</text:p>
      <text:p text:style-name="LI_20_Listing"><text:tab/><text:tab/>Border<text:tab/><text:tab/><text:tab/>= TRUE;</text:p>
      <text:p text:style-name="LI_20_Listing"><text:tab/><text:tab/>Hide<text:tab/><text:tab/><text:tab/>= TRUE;</text:p>
      <text:p text:style-name="LI_20_Listing"><text:tab/><text:tab/>ClipChildren<text:tab/>= TRUE;</text:p>
      <text:p text:style-name="LI_20_Listing"><text:tab/><text:tab/>Disable<text:tab/><text:tab/>= TRUE;</text:p>
      <text:p text:style-name="LI_20_Listing"><text:tab/><text:tab/>WindowPointer<text:tab/>= Pointer</text:p>
      <text:p text:style-name="LI_20_Listing"><text:tab/><text:tab/>{</text:p>
      <text:p text:style-name="LI_20_Listing"><text:tab/><text:tab/><text:tab/>Predefine = POINTER_CROSS;</text:p>
      <text:p text:style-name="LI_20_Listing"><text:tab/><text:tab/>};</text:p>
      <text:p text:style-name="LI_20_Listing"><text:tab/>};</text:p>
      <text:p text:style-name="GA_20_Grund_20_-_20_Absatzlayout_20_"/>
      <text:p text:style-name="GA_20_Grund_20_-_20_Absatzlayout_20_">Nach dem Schlüsselwort POS wird die Position des Fensters angegeben. Ob die Positionierung relativ zu einem anderen Fenster erfolgt, ist dem StarView-Handbuch unter der Klasse Window zu entnehmen. Die MapUnit MAP_MM ist die Einheit für die im Tupel folgende x- und y-Position. Anstelle von MAP_MM kann eine beliebige MapUnit angegeben werden, diese Angabe kann auch weggelassen werden. Der Zahlenbereich umfaßt Werte von -32768 bis 32767.</text:p>
      <text:p text:style-name="GA_20_Grund_20_-_20_Absatzlayout_20_"/>
      <text:p text:style-name="GA_20_Grund_20_-_20_Absatzlayout_20_">Nach dem Schlüsselwort SIZE wird die Größe des Fensters angegeben. Die MapUnit MAP_MM ist die Einheit für die im Tupel folgende Breiten- und Höhenangabe. Anstelle von MAP_MM kann eine beliebige MapUnit angegeben werden, diese Angabe kann auch weggelassen werden. Der Zahlenbereich umfaßt Werte von -32768 bis 32767.</text:p>
      <text:p text:style-name="GA_20_Grund_20_-_20_Absatzlayout_20_"/>
      <text:p text:style-name="GA_20_Grund_20_-_20_Absatzlayout_20_">Nach dem Schlüsselwort TEXT wird der Fenstertext angegeben. Was diese Textangabe bewirkt, ist dem StarView-Handbuch unter der Klasse Window zu entnehmen.</text:p>
      <text:p text:style-name="GA_20_Grund_20_-_20_Absatzlayout_20_"/>
      <text:p text:style-name="GA_20_Grund_20_-_20_Absatzlayout_20_">Nach dem Schlüsselwort HELPTEXT wird der Hilfetext angegeben. Was diese Textangabe bewirkt, ist dem StarView-Handbuch unter der Klasse Window zu entnehmen.</text:p>
      <text:p text:style-name="GA_20_Grund_20_-_20_Absatzlayout_20_"/>
      <text:p text:style-name="GA_20_Grund_20_-_20_Absatzlayout_20_">Nach dem Schlüsselwort HELPID wird eine Zahl angegeben. Diese Zahl ist ein Hilfeidentifier (eine Referenz ins Hilfesystem). Der Definitionsbereich umfaßt Werte von 0 bis 4294967295. Es können auch die vordefinierten Werte HELP_INDEX und HELP_HELPONHELP benutzt werden.</text:p>
      <text:p text:style-name="GA_20_Grund_20_-_20_Absatzlayout_20_"/>
      <text:p text:style-name="GA_20_Grund_20_-_20_Absatzlayout_20_">Nach dem Schlüsselwort BORDER kann TRUE oder FALSE angegeben werden. Bei TRUE erhält das Fenster einen Rahmen, FALSE hat keine Bedeutung.</text:p>
      <text:p text:style-name="GA_20_Grund_20_-_20_Absatzlayout_20_"/>
      <text:p text:style-name="GA_20_Grund_20_-_20_Absatzlayout_20_">Nach dem Schlüsselwort HIDE kann TRUE oder FALSE angegeben werden. Bei TRUE ist das Fenster nach dem Erzeugen nicht sichtbar, bei FALSE ist es sichtbar (Parent-Beziehung beachten!).</text:p>
      <text:p text:style-name="GA_20_Grund_20_-_20_Absatzlayout_20_"/>
      <text:p text:style-name="GA_20_Grund_20_-_20_Absatzlayout_20_">Nach dem Schlüsselwort CLIPCHILDREN kann TRUE oder FALSE angegeben werden. Bei TRUE werden die ChildWindows beim Zeichnen des Parents nicht überschrieben, bei FALSE werden sie überschrieben.</text:p>
      <text:p text:style-name="GA_20_Grund_20_-_20_Absatzlayout_20_"/>
      <text:p text:style-name="GA_20_Grund_20_-_20_Absatzlayout_20_"><text:soft-page-break/>Nach dem Schlüsselwort DISABLE kann TRUE oder FALSE angegeben werden. Bei TRUE ist der Zugriff auf das Fenster nicht möglich, bei FALSE ist der Zugriff möglich (Parent-Beziehung beachten!).</text:p>
      <text:p text:style-name="GA_20_Grund_20_-_20_Absatzlayout_20_"/>
      <text:p text:style-name="GA_20_Grund_20_-_20_Absatzlayout_20_"/>
      <text:p text:style-name="GA_20_Grund_20_-_20_Absatzlayout_20_">Mit WINDOWPOINTER wird der Default-Pointer des Fensters angegeben.</text:p>
      <text:p text:style-name="GA_20_Grund_20_-_20_Absatzlayout_20_"/>
      <text:p text:style-name="GA_20_Grund_20_-_20_Absatzlayout_20_">Beispiel:</text:p>
      <text:p text:style-name="GA_20_Grund_20_-_20_Absatzlayout_20_"/>
      <text:p text:style-name="LI_20_Listing"><text:tab/>Window</text:p>
      <text:p text:style-name="LI_20_Listing"><text:tab/>{</text:p>
      <text:p text:style-name="LI_20_Listing"><text:tab/><text:tab/>PosSize<text:tab/>= MAP_MM( 0, 0, 100, 50 );</text:p>
      <text:p text:style-name="LI_20_Listing"><text:tab/><text:tab/>TEXT<text:tab/><text:tab/>= "Fenstertext";</text:p>
      <text:p text:style-name="LI_20_Listing"><text:tab/>};</text:p>
      <text:p text:style-name="GA_20_Grund_20_-_20_Absatzlayout_20_"/>
      <text:p text:style-name="GA_20_Grund_20_-_20_Absatzlayout_20_">Nach dem Schlüsselwort POSSIZE werden die Position und die Größe des Fensters angegeben. Für die MapUnit gilt das gleiche wie bei POS und SIZE. Der Zahlenbereich umfaßt Werte von -32768 bis 32767.</text:p>
      <text:p text:style-name="GA_20_Grund_20_-_20_Absatzlayout_20_"/>
      <text:p text:style-name="GA_20_Grund_20_-_20_Absatzlayout_20_">Wird POSSIZE zusammen mit POS und SIZE verwendet, wird eine der Möglichkeiten ausgewählt.</text:p>
      <text:p text:style-name="GA_20_Grund_20_-_20_Absatzlayout_20_"/>
      <text:p text:style-name="GA_20_Grund_20_-_20_Absatzlayout_20_">Default:</text:p>
      <text:p text:style-name="GA_20_Grund_20_-_20_Absatzlayout_20_"/>
      <text:p text:style-name="LI_20_Listing"><text:tab/>Window</text:p>
      <text:p text:style-name="LI_20_Listing"><text:tab/>{</text:p>
      <text:p text:style-name="LI_20_Listing"><text:tab/><text:tab/>HelpId<text:tab/><text:tab/><text:tab/>= 0;</text:p>
      <text:p text:style-name="LI_20_Listing"><text:tab/><text:tab/>Border<text:tab/><text:tab/><text:tab/>= FALSE;</text:p>
      <text:p text:style-name="LI_20_Listing"><text:tab/><text:tab/>Hide<text:tab/><text:tab/><text:tab/>= FALSE;</text:p>
      <text:p text:style-name="LI_20_Listing"><text:tab/><text:tab/>ClipChildren<text:tab/>= FALSE;</text:p>
      <text:p text:style-name="LI_20_Listing"><text:tab/><text:tab/>Disable<text:tab/><text:tab/>= FALSE;</text:p>
      <text:p text:style-name="LI_20_Listing"><text:tab/>};</text:p>
      <text:p text:style-name="GA_20_Grund_20_-_20_Absatzlayout_20_"/>
      <text:p text:style-name="GA_20_Grund_20_-_20_Absatzlayout_20_">Für WindowPointer, Text, HelpText, Pos und Size werden die Systemdefaults verwendet. Welche Defaults verwendet werden, ist dem StarView-Handbuch unter der Klasse Window zu entnehmen.</text:p>
      <text:p text:style-name="F1_20_Unterüberschrift"/>
      <text:p text:style-name="F1_20_Unterüberschrift"/>
      <text:p text:style-name="F1_20_Unterüberschrift"><text:alphabetical-index-mark-start text:id="IMark140346493754912"/>Resource SystemWindow<text:alphabetical-index-mark-end text:id="IMark140346493754912"/></text:p>
      <text:p text:style-name="GA_20_Grund_20_-_20_Absatzlayout_20_"/>
      <text:p text:style-name="GA_20_Grund_20_-_20_Absatzlayout_20_">Dieses Schlüsselwort kann nicht angegeben werden.</text:p>
      <text:p text:style-name="GA_20_Grund_20_-_20_Absatzlayout_20_"/>
      <text:p text:style-name="GA_20_Grund_20_-_20_Absatzlayout_20_">Um diese Beschreibung verstehen zu können, ist es unbedingt notwendig, im StarView-Handbuch die Beschreibung der Klasse SystemWindow und aller von ihr abgeleiteten Klassen zu lesen.</text:p>
      <text:p text:style-name="GA_20_Grund_20_-_20_Absatzlayout_20_"/>
      <text:p text:style-name="GA_20_Grund_20_-_20_Absatzlayout_20_">Beispiel:</text:p>
      <text:p text:style-name="GA_20_Grund_20_-_20_Absatzlayout_20_"/>
      <text:p text:style-name="LI_20_Listing"><text:tab/>[SystemWindow]</text:p>
      <text:p text:style-name="LI_20_Listing"><text:tab/>{</text:p>
      <text:p text:style-name="LI_20_Listing"><text:tab/><text:tab/>Sizeable<text:tab/><text:tab/>= TRUE;</text:p>
      <text:p text:style-name="LI_20_Listing"><text:tab/><text:tab/>Moveable<text:tab/><text:tab/>= TRUE;</text:p>
      <text:p text:style-name="LI_20_Listing"><text:tab/><text:tab/>Minimize<text:tab/><text:tab/>= TRUE;</text:p>
      <text:p text:style-name="LI_20_Listing"><text:tab/><text:tab/>Maximize<text:tab/><text:tab/>= TRUE;</text:p>
      <text:p text:style-name="LI_20_Listing"><text:tab/><text:tab/>Closeable<text:tab/><text:tab/>= TRUE;</text:p>
      <text:p text:style-name="LI_20_Listing"><text:tab/><text:tab/>App<text:tab/><text:tab/><text:tab/>= TRUE;</text:p>
      <text:p text:style-name="LI_20_Listing"><text:tab/><text:tab/>OutputSize<text:tab/><text:tab/>= TRUE;</text:p>
      <text:p text:style-name="LI_20_Listing"><text:soft-page-break/><text:tab/><text:tab/>WinChildren<text:tab/>=</text:p>
      <text:p text:style-name="LI_20_Listing"><text:tab/><text:tab/>{</text:p>
      <text:p text:style-name="LI_20_Listing"><text:tab/><text:tab/><text:tab/>FText</text:p>
      <text:p text:style-name="LI_20_Listing"><text:tab/><text:tab/><text:tab/>{</text:p>
      <text:p text:style-name="LI_20_Listing"><text:tab/><text:tab/><text:tab/><text:tab/>PosSize<text:tab/>= MAP_SYSFONT( 0, 0, 80, 10 );</text:p>
      <text:p text:style-name="LI_20_Listing"><text:tab/><text:tab/><text:tab/><text:tab/>Text<text:tab/><text:tab/>= "Name:";</text:p>
      <text:p text:style-name="LI_20_Listing"><text:tab/><text:tab/><text:tab/>};</text:p>
      <text:p text:style-name="LI_20_Listing"><text:tab/><text:tab/>};</text:p>
      <text:p text:style-name="LI_20_Listing"><text:tab/><text:tab/>DefPushButton 1</text:p>
      <text:p text:style-name="LI_20_Listing"><text:tab/><text:tab/>{</text:p>
      <text:p text:style-name="LI_20_Listing"><text:tab/><text:tab/><text:tab/>Text<text:tab/><text:tab/>= "Ok";</text:p>
      <text:p text:style-name="LI_20_Listing"><text:tab/><text:tab/>};</text:p>
      <text:p text:style-name="LI_20_Listing"><text:tab/><text:tab/>PushButton 2</text:p>
      <text:p text:style-name="LI_20_Listing"><text:tab/><text:tab/>{</text:p>
      <text:p text:style-name="LI_20_Listing"><text:tab/><text:tab/><text:tab/>Text<text:tab/><text:tab/>= "Cancel";</text:p>
      <text:p text:style-name="LI_20_Listing"><text:tab/><text:tab/>};</text:p>
      <text:p text:style-name="LI_20_Listing"><text:tab/><text:tab/>SingleLineEdit 3</text:p>
      <text:p text:style-name="LI_20_Listing"><text:tab/><text:tab/>{</text:p>
      <text:p text:style-name="LI_20_Listing"><text:tab/><text:tab/><text:tab/>PosSize<text:tab/>= MAP_SYSFONT( 80, 0, 120, 10 );</text:p>
      <text:p text:style-name="LI_20_Listing"><text:tab/><text:tab/>};</text:p>
      <text:p text:style-name="LI_20_Listing"><text:tab/>};</text:p>
      <text:p text:style-name="GA_20_Grund_20_-_20_Absatzlayout_20_"/>
      <text:p text:style-name="GA_20_Grund_20_-_20_Absatzlayout_20_">Nach dem Schlüsselwort SIZEABLE kann TRUE oder FALSE angegeben werden. Bei TRUE kann das Fenster vergrößert und verkleinert werden, bei FALSE kann die Größe nicht verändert werden.</text:p>
      <text:p text:style-name="GA_20_Grund_20_-_20_Absatzlayout_20_"/>
      <text:p text:style-name="GA_20_Grund_20_-_20_Absatzlayout_20_">Nach dem Schlüsselwort MOVEABLE kann TRUE oder FALSE angegeben werden. Bei TRUE kann das Fenster bewegt werden, bei FALSE kann es nicht bewegt werden.</text:p>
      <text:p text:style-name="GA_20_Grund_20_-_20_Absatzlayout_20_"/>
      <text:p text:style-name="GA_20_Grund_20_-_20_Absatzlayout_20_">Nach dem Schlüsselwort MINIMIZE kann TRUE oder FALSE angegeben werden. Bei TRUE kann das Fenster minimiert werden, bei FALSE kann es nicht minimiert werden.</text:p>
      <text:p text:style-name="GA_20_Grund_20_-_20_Absatzlayout_20_"/>
      <text:p text:style-name="GA_20_Grund_20_-_20_Absatzlayout_20_">Nach dem Schlüsselwort MAXIMIZE kann TRUE oder FALSE angegeben werden. Bei TRUE kann das Fenster maximiert werden, bei FALSE kann es nicht maximiert werden.</text:p>
      <text:p text:style-name="GA_20_Grund_20_-_20_Absatzlayout_20_"/>
      <text:p text:style-name="GA_20_Grund_20_-_20_Absatzlayout_20_">Nach dem Schlüsselwort CLOSEABLE kann TRUE oder FALSE angegeben werden. Bei TRUE kann das Fenster geschlossen werden, bei FALSE kann es nicht geschlossen werden.</text:p>
      <text:p text:style-name="GA_20_Grund_20_-_20_Absatzlayout_20_"/>
      <text:p text:style-name="GA_20_Grund_20_-_20_Absatzlayout_20_">Nach dem Schlüsselwort APPLICATION kann TRUE oder FALSE angegeben werden. TRUE bedeutet, daß das Fenster das Applikationsfenster ist, FALSE hat keine Bedeutung.</text:p>
      <text:p text:style-name="GA_20_Grund_20_-_20_Absatzlayout_20_"/>
      <text:p text:style-name="GA_20_Grund_20_-_20_Absatzlayout_20_">Nach dem Schlüsselwort OUTPUTSIZE kann TRUE oder FALSE angegeben werden. Bei TRUE ist bezieht sich die Größenangabe auf die "OutputSize" des Fensters.</text:p>
      <text:p text:style-name="GA_20_Grund_20_-_20_Absatzlayout_20_"/>
      <text:p text:style-name="GA_20_Grund_20_-_20_Absatzlayout_20_">Nach dem Schlüsselwort WINCHILDS wird ein Textfenster angelegt. Dieses Fenster wird automatisch erzeugt. Anstelle von FTEXT kann jede in der Hierarchie unter Window stehende Resource angegeben werden.</text:p>
      <text:p text:style-name="GA_20_Grund_20_-_20_Absatzlayout_20_"/>
      <text:p text:style-name="GA_20_Grund_20_-_20_Absatzlayout_20_">Nach dem Schlüsselwort PUSHBUTTON 1 wird ein Button definiert. Auf diese Resource kann über den Identifier 1 zugegriffen werden. Der Identifier kann im Bereich von 1 bis 255 liegen. Anstelle von PushButton kann jede in der Hierarchie unter Resource stehende Resource angegeben werden.</text:p>
      <text:p text:style-name="GA_20_Grund_20_-_20_Absatzlayout_20_"/>
      <text:p text:style-name="P2">Default:</text:p>
      <text:p text:style-name="GA_20_Grund_20_-_20_Absatzlayout_20_"/>
      <text:p text:style-name="LI_20_Listing"><text:tab/>[SystemWindow] 7</text:p>
      <text:p text:style-name="LI_20_Listing"><text:tab/>{</text:p>
      <text:p text:style-name="LI_20_Listing"><text:tab/><text:tab/>Sizeable<text:tab/>= FALSE;</text:p>
      <text:p text:style-name="LI_20_Listing"><text:tab/><text:tab/>Moveable<text:tab/>= FALSE;</text:p>
      <text:p text:style-name="LI_20_Listing"><text:tab/><text:tab/>Minimize<text:tab/>= FALSE;</text:p>
      <text:p text:style-name="LI_20_Listing"><text:tab/><text:tab/>Maximize<text:tab/>= FALSE;</text:p>
      <text:p text:style-name="LI_20_Listing"><text:tab/><text:tab/>Closeable<text:tab/>= FALSE;</text:p>
      <text:p text:style-name="LI_20_Listing"><text:tab/><text:tab/>App<text:tab/><text:tab/>= FALSE;</text:p>
      <text:p text:style-name="LI_20_Listing"><text:tab/><text:tab/>OutputSize<text:tab/>= FALSE;</text:p>
      <text:p text:style-name="LI_20_Listing"><text:tab/>};</text:p>
      <text:p text:style-name="GA_20_Grund_20_-_20_Absatzlayout_20_"/>
      <text:p text:style-name="P6"><text:alphabetical-index-mark-start text:id="IMark140346493754912"/>Resource WorkWindow<text:alphabetical-index-mark-end text:id="IMark140346493754912"/></text:p>
      <text:p text:style-name="GA_20_Grund_20_-_20_Absatzlayout_20_"/>
      <text:p text:style-name="GA_20_Grund_20_-_20_Absatzlayout_20_">Diese Resource definiert die Daten der StarView-Klasse WorkWindow.</text:p>
      <text:p text:style-name="GA_20_Grund_20_-_20_Absatzlayout_20_"/>
      <text:p text:style-name="GA_20_Grund_20_-_20_Absatzlayout_20_">Beispiel:</text:p>
      <text:p text:style-name="GA_20_Grund_20_-_20_Absatzlayout_20_"/>
      <text:p text:style-name="LI_20_Listing"><text:tab/>WorkWindow</text:p>
      <text:p text:style-name="LI_20_Listing"><text:tab/>{</text:p>
      <text:p text:style-name="LI_20_Listing"><text:tab/><text:tab/>Show<text:tab/><text:tab/><text:tab/>= MAXIMIZE;</text:p>
      <text:p text:style-name="LI_20_Listing"><text:tab/><text:tab/>WorkWindowIcon<text:tab/>= Icon</text:p>
      <text:p text:style-name="LI_20_Listing"><text:tab/><text:tab/>{</text:p>
      <text:p text:style-name="LI_20_Listing"><text:tab/><text:tab/><text:tab/>Predefine = ICON_STOP;</text:p>
      <text:p text:style-name="LI_20_Listing"><text:tab/><text:tab/>};</text:p>
      <text:p text:style-name="LI_20_Listing"><text:tab/>};</text:p>
      <text:p text:style-name="GA_20_Grund_20_-_20_Absatzlayout_20_"/>
      <text:p text:style-name="GA_20_Grund_20_-_20_Absatzlayout_20_">Nach dem Schlüsselwort SHOW wird angegeben, wie das Fenster angezeigt wird. Anstelle von MAXIMIZE kann auch NORMAL und MINIMIZE angegeben werden. MAXIMIZE bedeutet, daß das Fenster so groß wie möglich dargestellt wird, bei MINIMIZE wird das Fenster so klein wie möglich dargestellt (iconic). NORMAL bedeutet, daß das Fenster in den angegebenen Koordinaten dargestellt wird.</text:p>
      <text:p text:style-name="GA_20_Grund_20_-_20_Absatzlayout_20_"/>
      <text:p text:style-name="GA_20_Grund_20_-_20_Absatzlayout_20_">WorkWindowIcon ist das Sinnbild, das dargestellt wird, wenn das Fenster minimiert wird.</text:p>
      <text:p text:style-name="GA_20_Grund_20_-_20_Absatzlayout_20_"/>
      <text:p text:style-name="GA_20_Grund_20_-_20_Absatzlayout_20_">Default:</text:p>
      <text:p text:style-name="GA_20_Grund_20_-_20_Absatzlayout_20_"/>
      <text:p text:style-name="LI_20_Listing"><text:tab/>WorkWindow</text:p>
      <text:p text:style-name="LI_20_Listing"><text:tab/>{</text:p>
      <text:p text:style-name="LI_20_Listing"><text:tab/><text:tab/>Show = NORMAL;</text:p>
      <text:p text:style-name="LI_20_Listing"><text:tab/>};</text:p>
      <text:p text:style-name="GA_20_Grund_20_-_20_Absatzlayout_20_"/>
      <text:p text:style-name="GA_20_Grund_20_-_20_Absatzlayout_20_">Was angezeigt wird, wenn kein Icon angegeben wird, ist im StarView-Handbuch unter der Klasse WorkWindow nachzulesen.</text:p>
      <text:p text:style-name="GA_20_Grund_20_-_20_Absatzlayout_20_"/>
      <text:p text:style-name="P6"><text:alphabetical-index-mark-start text:id="IMark140346493754912"/>Resource MDIWindow<text:alphabetical-index-mark-end text:id="IMark140346493754912"/></text:p>
      <text:p text:style-name="GA_20_Grund_20_-_20_Absatzlayout_20_"/>
      <text:p text:style-name="GA_20_Grund_20_-_20_Absatzlayout_20_">Diese Resource definiert die Daten der StarView-Klasse MDIWindow.</text:p>
      <text:p text:style-name="GA_20_Grund_20_-_20_Absatzlayout_20_"/>
      <text:p text:style-name="GA_20_Grund_20_-_20_Absatzlayout_20_">Beispiel:</text:p>
      <text:p text:style-name="GA_20_Grund_20_-_20_Absatzlayout_20_"/>
      <text:p text:style-name="LI_20_Listing"><text:tab/>MDIWindow {};</text:p>
      <text:p text:style-name="GA_20_Grund_20_-_20_Absatzlayout_20_"/>
      <text:p text:style-name="GA_20_Grund_20_-_20_Absatzlayout_20_">Es ist nur der Typ des Fensters entscheidend, es sind keine zusätzlichen Angaben möglich.</text:p>
      <text:p text:style-name="GA_20_Grund_20_-_20_Absatzlayout_20_"/>
      <text:p text:style-name="GA_20_Grund_20_-_20_Absatzlayout_20_"/>
      <text:p text:style-name="F1_20_Unterüberschrift"><text:alphabetical-index-mark-start text:id="IMark140346493754912"/>Resource Dialog<text:alphabetical-index-mark-end text:id="IMark140346493754912"/></text:p>
      <text:p text:style-name="GA_20_Grund_20_-_20_Absatzlayout_20_"/>
      <text:p text:style-name="GA_20_Grund_20_-_20_Absatzlayout_20_">Diese Schlüsselwort kann nicht angegeben werden.</text:p>
      <text:p text:style-name="GA_20_Grund_20_-_20_Absatzlayout_20_">Diese Resource definiert die Daten der StarView-Klasse Dialog.</text:p>
      <text:p text:style-name="GA_20_Grund_20_-_20_Absatzlayout_20_"/>
      <text:p text:style-name="GA_20_Grund_20_-_20_Absatzlayout_20_">Beispiel:</text:p>
      <text:p text:style-name="GA_20_Grund_20_-_20_Absatzlayout_20_"/>
      <text:p text:style-name="LI_20_Listing"><text:tab/>[Dialog] {};</text:p>
      <text:p text:style-name="GA_20_Grund_20_-_20_Absatzlayout_20_"/>
      <text:p text:style-name="GA_20_Grund_20_-_20_Absatzlayout_20_">Es ist nur der Typ des Fensters entscheidend, es sind keine zusätzlichen Angaben möglich.</text:p>
      <text:p text:style-name="GA_20_Grund_20_-_20_Absatzlayout_20_"/>
      <text:p text:style-name="GA_20_Grund_20_-_20_Absatzlayout_20_"/>
      <text:p text:style-name="F1_20_Unterüberschrift"><text:alphabetical-index-mark-start text:id="IMark140346493754912"/>Resource ModelessDialog<text:alphabetical-index-mark-end text:id="IMark140346493754912"/></text:p>
      <text:p text:style-name="GA_20_Grund_20_-_20_Absatzlayout_20_"/>
      <text:p text:style-name="GA_20_Grund_20_-_20_Absatzlayout_20_">Diese Resource definiert die Daten der StarView-Klasse ModelessDialog.</text:p>
      <text:p text:style-name="GA_20_Grund_20_-_20_Absatzlayout_20_"/>
      <text:p text:style-name="GA_20_Grund_20_-_20_Absatzlayout_20_">Beispiel:</text:p>
      <text:p text:style-name="GA_20_Grund_20_-_20_Absatzlayout_20_"/>
      <text:p text:style-name="LI_20_Listing"><text:tab/>ModelessDialog {};</text:p>
      <text:p text:style-name="GA_20_Grund_20_-_20_Absatzlayout_20_"/>
      <text:p text:style-name="GA_20_Grund_20_-_20_Absatzlayout_20_">Es ist nur der Typ des Fensters entscheidend, es sind keine zusätzlichen Angaben möglich.</text:p>
      <text:p text:style-name="GA_20_Grund_20_-_20_Absatzlayout_20_"/>
      <text:p text:style-name="P2"/>
      <text:p text:style-name="F1_20_Unterüberschrift"><text:alphabetical-index-mark-start text:id="IMark140346493754912"/>Resource ModalDialog<text:alphabetical-index-mark-end text:id="IMark140346493754912"/></text:p>
      <text:p text:style-name="GA_20_Grund_20_-_20_Absatzlayout_20_"/>
      <text:p text:style-name="GA_20_Grund_20_-_20_Absatzlayout_20_">Diese Resource definiert die Daten der StarView-Klasse ModalDialog.</text:p>
      <text:p text:style-name="GA_20_Grund_20_-_20_Absatzlayout_20_"/>
      <text:p text:style-name="GA_20_Grund_20_-_20_Absatzlayout_20_">Beispiel:</text:p>
      <text:p text:style-name="GA_20_Grund_20_-_20_Absatzlayout_20_"/>
      <text:p text:style-name="LI_20_Listing"><text:tab/>ModalDialog</text:p>
      <text:p text:style-name="LI_20_Listing"><text:tab/>{</text:p>
      <text:p text:style-name="LI_20_Listing"><text:tab/><text:tab/>SysModal<text:tab/>= TRUE;</text:p>
      <text:p text:style-name="LI_20_Listing"><text:tab/>};</text:p>
      <text:p text:style-name="GA_20_Grund_20_-_20_Absatzlayout_20_"/>
      <text:p text:style-name="GA_20_Grund_20_-_20_Absatzlayout_20_">Nach den Schlüsselwort SYSMODAL kann TRUE oder FALSE angegeben werden. Wird FALSE angegeben, dann ist die Dialogbox applikationsmodal, sonst systemmodal.</text:p>
      <text:p text:style-name="GA_20_Grund_20_-_20_Absatzlayout_20_"/>
      <text:p text:style-name="GA_20_Grund_20_-_20_Absatzlayout_20_">Systemmodal bedeutet, daß das ganze System angehalten wird und nur in dieser Dialogbox gearbeitet werden kann. Applikationsmodal bedeutet, daß die Applikation angehalten wird und applikationsweit nur in dieser Dialogbox gearbeitet werden kann. Weiteres siehe StarView-Handbuch bei den Klassen Dialog, ModalDialog und ModelessDialog.</text:p>
      <text:p text:style-name="GA_20_Grund_20_-_20_Absatzlayout_20_"/>
      <text:p text:style-name="GA_20_Grund_20_-_20_Absatzlayout_20_">Default:</text:p>
      <text:p text:style-name="GA_20_Grund_20_-_20_Absatzlayout_20_"/>
      <text:p text:style-name="LI_20_Listing"><text:tab/>ModalDialog</text:p>
      <text:p text:style-name="LI_20_Listing"><text:tab/>{</text:p>
      <text:p text:style-name="LI_20_Listing"><text:tab/><text:tab/>SysModal<text:tab/>= FALSE;</text:p>
      <text:p text:style-name="LI_20_Listing"><text:tab/>};</text:p>
      <text:p text:style-name="P6"><text:alphabetical-index-mark-start text:id="IMark140346493754912"/>Resource Control<text:alphabetical-index-mark-end text:id="IMark140346493754912"/></text:p>
      <text:p text:style-name="GA_20_Grund_20_-_20_Absatzlayout_20_"/>
      <text:p text:style-name="GA_20_Grund_20_-_20_Absatzlayout_20_">Diese Resource definiert die Daten der StarView-Klasse Control.</text:p>
      <text:p text:style-name="GA_20_Grund_20_-_20_Absatzlayout_20_"/>
      <text:p text:style-name="GA_20_Grund_20_-_20_Absatzlayout_20_">Beispiel:</text:p>
      <text:p text:style-name="GA_20_Grund_20_-_20_Absatzlayout_20_"/>
      <text:p text:style-name="LI_20_Listing"><text:tab/>Control</text:p>
      <text:p text:style-name="LI_20_Listing"><text:tab/>{</text:p>
      <text:p text:style-name="LI_20_Listing"><text:tab/><text:tab/>TabStop<text:tab/>= TRUE;</text:p>
      <text:p text:style-name="LI_20_Listing"><text:tab/><text:tab/>Group<text:tab/><text:tab/>= TRUE;</text:p>
      <text:p text:style-name="LI_20_Listing"><text:tab/>};</text:p>
      <text:p text:style-name="GA_20_Grund_20_-_20_Absatzlayout_20_"/>
      <text:p text:style-name="GA_20_Grund_20_-_20_Absatzlayout_20_">Nach dem Schlüsselwort TABSTOP kann TRUE oder FALSE angegeben werden. Bei TRUE ist das Tabstop-Attribut gesetzt, bei FALSE ist es nicht gesetzt.</text:p>
      <text:p text:style-name="GA_20_Grund_20_-_20_Absatzlayout_20_"/>
      <text:p text:style-name="GA_20_Grund_20_-_20_Absatzlayout_20_">Nach dem Schlüsselwort GROUP kann TRUE oder FALSE angegeben werden. Bei TRUE ist das Group-Attribut gesetzt, bei FALSE ist es nicht gesetzt.</text:p>
      <text:p text:style-name="GA_20_Grund_20_-_20_Absatzlayout_20_"/>
      <text:p text:style-name="GA_20_Grund_20_-_20_Absatzlayout_20_">Was diese Attribute bewirken, ist im StarView-Handbuch unter den Klassen Control und Dialog nachzulesen.</text:p>
      <text:p text:style-name="GA_20_Grund_20_-_20_Absatzlayout_20_"/>
      <text:p text:style-name="GA_20_Grund_20_-_20_Absatzlayout_20_">Default:</text:p>
      <text:p text:style-name="GA_20_Grund_20_-_20_Absatzlayout_20_"/>
      <text:p text:style-name="LI_20_Listing"><text:tab/>Control</text:p>
      <text:p text:style-name="LI_20_Listing"><text:tab/>{</text:p>
      <text:p text:style-name="LI_20_Listing"><text:tab/><text:tab/>TabStop<text:tab/>= FALSE;</text:p>
      <text:p text:style-name="LI_20_Listing"><text:tab/><text:tab/>Group<text:tab/><text:tab/>= FALSE;</text:p>
      <text:p text:style-name="LI_20_Listing"><text:tab/>};</text:p>
      <text:p text:style-name="GA_20_Grund_20_-_20_Absatzlayout_20_"/>
      <text:p text:style-name="F1_20_Unterüberschrift"><text:alphabetical-index-mark-start text:id="IMark140346493754912"/>Resource Button<text:alphabetical-index-mark-end text:id="IMark140346493754912"/></text:p>
      <text:p text:style-name="GA_20_Grund_20_-_20_Absatzlayout_20_"/>
      <text:p text:style-name="GA_20_Grund_20_-_20_Absatzlayout_20_">Diese Resource definiert die Daten der StarView-Klasse Button.</text:p>
      <text:p text:style-name="GA_20_Grund_20_-_20_Absatzlayout_20_"/>
      <text:p text:style-name="GA_20_Grund_20_-_20_Absatzlayout_20_">Beispiel:</text:p>
      <text:p text:style-name="GA_20_Grund_20_-_20_Absatzlayout_20_"/>
      <text:p text:style-name="LI_20_Listing"><text:tab/>Button {};</text:p>
      <text:p text:style-name="LI_20_Listing"/>
      <text:p text:style-name="GA_20_Grund_20_-_20_Absatzlayout_20_">Nur der Typ des Fensters ist entscheidend, es sind keine zusätzlichen Angaben möglich.</text:p>
      <text:p text:style-name="GA_20_Grund_20_-_20_Absatzlayout_20_"/>
      <text:p text:style-name="GA_20_Grund_20_-_20_Absatzlayout_20_"/>
      <text:p text:style-name="P6"><text:alphabetical-index-mark-start text:id="IMark140346493754912"/>Resource CheckBox<text:alphabetical-index-mark-end text:id="IMark140346493754912"/></text:p>
      <text:p text:style-name="GA_20_Grund_20_-_20_Absatzlayout_20_"/>
      <text:p text:style-name="GA_20_Grund_20_-_20_Absatzlayout_20_">Diese Resource definiert die Daten der StarView-Klasse CheckBox.</text:p>
      <text:p text:style-name="GA_20_Grund_20_-_20_Absatzlayout_20_"/>
      <text:p text:style-name="GA_20_Grund_20_-_20_Absatzlayout_20_">Beispiel:</text:p>
      <text:p text:style-name="GA_20_Grund_20_-_20_Absatzlayout_20_"/>
      <text:p text:style-name="LI_20_Listing"><text:tab/>CheckBox</text:p>
      <text:p text:style-name="LI_20_Listing"><text:tab/>{</text:p>
      <text:p text:style-name="LI_20_Listing"><text:tab/><text:tab/>Check = TRUE;</text:p>
      <text:p text:style-name="LI_20_Listing"><text:tab/>};</text:p>
      <text:p text:style-name="GA_20_Grund_20_-_20_Absatzlayout_20_"/>
      <text:p text:style-name="GA_20_Grund_20_-_20_Absatzlayout_20_">Nach dem Schlüsselwort CHECK kann TRUE oder FALSE angegeben werden. Bei TRUE wird ein Button als angeklickt gekennzeichnet. Dies gilt nur für Buttons, bei denen solch eine Kennzeichnung vorgesehen ist.</text:p>
      <text:p text:style-name="GA_20_Grund_20_-_20_Absatzlayout_20_"/>
      <text:p text:style-name="GA_20_Grund_20_-_20_Absatzlayout_20_">Default:</text:p>
      <text:p text:style-name="GA_20_Grund_20_-_20_Absatzlayout_20_"/>
      <text:p text:style-name="LI_20_Listing"><text:tab/>CheckBox</text:p>
      <text:p text:style-name="LI_20_Listing"><text:tab/>{</text:p>
      <text:p text:style-name="LI_20_Listing"><text:tab/><text:tab/>Check = FALSE;</text:p>
      <text:p text:style-name="LI_20_Listing"><text:tab/>};</text:p>
      <text:p text:style-name="GA_20_Grund_20_-_20_Absatzlayout_20_"/>
      <text:p text:style-name="F1_20_Unterüberschrift"><text:alphabetical-index-mark-start text:id="IMark140346493754912"/>Resource AutoCheckBox<text:alphabetical-index-mark-end text:id="IMark140346493754912"/></text:p>
      <text:p text:style-name="GA_20_Grund_20_-_20_Absatzlayout_20_"/>
      <text:p text:style-name="GA_20_Grund_20_-_20_Absatzlayout_20_">Diese Resource definiert die Daten der StarView-Klasse AutoCheckBox.</text:p>
      <text:p text:style-name="GA_20_Grund_20_-_20_Absatzlayout_20_"/>
      <text:p text:style-name="GA_20_Grund_20_-_20_Absatzlayout_20_">Beispiel:</text:p>
      <text:p text:style-name="GA_20_Grund_20_-_20_Absatzlayout_20_"/>
      <text:p text:style-name="LI_20_Listing"><text:tab/>AutoCheck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PushButton<text:alphabetical-index-mark-end text:id="IMark140346493754912"/></text:p>
      <text:p text:style-name="GA_20_Grund_20_-_20_Absatzlayout_20_"/>
      <text:p text:style-name="GA_20_Grund_20_-_20_Absatzlayout_20_">Diese Resource definiert die Daten der StarView-Klasse PushButton.</text:p>
      <text:p text:style-name="GA_20_Grund_20_-_20_Absatzlayout_20_"/>
      <text:p text:style-name="GA_20_Grund_20_-_20_Absatzlayout_20_">Beispiel:</text:p>
      <text:p text:style-name="GA_20_Grund_20_-_20_Absatzlayout_20_"/>
      <text:p text:style-name="LI_20_Listing"><text:tab/>PushButton {};</text:p>
      <text:p text:style-name="GA_20_Grund_20_-_20_Absatzlayout_20_"/>
      <text:p text:style-name="GA_20_Grund_20_-_20_Absatzlayout_20_">Nur der Typ des Fensters ist entscheidend, es sind keine zusätzlichen Angaben möglich.</text:p>
      <text:p text:style-name="F1_20_Unterüberschrift"><text:alphabetical-index-mark-start text:id="IMark140346493754912"/>Resource DefPushButton<text:alphabetical-index-mark-end text:id="IMark140346493754912"/></text:p>
      <text:p text:style-name="GA_20_Grund_20_-_20_Absatzlayout_20_"/>
      <text:p text:style-name="GA_20_Grund_20_-_20_Absatzlayout_20_">Diese Resource definiert die Daten der StarView-Klasse DefPushButton.</text:p>
      <text:p text:style-name="GA_20_Grund_20_-_20_Absatzlayout_20_"/>
      <text:p text:style-name="GA_20_Grund_20_-_20_Absatzlayout_20_">Beispiel:</text:p>
      <text:p text:style-name="GA_20_Grund_20_-_20_Absatzlayout_20_"/>
      <text:p text:style-name="LI_20_Listing"><text:tab/>DefPushButton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RadioButton<text:alphabetical-index-mark-end text:id="IMark140346493754912"/></text:p>
      <text:p text:style-name="GA_20_Grund_20_-_20_Absatzlayout_20_"/>
      <text:p text:style-name="GA_20_Grund_20_-_20_Absatzlayout_20_">Diese Resource definiert die Daten der StarView-Klasse RadioButton.</text:p>
      <text:p text:style-name="GA_20_Grund_20_-_20_Absatzlayout_20_"><text:soft-page-break/></text:p>
      <text:p text:style-name="GA_20_Grund_20_-_20_Absatzlayout_20_">Beispiel:</text:p>
      <text:p text:style-name="GA_20_Grund_20_-_20_Absatzlayout_20_"/>
      <text:p text:style-name="LI_20_Listing"><text:tab/>RadioButton</text:p>
      <text:p text:style-name="LI_20_Listing"><text:tab/>{</text:p>
      <text:p text:style-name="LI_20_Listing"><text:tab/><text:tab/>Check = TRUE;</text:p>
      <text:p text:style-name="LI_20_Listing"><text:tab/>};</text:p>
      <text:p text:style-name="GA_20_Grund_20_-_20_Absatzlayout_20_"/>
      <text:p text:style-name="GA_20_Grund_20_-_20_Absatzlayout_20_">Nach dem Schlüsselwort CHECK kann TRUE oder FALSE angegeben werden. Bei TRUE wird ein Button als angeklickt gekennzeichnet. Dies gilt nur für Buttons, bei denen solch eine Kennzeichnung vorgesehen ist.</text:p>
      <text:p text:style-name="GA_20_Grund_20_-_20_Absatzlayout_20_"/>
      <text:p text:style-name="GA_20_Grund_20_-_20_Absatzlayout_20_">Default:</text:p>
      <text:p text:style-name="GA_20_Grund_20_-_20_Absatzlayout_20_"/>
      <text:p text:style-name="LI_20_Listing"><text:tab/>RadioButton</text:p>
      <text:p text:style-name="LI_20_Listing"><text:tab/>{</text:p>
      <text:p text:style-name="LI_20_Listing"><text:tab/><text:tab/>Check = FALSE;</text:p>
      <text:p text:style-name="LI_20_Listing"><text:tab/>};</text:p>
      <text:p text:style-name="GA_20_Grund_20_-_20_Absatzlayout_20_"/>
      <text:p text:style-name="F1_20_Unterüberschrift"><text:alphabetical-index-mark-start text:id="IMark140346493754912"/>Resource AutoRadioButton<text:alphabetical-index-mark-end text:id="IMark140346493754912"/></text:p>
      <text:p text:style-name="GA_20_Grund_20_-_20_Absatzlayout_20_"/>
      <text:p text:style-name="GA_20_Grund_20_-_20_Absatzlayout_20_">Diese Resource definiert die Daten der StarView-Klasse AutoRadioButton.</text:p>
      <text:p text:style-name="GA_20_Grund_20_-_20_Absatzlayout_20_"/>
      <text:p text:style-name="GA_20_Grund_20_-_20_Absatzlayout_20_">Beispiel:</text:p>
      <text:p text:style-name="GA_20_Grund_20_-_20_Absatzlayout_20_"/>
      <text:p text:style-name="LI_20_Listing"><text:tab/>AutoRadioButton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TriStateBox<text:alphabetical-index-mark-end text:id="IMark140346493754912"/></text:p>
      <text:p text:style-name="GA_20_Grund_20_-_20_Absatzlayout_20_"/>
      <text:p text:style-name="GA_20_Grund_20_-_20_Absatzlayout_20_">Diese Resource definiert die Daten der StarView-Klasse TriStateBox.</text:p>
      <text:p text:style-name="GA_20_Grund_20_-_20_Absatzlayout_20_"/>
      <text:p text:style-name="GA_20_Grund_20_-_20_Absatzlayout_20_">Beispiel:</text:p>
      <text:p text:style-name="GA_20_Grund_20_-_20_Absatzlayout_20_"/>
      <text:p text:style-name="LI_20_Listing"><text:tab/>TriStateBox</text:p>
      <text:p text:style-name="LI_20_Listing"><text:tab/>{</text:p>
      <text:p text:style-name="LI_20_Listing"><text:tab/><text:tab/>TriStateDisable = TRUE;</text:p>
      <text:p text:style-name="LI_20_Listing"><text:tab/><text:tab/>TriState<text:tab/><text:tab/>= STATE_CHECK;</text:p>
      <text:p text:style-name="LI_20_Listing"><text:tab/>};</text:p>
      <text:p text:style-name="GA_20_Grund_20_-_20_Absatzlayout_20_"/>
      <text:p text:style-name="GA_20_Grund_20_-_20_Absatzlayout_20_">Nach dem Schlüsselwort TRISTATEDISABLE kann TRUE oder FALSE angegeben werden. Bei TRUE können nur die Zustande STATE_CHECK und STATE_NOCHECK eingenommen werden, sonst ist noch der Zustand STATE_DONTKNOW möglich.</text:p>
      <text:p text:style-name="GA_20_Grund_20_-_20_Absatzlayout_20_"/>
      <text:p text:style-name="GA_20_Grund_20_-_20_Absatzlayout_20_">Nach dem Schlüsselwort TRISTATE kann STATE_NOCHECK, STATE_CHECK und STATE_DONTKNOW angegeben werden.</text:p>
      <text:p text:style-name="GA_20_Grund_20_-_20_Absatzlayout_20_"/>
      <text:p text:style-name="GA_20_Grund_20_-_20_Absatzlayout_20_">Default:</text:p>
      <text:p text:style-name="GA_20_Grund_20_-_20_Absatzlayout_20_"/>
      <text:p text:style-name="LI_20_Listing"><text:tab/>TriStateBox</text:p>
      <text:p text:style-name="LI_20_Listing"><text:tab/>{</text:p>
      <text:p text:style-name="LI_20_Listing"><text:tab/><text:tab/>TriStateDisable = FALSE;</text:p>
      <text:p text:style-name="LI_20_Listing"><text:tab/><text:tab/>TriState<text:tab/><text:tab/>= STATE_NOCHECK;</text:p>
      <text:p text:style-name="LI_20_Listing"><text:soft-page-break/><text:tab/>};</text:p>
      <text:p text:style-name="GA_20_Grund_20_-_20_Absatzlayout_20_"/>
      <text:p text:style-name="F1_20_Unterüberschrift"><text:alphabetical-index-mark-start text:id="IMark140346493754912"/>Resource AutoTriStateBox<text:alphabetical-index-mark-end text:id="IMark140346493754912"/></text:p>
      <text:p text:style-name="GA_20_Grund_20_-_20_Absatzlayout_20_"/>
      <text:p text:style-name="GA_20_Grund_20_-_20_Absatzlayout_20_">Diese Resource definiert die Daten der StarView-Klasse AutoTriStateBox.</text:p>
      <text:p text:style-name="GA_20_Grund_20_-_20_Absatzlayout_20_"/>
      <text:p text:style-name="GA_20_Grund_20_-_20_Absatzlayout_20_">Beispiel:</text:p>
      <text:p text:style-name="GA_20_Grund_20_-_20_Absatzlayout_20_"/>
      <text:p text:style-name="LI_20_Listing"><text:tab/>AutoTriStateBox {};</text:p>
      <text:p text:style-name="GA_20_Grund_20_-_20_Absatzlayout_20_"/>
      <text:p text:style-name="GA_20_Grund_20_-_20_Absatzlayout_20_">Nur der Typ des Fensters ist entscheidend, es sind keine zusätzlichen Angaben möglich.</text:p>
      <text:p text:style-name="P6"><text:alphabetical-index-mark-start text:id="IMark140346493754912"/>Resource Edit<text:alphabetical-index-mark-end text:id="IMark140346493754912"/></text:p>
      <text:p text:style-name="GA_20_Grund_20_-_20_Absatzlayout_20_"/>
      <text:p text:style-name="GA_20_Grund_20_-_20_Absatzlayout_20_">Dieses Schlüsselwort kann nicht angegeben werden.</text:p>
      <text:p text:style-name="GA_20_Grund_20_-_20_Absatzlayout_20_">Diese Resource definiert die Daten der StarView-Klasse Edit.</text:p>
      <text:p text:style-name="GA_20_Grund_20_-_20_Absatzlayout_20_"/>
      <text:p text:style-name="GA_20_Grund_20_-_20_Absatzlayout_20_">Beispiel:</text:p>
      <text:p text:style-name="GA_20_Grund_20_-_20_Absatzlayout_20_"/>
      <text:p text:style-name="LI_20_Listing"><text:tab/>[Edit]</text:p>
      <text:p text:style-name="LI_20_Listing"><text:tab/>{</text:p>
      <text:p text:style-name="LI_20_Listing"><text:tab/><text:tab/>Center<text:tab/><text:tab/><text:tab/>= TRUE;</text:p>
      <text:p text:style-name="LI_20_Listing"><text:tab/><text:tab/>Left<text:tab/><text:tab/><text:tab/>= FALSE;</text:p>
      <text:p text:style-name="LI_20_Listing"><text:tab/><text:tab/>Right<text:tab/><text:tab/><text:tab/>= FALSE;</text:p>
      <text:p text:style-name="LI_20_Listing"><text:tab/><text:tab/>MaxTextLength<text:tab/>= 10;</text:p>
      <text:p text:style-name="LI_20_Listing"><text:tab/>};</text:p>
      <text:p text:style-name="GA_20_Grund_20_-_20_Absatzlayout_20_"/>
      <text:p text:style-name="GA_20_Grund_20_-_20_Absatzlayout_20_">Nach dem Schlüsselwort LEFT kann TRUE oder FALSE angegeben werden. Bei TRUE wird der Text linksbündig ausgegeben.</text:p>
      <text:p text:style-name="GA_20_Grund_20_-_20_Absatzlayout_20_"/>
      <text:p text:style-name="GA_20_Grund_20_-_20_Absatzlayout_20_">Nach dem Schlüsselwort CENTER kann TRUE oder FALSE angegeben werden. Bei TRUE wird der Text zentriert ausgegeben.</text:p>
      <text:p text:style-name="GA_20_Grund_20_-_20_Absatzlayout_20_"/>
      <text:p text:style-name="GA_20_Grund_20_-_20_Absatzlayout_20_">Nach dem Schlüsselwort RIGHT kann TRUE oder FALSE angegeben werden. Bei TRUE wird der Text rechtsbündig ausgegeben.</text:p>
      <text:p text:style-name="GA_20_Grund_20_-_20_Absatzlayout_20_"/>
      <text:p text:style-name="GA_20_Grund_20_-_20_Absatzlayout_20_">Werden LEFT, CENTER und RIGHT auf TRUE gesetzt, wird eine der Möglichkeiten ausgewählt. Sind sie alle FALSE, wird der Text linksbündig ausgegeben.</text:p>
      <text:p text:style-name="GA_20_Grund_20_-_20_Absatzlayout_20_"/>
      <text:p text:style-name="GA_20_Grund_20_-_20_Absatzlayout_20_">Nach dem Schlüsselwort MAXTEXTLENGTH wird die maximale Anzahl der Eingabezeichen festgelegt. Ist der Wert = 0, können beliebig viele Zeichen eingegeben werden. Der Definitionsbereich umfaßt Werte von 0 bis 65535.</text:p>
      <text:p text:style-name="GA_20_Grund_20_-_20_Absatzlayout_20_"/>
      <text:p text:style-name="GA_20_Grund_20_-_20_Absatzlayout_20_">Default:</text:p>
      <text:p text:style-name="GA_20_Grund_20_-_20_Absatzlayout_20_"/>
      <text:p text:style-name="LI_20_Listing"><text:tab/>[Edit]</text:p>
      <text:p text:style-name="LI_20_Listing"><text:tab/>{</text:p>
      <text:p text:style-name="LI_20_Listing"><text:tab/><text:tab/>Left<text:tab/><text:tab/><text:tab/>= FALSE;</text:p>
      <text:p text:style-name="LI_20_Listing"><text:tab/><text:tab/>Center<text:tab/><text:tab/><text:tab/>= FALSE;</text:p>
      <text:p text:style-name="LI_20_Listing"><text:tab/><text:tab/>Right<text:tab/><text:tab/><text:tab/>= FALSE;</text:p>
      <text:p text:style-name="LI_20_Listing"><text:tab/><text:tab/>MaxTextLength<text:tab/>= 0;</text:p>
      <text:p text:style-name="LI_20_Listing"><text:tab/>};</text:p>
      <text:p text:style-name="P6"><text:alphabetical-index-mark-start text:id="IMark140346493754912"/>Resource SingleLineEdit<text:alphabetical-index-mark-end text:id="IMark140346493754912"/></text:p>
      <text:p text:style-name="GA_20_Grund_20_-_20_Absatzlayout_20_"/>
      <text:p text:style-name="GA_20_Grund_20_-_20_Absatzlayout_20_">Diese Resource definiert die Daten der StarView-Klasse SingleLineEdit.</text:p>
      <text:p text:style-name="GA_20_Grund_20_-_20_Absatzlayout_20_"/>
      <text:p text:style-name="GA_20_Grund_20_-_20_Absatzlayout_20_">Beispiel:</text:p>
      <text:p text:style-name="GA_20_Grund_20_-_20_Absatzlayout_20_"/>
      <text:p text:style-name="LI_20_Listing"><text:tab/>SingleLineEdit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P6"><text:alphabetical-index-mark-start text:id="IMark140346493754912"/>Resource MultiLineEdit<text:alphabetical-index-mark-end text:id="IMark140346493754912"/></text:p>
      <text:p text:style-name="GA_20_Grund_20_-_20_Absatzlayout_20_"/>
      <text:p text:style-name="GA_20_Grund_20_-_20_Absatzlayout_20_">Diese Resource definiert die Daten der StarView-Klasse MultiLineEdit.</text:p>
      <text:p text:style-name="GA_20_Grund_20_-_20_Absatzlayout_20_"/>
      <text:p text:style-name="GA_20_Grund_20_-_20_Absatzlayout_20_">Beispiel:</text:p>
      <text:p text:style-name="GA_20_Grund_20_-_20_Absatzlayout_20_"/>
      <text:p text:style-name="LI_20_Listing"><text:tab/>MultiLineEdit</text:p>
      <text:p text:style-name="LI_20_Listing"><text:tab/>{</text:p>
      <text:p text:style-name="LI_20_Listing"><text:tab/><text:tab/>HScroll<text:tab/>= TRUE;</text:p>
      <text:p text:style-name="LI_20_Listing"><text:tab/><text:tab/>VScroll<text:tab/>= TRUE;</text:p>
      <text:p text:style-name="LI_20_Listing"><text:tab/>};</text:p>
      <text:p text:style-name="GA_20_Grund_20_-_20_Absatzlayout_20_"/>
      <text:p text:style-name="GA_20_Grund_20_-_20_Absatzlayout_20_">Nach dem Schlüsselwort HSCROLL kann TRUE oder FALSE angegeben werden. Bei TRUE wird nach links gescrollt, wenn bei der Eingabe der rechte Rand erreicht ist.</text:p>
      <text:p text:style-name="GA_20_Grund_20_-_20_Absatzlayout_20_"/>
      <text:p text:style-name="GA_20_Grund_20_-_20_Absatzlayout_20_">Nach dem Schlüsselwort VSCROLL kann TRUE oder FALSE angegeben werden. Bei TRUE wird nach unten gescrollt, wenn bei der Eingabe der untere Rand erreicht ist.</text:p>
      <text:p text:style-name="GA_20_Grund_20_-_20_Absatzlayout_20_"/>
      <text:p text:style-name="GA_20_Grund_20_-_20_Absatzlayout_20_">Default:</text:p>
      <text:p text:style-name="GA_20_Grund_20_-_20_Absatzlayout_20_"/>
      <text:p text:style-name="LI_20_Listing"><text:tab/>MultiLineEdit</text:p>
      <text:p text:style-name="LI_20_Listing"><text:tab/>{</text:p>
      <text:p text:style-name="LI_20_Listing"><text:tab/><text:tab/>HSCROLL<text:tab/>= FALSE;</text:p>
      <text:p text:style-name="LI_20_Listing"><text:tab/><text:tab/>VSCROLL<text:tab/>= FALSE;</text:p>
      <text:p text:style-name="LI_20_Listing"><text:tab/>};</text:p>
      <text:p text:style-name="GA_20_Grund_20_-_20_Absatzlayout_20_"/>
      <text:p text:style-name="P6"><text:alphabetical-index-mark-start text:id="IMark140346493754912"/>Resource ScrollBar<text:alphabetical-index-mark-end text:id="IMark140346493754912"/></text:p>
      <text:p text:style-name="GA_20_Grund_20_-_20_Absatzlayout_20_"/>
      <text:p text:style-name="GA_20_Grund_20_-_20_Absatzlayout_20_">Diese Resource definiert die Daten der StarView-Klasse ScrollBar.</text:p>
      <text:p text:style-name="GA_20_Grund_20_-_20_Absatzlayout_20_"/>
      <text:p text:style-name="GA_20_Grund_20_-_20_Absatzlayout_20_">Beispiel:</text:p>
      <text:p text:style-name="GA_20_Grund_20_-_20_Absatzlayout_20_"/>
      <text:p text:style-name="LI_20_Listing"><text:tab/>ScrollBar</text:p>
      <text:p text:style-name="LI_20_Listing"><text:tab/>{</text:p>
      <text:p text:style-name="LI_20_Listing"><text:tab/><text:tab/>MinPos<text:tab/><text:tab/>= 1;</text:p>
      <text:p text:style-name="LI_20_Listing"><text:tab/><text:tab/>MaxPos<text:tab/><text:tab/>= 112;</text:p>
      <text:p text:style-name="LI_20_Listing"><text:tab/><text:tab/>ThumbPos<text:tab/>= 30;</text:p>
      <text:p text:style-name="LI_20_Listing"><text:tab/><text:tab/>PageSize<text:tab/>= 8;</text:p>
      <text:p text:style-name="LI_20_Listing"><text:tab/><text:tab/>LineSize<text:tab/>= 2;</text:p>
      <text:p text:style-name="LI_20_Listing"><text:tab/><text:tab/>HSCROLL<text:tab/>= TRUE;</text:p>
      <text:p text:style-name="LI_20_Listing"><text:tab/><text:tab/>VSCROLL<text:tab/>= FALSE;</text:p>
      <text:p text:style-name="LI_20_Listing"><text:tab/>};</text:p>
      <text:p text:style-name="GA_20_Grund_20_-_20_Absatzlayout_20_"/>
      <text:p text:style-name="GA_20_Grund_20_-_20_Absatzlayout_20_">Nach dem Schlüsselwort MINPOS wird die minimale Position des Thumbs angegeben. Der Definitionsbereich umfaßt Werte von -32768 - 32767.</text:p>
      <text:p text:style-name="GA_20_Grund_20_-_20_Absatzlayout_20_"/>
      <text:p text:style-name="GA_20_Grund_20_-_20_Absatzlayout_20_">Nach dem Schlüsselwort MAXPOS wird die maximale Position des Thumbs angegeben. Der Definitionsbereich umfaßt Werte von -32768 - 32767.</text:p>
      <text:p text:style-name="GA_20_Grund_20_-_20_Absatzlayout_20_"/>
      <text:p text:style-name="GA_20_Grund_20_-_20_Absatzlayout_20_">Nach dem Schlüsselwort THUMBPOS wird die Position des Thumbs angegeben. Der Definitionsbereich umfaßt Werte von -32768 - 32767.</text:p>
      <text:p text:style-name="GA_20_Grund_20_-_20_Absatzlayout_20_"/>
      <text:p text:style-name="GA_20_Grund_20_-_20_Absatzlayout_20_">Nach dem Schlüsselwort PAGESIZE wird die Veränderung bei seitenweisem Scrollen angegeben. Der Definitionsbereich umfaßt Werte von -32768 - 32767.</text:p>
      <text:p text:style-name="GA_20_Grund_20_-_20_Absatzlayout_20_"/>
      <text:p text:style-name="GA_20_Grund_20_-_20_Absatzlayout_20_">Nach dem Schlüsselwort LINESIZE wird die Veränderung bei schrittweisem Scrollen angegeben. Der Definitionsbereich umfaßt Werte von -32768 - 32767.</text:p>
      <text:p text:style-name="GA_20_Grund_20_-_20_Absatzlayout_20_"/>
      <text:p text:style-name="GA_20_Grund_20_-_20_Absatzlayout_20_">Nach dem Schlüsselwort HSCROLL kann TRUE oder FALSE angegeben werden. Bei TRUE bekommt man eine horizontale Scrollbar.</text:p>
      <text:p text:style-name="GA_20_Grund_20_-_20_Absatzlayout_20_"/>
      <text:p text:style-name="GA_20_Grund_20_-_20_Absatzlayout_20_">Nach dem Schlüsselwort VSCROLL kann TRUE oder FALSE angegeben werden. Bei TRUE bekommt man eine vertikale Scrollbar.</text:p>
      <text:p text:style-name="P2"/>
      <text:p text:style-name="GA_20_Grund_20_-_20_Absatzlayout_20_">Default:</text:p>
      <text:p text:style-name="GA_20_Grund_20_-_20_Absatzlayout_20_"/>
      <text:p text:style-name="LI_20_Listing"><text:tab/>ScrollBar</text:p>
      <text:p text:style-name="LI_20_Listing"><text:tab/>{</text:p>
      <text:p text:style-name="LI_20_Listing"><text:tab/><text:tab/>MinPos<text:tab/><text:tab/>= 0;</text:p>
      <text:p text:style-name="LI_20_Listing"><text:tab/><text:tab/>MaxPos<text:tab/><text:tab/>= 100;</text:p>
      <text:p text:style-name="LI_20_Listing"><text:tab/><text:tab/>ThumbPos<text:tab/>= 0;</text:p>
      <text:p text:style-name="LI_20_Listing"><text:tab/><text:tab/>PageSize<text:tab/>= 10;</text:p>
      <text:p text:style-name="LI_20_Listing"><text:tab/><text:tab/>LineSize<text:tab/>= 1;</text:p>
      <text:p text:style-name="LI_20_Listing"><text:tab/><text:tab/>VSCROLL<text:tab/>= FALSE;</text:p>
      <text:p text:style-name="LI_20_Listing"><text:tab/><text:tab/>HSCROLL<text:tab/>= FALSE;</text:p>
      <text:p text:style-name="LI_20_Listing"><text:tab/>};</text:p>
      <text:p text:style-name="GA_20_Grund_20_-_20_Absatzlayout_20_"/>
      <text:p text:style-name="GA_20_Grund_20_-_20_Absatzlayout_20_"/>
      <text:p text:style-name="F1_20_Unterüberschrift"><text:alphabetical-index-mark-start text:id="IMark140346493754912"/>Resource AutoScrollBar<text:alphabetical-index-mark-end text:id="IMark140346493754912"/></text:p>
      <text:p text:style-name="GA_20_Grund_20_-_20_Absatzlayout_20_"/>
      <text:p text:style-name="GA_20_Grund_20_-_20_Absatzlayout_20_">Diese Resource definiert die Daten der StarView-Klasse AutoScrollBar.</text:p>
      <text:p text:style-name="GA_20_Grund_20_-_20_Absatzlayout_20_"/>
      <text:p text:style-name="GA_20_Grund_20_-_20_Absatzlayout_20_">Beispiel:</text:p>
      <text:p text:style-name="GA_20_Grund_20_-_20_Absatzlayout_20_"/>
      <text:p text:style-name="LI_20_Listing"><text:tab/>AutoScrollBar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P6"><text:alphabetical-index-mark-start text:id="IMark140346493754912"/>Resource ListBox<text:alphabetical-index-mark-end text:id="IMark140346493754912"/></text:p>
      <text:p text:style-name="GA_20_Grund_20_-_20_Absatzlayout_20_"/>
      <text:p text:style-name="GA_20_Grund_20_-_20_Absatzlayout_20_">Diese Resource definiert die Daten der StarView-Klasse ListBox.</text:p>
      <text:p text:style-name="GA_20_Grund_20_-_20_Absatzlayout_20_"/>
      <text:p text:style-name="GA_20_Grund_20_-_20_Absatzlayout_20_">Beispiel:</text:p>
      <text:p text:style-name="GA_20_Grund_20_-_20_Absatzlayout_20_"/>
      <text:p text:style-name="LI_20_Listing"><text:tab/>ListBox</text:p>
      <text:p text:style-name="LI_20_Listing"><text:tab/>{</text:p>
      <text:p text:style-name="LI_20_Listing"><text:tab/><text:tab/>Sort<text:tab/><text:tab/>= TRUE;</text:p>
      <text:p text:style-name="LI_20_Listing"><text:tab/><text:tab/>CurPos<text:tab/><text:tab/>= 3;</text:p>
      <text:p text:style-name="LI_20_Listing"><text:tab/><text:tab/>StringList<text:tab/>=</text:p>
      <text:p text:style-name="LI_20_Listing"><text:tab/><text:tab/>{</text:p>
      <text:p text:style-name="LI_20_Listing"><text:tab/><text:tab/><text:tab/> "Ich"; "bin"; "eine"; "ListBox.";</text:p>
      <text:p text:style-name="LI_20_Listing"><text:tab/><text:tab/>};</text:p>
      <text:p text:style-name="LI_20_Listing"><text:tab/><text:tab/>StringList<text:tab/><text:tab/>=</text:p>
      <text:p text:style-name="LI_20_Listing"><text:tab/><text:tab/>{</text:p>
      <text:p text:style-name="LI_20_Listing"><text:tab/><text:tab/><text:tab/>"Beliebig"; "viele"; "StringLists.";</text:p>
      <text:p text:style-name="LI_20_Listing"><text:tab/><text:tab/>};</text:p>
      <text:p text:style-name="LI_20_Listing"><text:tab/>};</text:p>
      <text:p text:style-name="GA_20_Grund_20_-_20_Absatzlayout_20_"/>
      <text:p text:style-name="GA_20_Grund_20_-_20_Absatzlayout_20_">Nach dem Schlüsselwort SORT kann TRUE oder FALSE angegeben werden. Bei TRUE werden die Strings in der Listbox sortiert, bei FALSE werden sie in der Reihenfolge ausgegeben, in der sie aufgeschrieben werden.</text:p>
      <text:p text:style-name="GA_20_Grund_20_-_20_Absatzlayout_20_"/>
      <text:p text:style-name="GA_20_Grund_20_-_20_Absatzlayout_20_">Nach dem Schlüsselwort CURPOS wird die Position eines Strings angegeben. Der Definitionsbereich umfaßt Werte von 0 - 32535. Der String, der an der angegebenen Position in der Listbox steht, wird selektiert. Hat die Listbox weniger Einträge, wird der ???String selektiert.</text:p>
      <text:p text:style-name="GA_20_Grund_20_-_20_Absatzlayout_20_"/>
      <text:p text:style-name="GA_20_Grund_20_-_20_Absatzlayout_20_">Nach dem Schlüsselwort STRINGLIST können Strings angegeben werden. Die Strings werden in der Reihenfolge in die Listbox gestellt, in der sie angegeben werden.</text:p>
      <text:p text:style-name="GA_20_Grund_20_-_20_Absatzlayout_20_"/>
      <text:p text:style-name="GA_20_Grund_20_-_20_Absatzlayout_20_">Default:</text:p>
      <text:p text:style-name="GA_20_Grund_20_-_20_Absatzlayout_20_"/>
      <text:p text:style-name="LI_20_Listing"><text:tab/>ListBox</text:p>
      <text:p text:style-name="LI_20_Listing"><text:tab/>{</text:p>
      <text:p text:style-name="LI_20_Listing"><text:tab/><text:tab/>Sort<text:tab/>= FALSE;</text:p>
      <text:p text:style-name="LI_20_Listing"><text:tab/><text:tab/>CurPos<text:tab/>= 0;</text:p>
      <text:p text:style-name="LI_20_Listing"><text:tab/>};</text:p>
      <text:p text:style-name="GA_20_Grund_20_-_20_Absatzlayout_20_"/>
      <text:p text:style-name="GA_20_Grund_20_-_20_Absatzlayout_20_">Wird STRINGLIST ausgelassen, stehen keine Strings in der Listbox.</text:p>
      <text:p text:style-name="GA_20_Grund_20_-_20_Absatzlayout_20_"/>
      <text:p text:style-name="P6"><text:alphabetical-index-mark-start text:id="IMark140346493754912"/>Resource DropDownListBox<text:alphabetical-index-mark-end text:id="IMark140346493754912"/></text:p>
      <text:p text:style-name="GA_20_Grund_20_-_20_Absatzlayout_20_"/>
      <text:p text:style-name="GA_20_Grund_20_-_20_Absatzlayout_20_">Diese Resource definiert die Daten der StarView-Klasse DropDownListBox.</text:p>
      <text:p text:style-name="GA_20_Grund_20_-_20_Absatzlayout_20_"/>
      <text:p text:style-name="GA_20_Grund_20_-_20_Absatzlayout_20_">Beispiel:</text:p>
      <text:p text:style-name="GA_20_Grund_20_-_20_Absatzlayout_20_"/>
      <text:p text:style-name="LI_20_Listing"><text:tab/>DropDownList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F1_20_Unterüberschrift"><text:alphabetical-index-mark-start text:id="IMark140346493754912"/>Resource ComboBox<text:alphabetical-index-mark-end text:id="IMark140346493754912"/></text:p>
      <text:p text:style-name="GA_20_Grund_20_-_20_Absatzlayout_20_"/>
      <text:p text:style-name="GA_20_Grund_20_-_20_Absatzlayout_20_">Diese Resource definiert die Daten der StarView-Klasse ComboBox.</text:p>
      <text:p text:style-name="GA_20_Grund_20_-_20_Absatzlayout_20_"/>
      <text:p text:style-name="GA_20_Grund_20_-_20_Absatzlayout_20_">Beispiel:</text:p>
      <text:p text:style-name="GA_20_Grund_20_-_20_Absatzlayout_20_"/>
      <text:p text:style-name="LI_20_Listing"><text:tab/>ComboBox</text:p>
      <text:p text:style-name="LI_20_Listing"><text:tab/>{</text:p>
      <text:p text:style-name="LI_20_Listing"><text:tab/><text:tab/>MaxTextLength = 10;</text:p>
      <text:p text:style-name="LI_20_Listing"><text:tab/>};</text:p>
      <text:p text:style-name="GA_20_Grund_20_-_20_Absatzlayout_20_"/>
      <text:p text:style-name="GA_20_Grund_20_-_20_Absatzlayout_20_">Nach dem Schlüsselwort MAXTEXTLENGTH wird die maximale Anzahl der Eingabezeichen festgelegt. Ist der Wert = 0, können beliebig viele Zeichen eingegeben werden. Der Definitionsbereich umfaßt Werte von 0 bis 65535.</text:p>
      <text:p text:style-name="GA_20_Grund_20_-_20_Absatzlayout_20_"/>
      <text:p text:style-name="GA_20_Grund_20_-_20_Absatzlayout_20_">Default:</text:p>
      <text:p text:style-name="GA_20_Grund_20_-_20_Absatzlayout_20_"/>
      <text:p text:style-name="LI_20_Listing"><text:tab/>ComboBox</text:p>
      <text:p text:style-name="LI_20_Listing"><text:tab/>{</text:p>
      <text:p text:style-name="LI_20_Listing"><text:tab/><text:tab/>MaxTextLength = 0;</text:p>
      <text:p text:style-name="LI_20_Listing"><text:tab/>};</text:p>
      <text:p text:style-name="GA_20_Grund_20_-_20_Absatzlayout_20_"/>
      <text:p text:style-name="F1_20_Unterüberschrift"><text:alphabetical-index-mark-start text:id="IMark140346493754912"/>Resource DropDownComboBox<text:alphabetical-index-mark-end text:id="IMark140346493754912"/></text:p>
      <text:p text:style-name="GA_20_Grund_20_-_20_Absatzlayout_20_"/>
      <text:p text:style-name="GA_20_Grund_20_-_20_Absatzlayout_20_">Diese Resource definiert die Daten der StarView-Klasse DropDownComboBox.</text:p>
      <text:p text:style-name="GA_20_Grund_20_-_20_Absatzlayout_20_"/>
      <text:p text:style-name="GA_20_Grund_20_-_20_Absatzlayout_20_">Beispiel:</text:p>
      <text:p text:style-name="GA_20_Grund_20_-_20_Absatzlayout_20_"/>
      <text:p text:style-name="LI_20_Listing"><text:tab/>DropDownComboBox {};</text:p>
      <text:p text:style-name="GA_20_Grund_20_-_20_Absatzlayout_20_"/>
      <text:p text:style-name="GA_20_Grund_20_-_20_Absatzlayout_20_">Nur der Typ des Fensters ist entscheidend, es sind keine zusätzlichen Angaben möglich.</text:p>
      <text:p text:style-name="GA_20_Grund_20_-_20_Absatzlayout_20_"/>
      <text:p text:style-name="GA_20_Grund_20_-_20_Absatzlayout_20_"/>
      <text:p text:style-name="F1_20_Unterüberschrift"><text:alphabetical-index-mark-start text:id="IMark140346493754912"/>Resource FixedText<text:alphabetical-index-mark-end text:id="IMark140346493754912"/></text:p>
      <text:p text:style-name="GA_20_Grund_20_-_20_Absatzlayout_20_"/>
      <text:p text:style-name="GA_20_Grund_20_-_20_Absatzlayout_20_">Diese Resource definiert die Daten der StarView-Klasse FixedText.</text:p>
      <text:p text:style-name="GA_20_Grund_20_-_20_Absatzlayout_20_"/>
      <text:p text:style-name="GA_20_Grund_20_-_20_Absatzlayout_20_">Beispiel:</text:p>
      <text:p text:style-name="GA_20_Grund_20_-_20_Absatzlayout_20_"/>
      <text:p text:style-name="LI_20_Listing"><text:tab/>FixedText</text:p>
      <text:p text:style-name="LI_20_Listing"><text:tab/>{</text:p>
      <text:p text:style-name="LI_20_Listing"><text:tab/><text:tab/>Right = TRUE;</text:p>
      <text:p text:style-name="LI_20_Listing"><text:tab/>};</text:p>
      <text:p text:style-name="GA_20_Grund_20_-_20_Absatzlayout_20_"/>
      <text:p text:style-name="GA_20_Grund_20_-_20_Absatzlayout_20_"><text:soft-page-break/>Nach dem Schlüsselwort LEFT kann TRUE oder FALSE angegeben werden. Bei TRUE wird der Text linksbündig ausgegeben.</text:p>
      <text:p text:style-name="GA_20_Grund_20_-_20_Absatzlayout_20_"/>
      <text:p text:style-name="GA_20_Grund_20_-_20_Absatzlayout_20_">Nach dem Schlüsselwort CENTER kann TRUE oder FALSE angegeben werden. Bei TRUE wird der Text zentriert ausgegeben.</text:p>
      <text:p text:style-name="GA_20_Grund_20_-_20_Absatzlayout_20_"/>
      <text:p text:style-name="GA_20_Grund_20_-_20_Absatzlayout_20_">Nach dem Schlüsselwort RIGHT kann TRUE oder FALSE angegeben werden. Bei TRUE wird der Text rechtsbündig ausgegeben.</text:p>
      <text:p text:style-name="GA_20_Grund_20_-_20_Absatzlayout_20_"/>
      <text:p text:style-name="GA_20_Grund_20_-_20_Absatzlayout_20_">Werden LEFT, CENTER und RIGHT auf TRUE gesetzt, wird eine der Möglichkeiten ausgewählt. Sind sie alle FALSE, wird der Text linksbündig ausgegeben.</text:p>
      <text:p text:style-name="GA_20_Grund_20_-_20_Absatzlayout_20_"/>
      <text:p text:style-name="GA_20_Grund_20_-_20_Absatzlayout_20_">Default:</text:p>
      <text:p text:style-name="GA_20_Grund_20_-_20_Absatzlayout_20_"/>
      <text:p text:style-name="LI_20_Listing"><text:tab/>FixedText</text:p>
      <text:p text:style-name="LI_20_Listing"><text:tab/>{</text:p>
      <text:p text:style-name="LI_20_Listing"><text:tab/><text:tab/>Left<text:tab/>= FALSE;</text:p>
      <text:p text:style-name="LI_20_Listing"><text:tab/><text:tab/>Center<text:tab/>= FALSE;</text:p>
      <text:p text:style-name="LI_20_Listing"><text:tab/><text:tab/>Right<text:tab/>= FALSE;</text:p>
      <text:p text:style-name="LI_20_Listing"><text:tab/>};</text:p>
      <text:p text:style-name="GA_20_Grund_20_-_20_Absatzlayout_20_"/>
      <text:p text:style-name="GA_20_Grund_20_-_20_Absatzlayout_20_"/>
      <text:p text:style-name="F1_20_Unterüberschrift"><text:alphabetical-index-mark-start text:id="IMark140346493754912"/>Resource FixedIcon<text:alphabetical-index-mark-end text:id="IMark140346493754912"/></text:p>
      <text:p text:style-name="GA_20_Grund_20_-_20_Absatzlayout_20_"/>
      <text:p text:style-name="GA_20_Grund_20_-_20_Absatzlayout_20_">Diese Resource definiert die Daten der StarView-Klasse FixedIcon.</text:p>
      <text:p text:style-name="GA_20_Grund_20_-_20_Absatzlayout_20_"/>
      <text:p text:style-name="GA_20_Grund_20_-_20_Absatzlayout_20_">Beispiel:</text:p>
      <text:p text:style-name="GA_20_Grund_20_-_20_Absatzlayout_20_"/>
      <text:p text:style-name="LI_20_Listing"><text:tab/>FixedIcon</text:p>
      <text:p text:style-name="LI_20_Listing"><text:tab/>{</text:p>
      <text:p text:style-name="LI_20_Listing"><text:tab/><text:tab/>Fixed = Icon { Predefine = ICON_QUERY; };</text:p>
      <text:p text:style-name="LI_20_Listing"><text:tab/>};</text:p>
      <text:p text:style-name="GA_20_Grund_20_-_20_Absatzlayout_20_"/>
      <text:p text:style-name="GA_20_Grund_20_-_20_Absatzlayout_20_">Nach dem Schlüsselwort FIXED kann ein Icon angeben werden. Dieses Icon wird in dem Control zentriert ausgegeben.</text:p>
      <text:p text:style-name="GA_20_Grund_20_-_20_Absatzlayout_20_"/>
      <text:p text:style-name="GA_20_Grund_20_-_20_Absatzlayout_20_">Default:</text:p>
      <text:p text:style-name="GA_20_Grund_20_-_20_Absatzlayout_20_"/>
      <text:p text:style-name="LI_20_Listing"><text:tab/>FixedIcon</text:p>
      <text:p text:style-name="LI_20_Listing"><text:tab/>{</text:p>
      <text:p text:style-name="LI_20_Listing"><text:tab/><text:tab/>Fixed<text:tab/>= Icon{};</text:p>
      <text:p text:style-name="LI_20_Listing"><text:tab/>};</text:p>
      <text:p text:style-name="GA_20_Grund_20_-_20_Absatzlayout_20_"/>
      <text:p text:style-name="GA_20_Grund_20_-_20_Absatzlayout_20_"/>
      <text:p text:style-name="F1_20_Unterüberschrift"><text:alphabetical-index-mark-start text:id="IMark140346493754912"/>Resource FixedBitmap<text:alphabetical-index-mark-end text:id="IMark140346493754912"/></text:p>
      <text:p text:style-name="GA_20_Grund_20_-_20_Absatzlayout_20_"/>
      <text:p text:style-name="GA_20_Grund_20_-_20_Absatzlayout_20_">Diese Resource definiert die Daten der StarView-Klasse FixedBitmap.</text:p>
      <text:p text:style-name="GA_20_Grund_20_-_20_Absatzlayout_20_"/>
      <text:p text:style-name="GA_20_Grund_20_-_20_Absatzlayout_20_">Beispiel:</text:p>
      <text:p text:style-name="GA_20_Grund_20_-_20_Absatzlayout_20_"/>
      <text:p text:style-name="LI_20_Listing"><text:tab/>FixedBitmap</text:p>
      <text:p text:style-name="LI_20_Listing"><text:tab/>{</text:p>
      <text:p text:style-name="LI_20_Listing"><text:tab/><text:tab/>Fixed = Bitmap { File = "schmett.bmp"; };</text:p>
      <text:p text:style-name="LI_20_Listing"><text:tab/>};</text:p>
      <text:p text:style-name="GA_20_Grund_20_-_20_Absatzlayout_20_"><text:soft-page-break/></text:p>
      <text:p text:style-name="GA_20_Grund_20_-_20_Absatzlayout_20_">Nach dem Schlüsselwort FIXED kann eine Bitmap angeben werden. Diese Bitmap wird in dem Control zentriert ausgegeben.</text:p>
      <text:p text:style-name="GA_20_Grund_20_-_20_Absatzlayout_20_"/>
      <text:p text:style-name="GA_20_Grund_20_-_20_Absatzlayout_20_">Default:</text:p>
      <text:p text:style-name="GA_20_Grund_20_-_20_Absatzlayout_20_"/>
      <text:p text:style-name="LI_20_Listing"><text:tab/>FixedBitmap</text:p>
      <text:p text:style-name="LI_20_Listing"><text:tab/>{</text:p>
      <text:p text:style-name="LI_20_Listing"><text:tab/><text:tab/>Fixed<text:tab/>= Bitmap{};</text:p>
      <text:p text:style-name="LI_20_Listing"><text:tab/>};</text:p>
      <text:p text:style-name="GA_20_Grund_20_-_20_Absatzlayout_20_"/>
      <text:p text:style-name="GA_20_Grund_20_-_20_Absatzlayout_20_"/>
      <text:p text:style-name="F1_20_Unterüberschrift"><text:alphabetical-index-mark-start text:id="IMark140346493754912"/>Resource GroupBox<text:alphabetical-index-mark-end text:id="IMark140346493754912"/></text:p>
      <text:p text:style-name="GA_20_Grund_20_-_20_Absatzlayout_20_"/>
      <text:p text:style-name="GA_20_Grund_20_-_20_Absatzlayout_20_">Diese Resource definiert die Daten der StarView-Klasse GroupBox.</text:p>
      <text:p text:style-name="GA_20_Grund_20_-_20_Absatzlayout_20_"/>
      <text:p text:style-name="GA_20_Grund_20_-_20_Absatzlayout_20_">Beispiel:</text:p>
      <text:p text:style-name="GA_20_Grund_20_-_20_Absatzlayout_20_"/>
      <text:p text:style-name="LI_20_Listing"><text:tab/>GroupBox {};</text:p>
      <text:p text:style-name="GA_20_Grund_20_-_20_Absatzlayout_20_"/>
      <text:p text:style-name="GA_20_Grund_20_-_20_Absatzlayout_20_">Nur der Typ des Fensters ist entscheidend, es sind keine zusätzlichen Angaben möglich.</text:p>
      <text:p text:style-name="P2"><text:toc-mark-start text:id="IMark140346493754912" text:outline-level="1"/>Spezielle Resource-Konstrukte<text:toc-mark-end text:id="IMark140346493754912"/></text:p>
      <text:p text:style-name="GA_20_Grund_20_-_20_Absatzlayout_20_"/>
      <text:p text:style-name="F1_20_Unterüberschrift">Globale, lokale Resourcen</text:p>
      <text:p text:style-name="GA_20_Grund_20_-_20_Absatzlayout_20_"/>
      <text:p text:style-name="GA_20_Grund_20_-_20_Absatzlayout_20_">Globale Resourcen sind Resourcen, die außerhalb jeder anderen Resource definiert sind. Lokale Resourcen sind innerhalb einer anderen Resource definiert. Lokale Resourcen müssen einen Identifier im Bereich von 1 bis 255 haben, globale Resourcen einen Identifier im Bereich von 256 bis 32767.</text:p>
      <text:p text:style-name="GA_20_Grund_20_-_20_Absatzlayout_20_"/>
      <text:p text:style-name="GA_20_Grund_20_-_20_Absatzlayout_20_">Beispiel:</text:p>
      <text:p text:style-name="GA_20_Grund_20_-_20_Absatzlayout_20_"/>
      <text:p text:style-name="LI_20_Listing">Window 1000</text:p>
      <text:p text:style-name="LI_20_Listing">{</text:p>
      <text:p text:style-name="LI_20_Listing"><text:tab/>Text = "Info";</text:p>
      <text:p text:style-name="LI_20_Listing"><text:tab/>DefPushButton 1</text:p>
      <text:p text:style-name="LI_20_Listing"><text:tab/>{</text:p>
      <text:p text:style-name="LI_20_Listing"><text:tab/><text:tab/>Text = "Ok";</text:p>
      <text:p text:style-name="LI_20_Listing"><text:tab/>};</text:p>
      <text:p text:style-name="LI_20_Listing">};</text:p>
      <text:p text:style-name="GA_20_Grund_20_-_20_Absatzlayout_20_"/>
      <text:p text:style-name="GA_20_Grund_20_-_20_Absatzlayout_20_">In diesem Fall ist WINDOW 1000 eine globale Resource und DEFPUSHBUTTON 1 eine lokale Resource.</text:p>
      <text:p text:style-name="GA_20_Grund_20_-_20_Absatzlayout_20_"/>
      <text:p text:style-name="P6">Referenzen</text:p>
      <text:p text:style-name="GA_20_Grund_20_-_20_Absatzlayout_20_"/>
      <text:p text:style-name="GA_20_Grund_20_-_20_Absatzlayout_20_">Wird eine Resource mehr als nur einmal benötigt, so kann diese Resource als globale Resource definiert und an anderer Stelle darauf verwiesen werden.</text:p>
      <text:p text:style-name="GA_20_Grund_20_-_20_Absatzlayout_20_"/>
      <text:p text:style-name="GA_20_Grund_20_-_20_Absatzlayout_20_">Beispiel:</text:p>
      <text:p text:style-name="GA_20_Grund_20_-_20_Absatzlayout_20_"/>
      <text:p text:style-name="LI_20_Listing">DefPushButton 1000</text:p>
      <text:p text:style-name="LI_20_Listing">{</text:p>
      <text:p text:style-name="LI_20_Listing"><text:tab/>Text = "Ok";</text:p>
      <text:p text:style-name="LI_20_Listing">};</text:p>
      <text:p text:style-name="LI_20_Listing">Window 1000</text:p>
      <text:p text:style-name="LI_20_Listing">{</text:p>
      <text:p text:style-name="LI_20_Listing"><text:tab/>Text = "Info";</text:p>
      <text:p text:style-name="LI_20_Listing"><text:tab/>DefPushButton 1, 1000;</text:p>
      <text:p text:style-name="LI_20_Listing">};</text:p>
      <text:p text:style-name="GA_20_Grund_20_-_20_Absatzlayout_20_"/>
      <text:p text:style-name="GA_20_Grund_20_-_20_Absatzlayout_20_">Die Konstruktion DEFPUSHBUTTON 1, 1000 ist eine Referenz auf den DefPushButton 1000, wobei 1 die ID innerhalb der Window-Resource ist. Das heißt, im Programm greift man über die ID 1 auf diese Resource zu.</text:p>
      <text:p text:style-name="GA_20_Grund_20_-_20_Absatzlayout_20_"/>
      <text:p text:style-name="GA_20_Grund_20_-_20_Absatzlayout_20_">Eine Referenz kann immer angegeben werden, wenn eine Resource-Definition erwartet wird. Beim Erstellen einer ".rc"-Datei müssen alle Referenzen aufgelöst werden können.</text:p>
      <text:p text:style-name="GA_20_Grund_20_-_20_Absatzlayout_20_"/>
      <text:p text:style-name="F1_20_Unterüberschrift">Lokale Resourcen</text:p>
      <text:p text:style-name="GA_20_Grund_20_-_20_Absatzlayout_20_"/>
      <text:p text:style-name="GA_20_Grund_20_-_20_Absatzlayout_20_">Lokale Resourcen können in jeder Resource-Definition angegeben werden.</text:p>
      <text:p text:style-name="GA_20_Grund_20_-_20_Absatzlayout_20_"/>
      <text:p text:style-name="F1_20_Unterüberschrift">Beispiel:</text:p>
      <text:p text:style-name="GA_20_Grund_20_-_20_Absatzlayout_20_"/>
      <text:p text:style-name="LI_20_Listing">Window 1000</text:p>
      <text:p text:style-name="LI_20_Listing">{</text:p>
      <text:p text:style-name="LI_20_Listing"><text:tab/>Text = "Info";</text:p>
      <text:p text:style-name="LI_20_Listing"><text:tab/>PushButton<text:tab/><text:tab/>1, 1000;</text:p>
      <text:p text:style-name="LI_20_Listing"><text:tab/>DefPushButton<text:tab/>2, 1001;</text:p>
      <text:p text:style-name="LI_20_Listing"><text:tab/>SingleLineEdit<text:tab/>3, 1002;</text:p>
      <text:p text:style-name="LI_20_Listing"><text:tab/>Color<text:tab/><text:tab/><text:tab/>4 { RGB = (0, <text:s text:c="4"/>0, 0); };</text:p>
      <text:p text:style-name="LI_20_Listing"><text:tab/>Color<text:tab/><text:tab/><text:tab/>5 { RGB = (65535, 0, 0); };</text:p>
      <text:p text:style-name="LI_20_Listing">};</text:p>
      <text:p text:style-name="GA_20_Grund_20_-_20_Absatzlayout_20_"/>
      <text:p text:style-name="GA_20_Grund_20_-_20_Absatzlayout_20_">In diesem Beispiel sind drei Controls und zwei Farben als lokale Resource angegeben. Auf die Resourcen kann über die Identifier 1 bis 5 zugegriffen werden.</text:p>
      <text:p text:style-name="P6">Benutzerdaten</text:p>
      <text:p text:style-name="GA_20_Grund_20_-_20_Absatzlayout_20_"/>
      <text:p text:style-name="GA_20_Grund_20_-_20_Absatzlayout_20_">Mit Hilfe der EXTRADATA-Konstruktion können in einer Resource beliebige Daten definiert werden.</text:p>
      <text:p text:style-name="GA_20_Grund_20_-_20_Absatzlayout_20_"/>
      <text:p text:style-name="GA_20_Grund_20_-_20_Absatzlayout_20_">Beispiel:</text:p>
      <text:p text:style-name="GA_20_Grund_20_-_20_Absatzlayout_20_"/>
      <text:p text:style-name="LI_20_Listing">Window 1000</text:p>
      <text:p text:style-name="LI_20_Listing">{</text:p>
      <text:p text:style-name="LI_20_Listing"><text:tab/>Text<text:tab/><text:tab/>= "Info";</text:p>
      <text:p text:style-name="LI_20_Listing"><text:tab/>ExtraData<text:tab/>=</text:p>
      <text:p text:style-name="LI_20_Listing"><text:tab/>{</text:p>
      <text:p text:style-name="LI_20_Listing"><text:tab/><text:tab/>"Hallo"; 1; -10;</text:p>
      <text:p text:style-name="LI_20_Listing"><text:tab/>};</text:p>
      <text:p text:style-name="LI_20_Listing"><text:tab/>ExtraData<text:tab/>=</text:p>
      <text:p text:style-name="LI_20_Listing"><text:tab/>{</text:p>
      <text:p text:style-name="LI_20_Listing"><text:tab/><text:tab/>1; 2; 3; 4;</text:p>
      <text:p text:style-name="LI_20_Listing"><text:tab/>};</text:p>
      <text:p text:style-name="LI_20_Listing">};</text:p>
      <text:p text:style-name="GA_20_Grund_20_-_20_Absatzlayout_20_"/>
      <text:p text:style-name="GA_20_Grund_20_-_20_Absatzlayout_20_">Nach dem Schlüsselwort EXTRADATA können Strings und ganze Zahlen angegeben werden. Der Definitionsbereich der Zahlen reicht von -32536 bis 32535.</text:p>
      <text:p text:style-name="GA_20_Grund_20_-_20_Absatzlayout_20_"/>
      <text:p text:style-name="GA_20_Grund_20_-_20_Absatzlayout_20_">In der Resource stehen die Daten in folgendem Format:</text:p>
      <text:p text:style-name="GA_20_Grund_20_-_20_Absatzlayout_20_"/>
      <text:p text:style-name="PL_20_Punktliste">-<text:tab/>Die Benutzerdaten werden hinter die vordefinierten Daten geschrieben.</text:p>
      <text:p text:style-name="PL_20_Punktliste">-<text:tab/>Sie werden in der Reihenfolge abgelegt, in der sie aufgeschrieben worden sind.</text:p>
      <text:p text:style-name="PL_20_Punktliste">-<text:tab/>Strings sind Null-terminiert. Sie belegen immer eine gerade Anzahl von Bytes im Speicher. Der benötigte Platz errechnet sich also wie folgt:</text:p>
      <text:p text:style-name="PL_20_Punktliste"><text:tab/>Platzbedarf = Stringlänge + 1 + ( Stringlänge + 1 ) MOD 2;</text:p>
      <text:p text:style-name="PL_20_Punktliste"><text:tab/>benutzen Sie die Methode GetStringSizeRes() der Klasse Resource.</text:p>
      <text:p text:style-name="PL_20_Punktliste">-<text:tab/>Zahlen sind zwei Byte lang und processorspezifisch gedreht.</text:p>
      <text:p text:style-name="GA_20_Grund_20_-_20_Absatzlayout_20_"/>
      <text:p text:style-name="P6">Default-Initialisierung</text:p>
      <text:p text:style-name="GA_20_Grund_20_-_20_Absatzlayout_20_"/>
      <text:p text:style-name="GA_20_Grund_20_-_20_Absatzlayout_20_">Beim Angeben einer Resource ist diese mit bestimmten Werten vorbesetzt. Die Resource kann aber auch durch eine andere globale Resource initialisiert werden, so daß die Resource die Daten der globalen Resource enthält.</text:p>
      <text:p text:style-name="GA_20_Grund_20_-_20_Absatzlayout_20_"/>
      <text:p text:style-name="GA_20_Grund_20_-_20_Absatzlayout_20_">Beispiel:</text:p>
      <text:p text:style-name="GA_20_Grund_20_-_20_Absatzlayout_20_"/>
      <text:p text:style-name="LI_20_Listing">Window 1000</text:p>
      <text:p text:style-name="LI_20_Listing">{</text:p>
      <text:p text:style-name="LI_20_Listing"><text:tab/>Text<text:tab/><text:tab/>= "Info";</text:p>
      <text:p text:style-name="LI_20_Listing"><text:tab/>PosSize<text:tab/>= MAP_SYSFONT( 0, 0, 160, 40 );</text:p>
      <text:p text:style-name="LI_20_Listing"><text:tab/>Border<text:tab/>= TRUE;</text:p>
      <text:p text:style-name="LI_20_Listing"><text:tab/>Moveable<text:tab/>= TRUE;</text:p>
      <text:p text:style-name="LI_20_Listing"><text:tab/>Closeable<text:tab/>= TRUE;</text:p>
      <text:p text:style-name="LI_20_Listing"><text:tab/>DefPushButton 1, 1000;</text:p>
      <text:p text:style-name="LI_20_Listing"><text:tab/>ExtraData<text:tab/>= { 10; };</text:p>
      <text:p text:style-name="LI_20_Listing">};</text:p>
      <text:p text:style-name="LI_20_Listing">Window 1001 &lt; Window 1000</text:p>
      <text:p text:style-name="LI_20_Listing">{</text:p>
      <text:p text:style-name="LI_20_Listing"><text:tab/>Moveable<text:tab/>= FALSE;</text:p>
      <text:p text:style-name="LI_20_Listing"><text:tab/>FixedText 2</text:p>
      <text:p text:style-name="LI_20_Listing"><text:tab/>{ // Fußzeile</text:p>
      <text:p text:style-name="LI_20_Listing"><text:tab/><text:tab/>Disable<text:tab/>= TRUE;</text:p>
      <text:p text:style-name="LI_20_Listing"><text:tab/><text:tab/>Size<text:tab/><text:tab/>= MAP_SYSFONT( 160, 4 );</text:p>
      <text:p text:style-name="LI_20_Listing"><text:tab/>};</text:p>
      <text:p text:style-name="LI_20_Listing">};</text:p>
      <text:p text:style-name="GA_20_Grund_20_-_20_Absatzlayout_20_"/>
      <text:p text:style-name="GA_20_Grund_20_-_20_Absatzlayout_20_">Das WINDOW 1001 übernimmt alle Daten von WINDOW 1000, definiert noch eine lokale Resource hinzu und ändert das MOVEABLE-Attribut. Es werden auch alle lokalen Resourcen und alle Benutzerdaten übernommen. Bei den lokalen Resourcen kann es leicht zu Identifier-Konflikten kommen. Es ist zu beachten, daß die Resource, von der die Daten übernommen werden sollen, von beliebigem Typ sein kann. Es werden alle Daten ab der gemeinsamen Superklasse übernommen. Das heißt von der Klasse Resource werden immer alle Daten übernommen.</text:p>
      <text:p text:style-name="GA_20_Grund_20_-_20_Absatzlayout_20_"/>
      <text:p text:style-name="GA_20_Grund_20_-_20_Absatzlayout_20_"/>
      <text:h text:style-name="P7" text:outline-level="1"><text:toc-mark-start text:id="IMark140346493754912" text:outline-level="1"/>Fehlermeldungen<text:toc-mark-end text:id="IMark140346493754912"/></text:h>
      <text:p text:style-name="GA_20_Grund_20_-_20_Absatzlayout_20_"/>
      <text:p text:style-name="F1_20_Unterüberschrift">Aufbau der Fehlermeldung:</text:p>
      <text:p text:style-name="GA_20_Grund_20_-_20_Absatzlayout_20_">Die Ausgabe der Fehler hat folgendes Format:</text:p>
      <text:p text:style-name="GA_20_Grund_20_-_20_Absatzlayout_20_">1.<text:tab/>Zeile in der der Fehler aufgetreten ist.</text:p>
      <text:p text:style-name="GA_20_Grund_20_-_20_Absatzlayout_20_">2.<text:tab/>Position an der der Fehler aufgetreten ist.</text:p>
      <text:p text:style-name="GA_20_Grund_20_-_20_Absatzlayout_20_">3.<text:tab/>Fehlernummer: Error ( Typ, Identifier ): Fehlermeldung.</text:p>
      <text:p text:style-name="GA_20_Grund_20_-_20_Absatzlayout_20_"/>
      <text:p text:style-name="FP_20_Funktionsparameter">256<text:tab/>Allgemeiner Fehler, dieser Fehler kann nicht nicht genauer spezifiziert werden.</text:p>
      <text:p text:style-name="FP_20_Funktionsparameter">257<text:tab/>Eine virtuelle Methode die in der abgeleiteten Klasse nicht implementiert ist. Siehe Methoden der Klasse RscInst: SetString(), SetNumber .... Man kann die Fehlermeldung als Typfehler betrachten, das heißt dieser Typ darf nicht verwendet werden.</text:p>
      <text:p text:style-name="FP_20_Funktionsparameter">258<text:tab/>Die Datei mit dem angegebenen Namen konnte nicht geöffnet werden.</text:p>
      <text:p text:style-name="FP_20_Funktionsparameter">259<text:tab/>Es konnte kein Zeichen generiert werden. Zum Beispiel kann '\333' nicht in ein Zeichen umgewandelt werden.</text:p>
      <text:p text:style-name="FP_20_Funktionsparameter">260<text:tab/>Interner Fehler, eine Methode soll auf eine ungültige Instanz angewendet werden.</text:p>
      <text:p text:style-name="FP_20_Funktionsparameter">261<text:tab/>Es wird eine Kommandozeilenhilfe ausgegeben (rsc -h).</text:p>
      <text:p text:style-name="FP_20_Funktionsparameter">262<text:tab/>Es wurde keine Eingabedatei angegeben.</text:p>
      <text:p text:style-name="FP_20_Funktionsparameter">263<text:tab/>In der Kommandozeile wurde ein unbekannter Schalter verwendet.</text:p>
      <text:p text:style-name="FP_20_Funktionsparameter">264<text:tab/>Referenzen werden nur bis zu einer bestimmten Tiefe aufgelöst. Der Fehler bedeutet, das Referenzen rekursiv definiert wurden oder daß sie zu tief verschachtelt sind.</text:p>
      <text:p text:style-name="FP_20_Funktionsparameter">512<text:tab/>Allgemeiner Fehler.</text:p>
      <text:p text:style-name="FP_20_Funktionsparameter">513<text:tab/>Es wurde versucht eine Zahl einzusetzen, die außerhalb des Wertebereichs liegt.</text:p>
      <text:p text:style-name="FP_20_Funktionsparameter">528<text:tab/>Allgemeiner Fehler.</text:p>
      <text:p text:style-name="FP_20_Funktionsparameter">544<text:tab/>Allgemeiner Fehler.</text:p>
      <text:p text:style-name="FP_20_Funktionsparameter">578<text:tab/>Allgemeiner Fehler.</text:p>
      <text:p text:style-name="FP_20_Funktionsparameter">579<text:tab/>Allgemeiner Fehler.</text:p>
      <text:p text:style-name="FP_20_Funktionsparameter">580<text:tab/>Es wurde versucht eine Resourcrinstanz mit falschem Typ verwendet.</text:p>
      <text:p text:style-name="FP_20_Funktionsparameter">608<text:tab/>Allgemeiner Fehler.</text:p>
      <text:p text:style-name="FP_20_Funktionsparameter">609<text:tab/>Allgemeiner Fehler.</text:p>
      <text:p text:style-name="FP_20_Funktionsparameter">610<text:tab/>Für ein Makro soll eine Name verwendet werden, der schon belegt ist. Namen können zum Beispiel schon für Variablen vergeben sein.</text:p>
      <text:p text:style-name="FP_20_Funktionsparameter">640<text:tab/>Allgemeiner Fehler.</text:p>
      <text:p text:style-name="FP_20_Funktionsparameter">641<text:tab/>Zwei globale Resourcen haben den gleichen Identifier.</text:p>
      <text:p text:style-name="FP_20_Funktionsparameter">642<text:tab/>Der verwendete Typ ist nicht erlaubt.</text:p>
      <text:p text:style-name="FP_20_Funktionsparameter">643<text:tab/>Die Variable darf hier nicht verwendet werden.</text:p>
      <text:p text:style-name="FP_20_Funktionsparameter">644<text:tab/>Der Zahlenwert ist außerhalb von [0, 0xFFFF].</text:p>
      <text:p text:style-name="FP_20_Funktionsparameter">645<text:tab/>Der Zahlenwert ist außerhalb von [0, 0x7FFF].</text:p>
      <text:p text:style-name="FP_20_Funktionsparameter">646<text:tab/>Defaultresource wurde nicht gefunden. Eine Resourceinstanz kann mit einer anderen initialisiert werden. Diese ander Instanz wurde nicht gefunden.</text:p>
      <text:p text:style-name="FP_20_Funktionsparameter">647<text:tab/>An dieser Stelle ist die Angabe einer Referenz verboten.</text:p>
      <text:p text:style-name="FP_20_Funktionsparameter">648<text:tab/>Ein Makroname soll doppelt vergeben werden.</text:p>
      <text:p text:style-name="FP_20_Funktionsparameter">649<text:tab/>Die Angabe einer Defaultresource ist verboten.</text:p>
      <text:p text:style-name="FP_20_Funktionsparameter">650<text:tab/>Ein Identifier muß Angegeben werden.</text:p>
      <text:p text:style-name="FP_20_Funktionsparameter">651<text:tab/>Es sollte durch Null geteilt werden.</text:p>
      <text:p text:style-name="FP_20_Funktionsparameter">652<text:tab/>Fehler in der Pragmaanweisung.</text:p>
      <text:p text:style-name="FP_20_Funktionsparameter">653<text:tab/>Das Makro wurde durch weitere Makro's erklärt, die nicht in den entsprechenden Include-Dateien stehen.</text:p>
      <text:p text:style-name="FP_20_Funktionsparameter"><text:soft-page-break/></text:p>
      <text:p text:style-name="FP_20_Funktionsparameter">Es folgen Warnungen.</text:p>
      <text:p text:style-name="FP_20_Funktionsparameter">4098<text:tab/>Resourcen die sich innerhalb einer anderen Resource befinden (Unterresourcen) haben ein Identifier über 255.</text:p>
      <text:p text:style-name="FP_20_Funktionsparameter">4099<text:tab/>Globale Resourcen haben einen Identifier unter 256.</text:p>
      <text:p text:style-name="FP_20_Funktionsparameter">4100<text:tab/>Die Unterresource werden nicht beachtet. Das bedeutet, daß auf diese Resourcen zur Laufzeit nicht zugegriffen werden kann.</text:p>
      <text:p text:style-name="FP_20_Funktionsparameter">4101<text:tab/>Die Resourcen haben einen keinen Identifier. Auf diese Resourcen kann zur Laufzeit nicht zugegriffen werden.</text:p>
      <text:p text:style-name="FP_20_Funktionsparameter">4102<text:tab/>Beim schreiben ein rc-Datei konnte eine Stringreferenz nicht aufgelöst werden.</text:p>
      <text:p text:style-name="FP_20_Funktionsparameter">4103<text:tab/>Beim schreiben ein rc-Datei konnte eine Referenz nicht aufgelöst werden. Wenn auf Unterresourcen zugegriffen wird, die sich in der referenzierten Resource befinden, dann kann ein Laufzeitfehler auftreten.</text:p>
      <text:p text:style-name="FP_20_Funktionsparameter">4104<text:tab/>Zwei Unterresource mit gleichem Typ haben den gleichen Identifier.</text:p>
      <text:p text:style-name="FP_20_Funktionsparameter"/>
      <text:p text:style-name="P2"/>
      <text:p text:style-name="U0_20_Überschrift_20_Methode"><text:toc-mark-start text:id="IMark140346493754912" text:outline-level="1"/>Stichwortverzeichnis<text:toc-mark-end text:id="IMark140346493754912"/></text:p>
      <text:p text:style-name="GA_20_Grund_20_-_20_Absatzlayout_20_"/>
      <text:p text:style-name="GA_20_Grund_20_-_20_Absatzlayout_20_">Compiler Anweisungen<text:tab/>16</text:p>
      <text:p text:style-name="GA_20_Grund_20_-_20_Absatzlayout_20_">Resource Accelerator<text:tab/>33</text:p>
      <text:p text:style-name="GA_20_Grund_20_-_20_Absatzlayout_20_">Resource AcceleratorKey<text:tab/>34</text:p>
      <text:p text:style-name="GA_20_Grund_20_-_20_Absatzlayout_20_">Resource AutoCheckBox<text:tab/>50</text:p>
      <text:p text:style-name="GA_20_Grund_20_-_20_Absatzlayout_20_">Resource AutoRadioButton<text:tab/>51</text:p>
      <text:p text:style-name="GA_20_Grund_20_-_20_Absatzlayout_20_">Resource AutoScrollBar<text:tab/>55</text:p>
      <text:p text:style-name="GA_20_Grund_20_-_20_Absatzlayout_20_">Resource Bitmap<text:tab/>22</text:p>
      <text:p text:style-name="GA_20_Grund_20_-_20_Absatzlayout_20_">Resource Brush<text:tab/>24</text:p>
      <text:p text:style-name="GA_20_Grund_20_-_20_Absatzlayout_20_">Resource CheckBox<text:tab/>50</text:p>
      <text:p text:style-name="GA_20_Grund_20_-_20_Absatzlayout_20_">Resource Color<text:tab/>26</text:p>
      <text:p text:style-name="GA_20_Grund_20_-_20_Absatzlayout_20_">Resource ComboBox<text:tab/>57</text:p>
      <text:p text:style-name="GA_20_Grund_20_-_20_Absatzlayout_20_">Resource DefPushButton<text:tab/>51</text:p>
      <text:p text:style-name="GA_20_Grund_20_-_20_Absatzlayout_20_">Resource DialogBox<text:tab/>48</text:p>
      <text:p text:style-name="GA_20_Grund_20_-_20_Absatzlayout_20_">Resource DropDownComboBox<text:tab/>57</text:p>
      <text:p text:style-name="GA_20_Grund_20_-_20_Absatzlayout_20_">Resource DropDownListBox<text:tab/>57</text:p>
      <text:p text:style-name="GA_20_Grund_20_-_20_Absatzlayout_20_">Resource FixedText<text:tab/>58</text:p>
      <text:p text:style-name="GA_20_Grund_20_-_20_Absatzlayout_20_">Resource Font<text:tab/>28</text:p>
      <text:p text:style-name="GA_20_Grund_20_-_20_Absatzlayout_20_">Resource GroupBox<text:tab/>58</text:p>
      <text:p text:style-name="GA_20_Grund_20_-_20_Absatzlayout_20_">Resource Icon<text:tab/>21</text:p>
      <text:p text:style-name="GA_20_Grund_20_-_20_Absatzlayout_20_">Resource ListBox<text:tab/>56</text:p>
      <text:p text:style-name="GA_20_Grund_20_-_20_Absatzlayout_20_">Resource MapMode<text:tab/>32</text:p>
      <text:p text:style-name="GA_20_Grund_20_-_20_Absatzlayout_20_">Resource MDIWindow<text:tab/>48</text:p>
      <text:p text:style-name="GA_20_Grund_20_-_20_Absatzlayout_20_">Resource Menu<text:tab/>36</text:p>
      <text:p text:style-name="GA_20_Grund_20_-_20_Absatzlayout_20_">Resource MenuItem<text:tab/>37</text:p>
      <text:p text:style-name="GA_20_Grund_20_-_20_Absatzlayout_20_">Resource MessageBox<text:tab/>39</text:p>
      <text:p text:style-name="GA_20_Grund_20_-_20_Absatzlayout_20_">Resource MultiLineEdit<text:tab/>53</text:p>
      <text:p text:style-name="GA_20_Grund_20_-_20_Absatzlayout_20_">Resource OutputDevice<text:tab/>40</text:p>
      <text:p text:style-name="GA_20_Grund_20_-_20_Absatzlayout_20_">Resource Pen<text:tab/>31</text:p>
      <text:p text:style-name="GA_20_Grund_20_-_20_Absatzlayout_20_">Resource Pointer<text:tab/>22</text:p>
      <text:p text:style-name="GA_20_Grund_20_-_20_Absatzlayout_20_">Resource PushButton<text:tab/>50</text:p>
      <text:p text:style-name="GA_20_Grund_20_-_20_Absatzlayout_20_">Resource RadioButton<text:tab/>51</text:p>
      <text:p text:style-name="GA_20_Grund_20_-_20_Absatzlayout_20_">Resource Resource<text:tab/>20</text:p>
      <text:p text:style-name="GA_20_Grund_20_-_20_Absatzlayout_20_">Resource ScrollBar<text:tab/>54</text:p>
      <text:p text:style-name="GA_20_Grund_20_-_20_Absatzlayout_20_">Resource SingleLineEdit<text:tab/>52</text:p>
      <text:p text:style-name="GA_20_Grund_20_-_20_Absatzlayout_20_">Resource String<text:tab/>20</text:p>
      <text:p text:style-name="GA_20_Grund_20_-_20_Absatzlayout_20_">Resource SystemWindow<text:tab/>44</text:p>
      <text:p text:style-name="GA_20_Grund_20_-_20_Absatzlayout_20_">Resource Window<text:tab/>42</text:p>
      <text:p text:style-name="GA_20_Grund_20_-_20_Absatzlayout_20_">Resource WorkWindow<text:tab/>47</text:p>
      <text:p text:style-name="GA_20_Grund_20_-_20_Absatzlayout_20_">Resource Button<text:tab/>49</text:p>
      <text:p text:style-name="GA_20_Grund_20_-_20_Absatzlayout_20_">Resource Control<text:tab/>49</text:p>
      <text:p text:style-name="GA_20_Grund_20_-_20_Absatzlayout_20_"/>
      <text:p text:style-name="GA_20_Grund_20_-_20_Absatzlayout_20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A_20_Grund_20_-_20_Absatzlayout_20_" style:display-name="GA Grund - Absatzlayout " style:family="paragraph">
      <style:paragraph-properties fo:margin="100%" fo:margin-left="0cm" fo:margin-right="0cm" fo:margin-top="0cm" fo:margin-bottom="0cm" style:line-height-at-least="0.42cm" fo:text-align="justify"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LI_20_Listing" style:display-name="LI Listing"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0.762cm"/>
          <style:tab-stop style:position="1.778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3.462cm"/>
          <style:tab-stop style:position="14.732cm"/>
        </style:tab-stops>
      </style:paragraph-properties>
    </style:style>
    <style:style style:name="FP_20_Funktionsparameter" style:display-name="FP Funktionsparameter" style:family="paragraph">
      <style:paragraph-properties fo:margin="100%" fo:margin-left="4.32cm" fo:margin-right="0cm" fo:margin-top="0cm" fo:margin-bottom="0cm" style:line-height-at-least="0.42cm" fo:text-align="justify" style:justify-single-word="false" fo:keep-together="auto" fo:text-indent="-4.32cm" style:auto-text-indent="false">
        <style:tab-stops>
          <style:tab-stop style:position="-0.002cm"/>
          <style:tab-stop style:position="1.014cm"/>
          <style:tab-stop style:position="2.03cm"/>
          <style:tab-stop style:position="3.046cm"/>
          <style:tab-stop style:position="4.062cm"/>
          <style:tab-stop style:position="5.078cm"/>
          <style:tab-stop style:position="6.094cm"/>
          <style:tab-stop style:position="7.11cm"/>
        </style:tab-stops>
      </style:paragraph-properties>
    </style:style>
    <style:style style:name="F1_20_Unterüberschrift" style:display-name="F1 Unterüberschrift"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L_20_Punktliste" style:display-name="PL Punktliste" style:family="paragraph">
      <style:paragraph-properties fo:margin="100%" fo:margin-left="0.51cm" fo:margin-right="0cm" fo:margin-top="0cm" fo:margin-bottom="0cm" style:line-height-at-least="0.42cm" fo:text-align="justify" style:justify-single-word="false" fo:keep-together="auto" fo:text-indent="-0.51cm" style:auto-text-indent="false">
        <style:tab-stops>
          <style:tab-stop style:position="-0.002cm"/>
        </style:tab-stops>
      </style:paragraph-properties>
    </style:style>
    <style:style style:name="U1_20_Überschrift_20_Klasse" style:display-name="U1 Überschrift Klasse"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U0_20_Überschrift_20_Methode" style:display-name="U0 Überschrift Methode"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KR_20_Kopfzeile_20_rechts" style:display-name="KR Kopfzeile rechts" style:family="paragraph">
      <style:paragraph-properties fo:margin="100%" fo:margin-left="0cm" fo:margin-right="0cm" fo:margin-top="0cm" fo:margin-bottom="0cm" style:line-height-at-least="0.42cm" fo:text-align="end" style:justify-single-word="false" fo:keep-together="auto" fo:text-indent="0cm" style:auto-text-indent="false">
        <style:tab-stops>
          <style:tab-stop style:position="13.97cm" style:type="right"/>
        </style:tab-stops>
      </style:paragraph-properties>
    </style:style>
    <style:style style:name="KL_20_Kopfzeile_20_links" style:display-name="KL Kopfzeile links"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12.199cm" style:type="right"/>
        </style:tab-stops>
      </style:paragraph-properties>
    </style:style>
    <style:style style:name="FL_20_Fußzeile_20_linksbündig" style:display-name="FL Fußzeile linksbündig"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10.499cm" style:type="right"/>
        </style:tab-stops>
      </style:paragraph-properties>
    </style:style>
    <style:style style:name="FR_20_Fußzeile_20_rechtsbündig" style:display-name="FR Fußzeile rechtsbündig" style:family="paragraph">
      <style:paragraph-properties fo:margin="100%" fo:margin-left="0cm" fo:margin-right="0cm" fo:margin-top="0cm" fo:margin-bottom="0cm" style:line-height-at-least="0cm" fo:text-align="end" style:justify-single-word="false" fo:keep-together="auto" fo:text-indent="0cm" style:auto-text-indent="false">
        <style:tab-stops>
          <style:tab-stop style:position="11.938cm" style:type="right"/>
        </style:tab-stops>
      </style:paragraph-properties>
    </style:style>
    <style:style style:name="LL_20_Linie_20_linksbündig" style:display-name="LL Linie linksbündig" style:family="paragraph">
      <style:paragraph-properties fo:margin="100%" fo:margin-left="0cm" fo:margin-right="0cm" fo:margin-top="0cm" fo:margin-bottom="0cm" style:line-height-at-least="0cm" fo:text-align="start" style:justify-single-word="false" fo:keep-together="auto" fo:text-indent="0cm" style:auto-text-indent="false">
        <style:tab-stops>
          <style:tab-stop style:position="13.97cm" style:type="right"/>
        </style:tab-stops>
      </style:paragraph-properties>
    </style:style>
    <style:style style:name="LR_20_Linie_20_rechtsbündig" style:display-name="LR Linie rechtsbündig" style:family="paragraph">
      <style:paragraph-properties fo:margin="100%" fo:margin-left="0cm" fo:margin-right="0cm" fo:margin-top="0cm" fo:margin-bottom="0cm" style:line-height-at-least="0cm" fo:text-align="end" style:justify-single-word="false" fo:keep-together="auto" fo:text-indent="0cm" style:auto-text-indent="false">
        <style:tab-stops>
          <style:tab-stop style:position="13.97cm" style:type="right"/>
        </style:tab-stops>
      </style:paragraph-properties>
    </style:style>
    <style:style style:name="TB_20_Tabelle" style:display-name="TB Tabelle" style:family="paragraph">
      <style:paragraph-properties fo:margin="100%" fo:margin-left="0cm" fo:margin-right="0cm" fo:margin-top="0cm" fo:margin-bottom="0cm" style:line-height-at-least="0.212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RS_20_rechtsbündiger_20_Fußstrich" style:display-name="RS rechtsbündiger Fußstrich" style:family="paragraph">
      <style:paragraph-properties fo:margin="100%" fo:margin-left="0cm" fo:margin-right="0cm" fo:margin-top="0cm" fo:margin-bottom="0cm" style:line-height-at-least="0.42cm" fo:text-align="end" style:justify-single-word="false" fo:keep-together="auto" fo:text-indent="0cm" style:auto-text-indent="false">
        <style:tab-stops>
          <style:tab-stop style:position="10.499cm" style:type="right"/>
        </style:tab-stops>
      </style:paragraph-properties>
    </style:style>
    <style:style style:name="LS_20_linksbündiger_20_Fußstrich" style:display-name="LS linksbündiger Fußstrich" style:family="paragraph">
      <style:paragraph-properties fo:margin="100%" fo:margin-left="0cm" fo:margin-right="0cm" fo:margin-top="0cm" fo:margin-bottom="0cm" style:line-height-at-least="0.42cm" fo:text-align="start" style:justify-single-word="false" fo:keep-together="auto" fo:text-indent="0cm" style:auto-text-indent="false">
        <style:tab-stops>
          <style:tab-stop style:position="10.499cm" style:type="right"/>
        </style:tab-stops>
      </style:paragraph-properties>
    </style:style>
    <style:style style:name="C2_20_Courier_20_7" style:display-name="C2 Courier 7" style:family="text">
      <style:text-properties style:font-name="Courier" fo:font-size="7pt"/>
    </style:style>
    <style:style style:name="T1_20_Times_20_10" style:display-name="T1 Times 10" style:family="text">
      <style:text-properties style:font-name="Times" fo:font-size="10pt"/>
    </style:style>
    <style:style style:name="F3_20_Helvetia_20_10_20_Pt_20_Fett" style:display-name="F3 Helvetia 10 Pt Fett" style:family="text">
      <style:text-properties style:font-name="Arial" fo:font-size="10pt" fo:font-weight="bold"/>
    </style:style>
    <style:style style:name="F2_20_Helvetica_20_12_20_Pt_20_Fett" style:display-name="F2 Helvetica 12 Pt Fett" style:family="text">
      <style:text-properties style:font-name="Arial" fo:font-size="12pt" fo:font-weight="bold"/>
    </style:style>
    <style:style style:name="F1_20_Helvetica_20_14_20_Pt_20_Fett" style:display-name="F1 Helvetica 14 Pt Fett" style:family="text">
      <style:text-properties style:font-name="Arial" fo:font-size="14pt" fo:font-weight="bold"/>
    </style:style>
    <style:style style:name="C1_20_courier_20_9.5" style:display-name="C1 courier 9.5" style:family="text">
      <style:text-properties style:font-name="Courier" fo:font-size="9.5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799cm" fo:page-height="20.999cm" style:num-format="1" style:print-orientation="portrait" fo:margin-top="0.998cm" fo:margin-bottom="0cm" fo:margin-left="1.499cm" fo:margin-right="0.998cm" style:writing-mode="lr-tb" style:footnote-max-height="0cm">
        <style:footnote-sep style:width="0.018cm" style:distance-before-sep="0.101cm" style:distance-after-sep="0.101cm" style:line-style="none" style:adjustment="center" style:rel-width="75%" style:color="#000000"/>
      </style:page-layout-properties>
      <style:header-style>
        <style:header-footer-properties fo:min-height="0cm" fo:margin-left="0cm" fo:margin-right="0cm" fo:margin-bottom="0.153cm"/>
      </style:header-style>
      <style:footer-style>
        <style:header-footer-properties fo:min-height="0cm" fo:margin-left="0cm" fo:margin-right="0cm" fo:margin-top="0.423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2_20_Resource_20_linke_20_Seite" style:display-name="L2 Resource linke Seite" style:page-layout-name="Mpm2">
      <style:header>
        <text:p text:style-name="KL_20_Kopfzeile_20_links">Resource</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L3_20_Resource_20_rechte_20_Seite" style:display-name="L3 Resource rechte Seite" style:page-layout-name="Mpm2">
      <style:header>
        <text:p text:style-name="KR_20_Kopfzeile_20_rechts">Resource</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L4_20_Resourcecompiler_20_linke_20_Seite" style:display-name="L4 Resourcecompiler linke Seite" style:page-layout-name="Mpm2">
      <style:header>
        <text:p text:style-name="KL_20_Kopfzeile_20_links">Resourcecompiler</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L5_20_Resourcecompiler_20_rechte_20_Seite" style:display-name="L5 Resourcecompiler rechte Seite" style:page-layout-name="Mpm2">
      <style:header>
        <text:p text:style-name="KR_20_Kopfzeile_20_rechts">Resourcecompiler</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L6_20_ResOwner_20_linke_20_Seite" style:display-name="L6 ResOwner linke Seite" style:page-layout-name="Mpm2">
      <style:header>
        <text:p text:style-name="KL_20_Kopfzeile_20_links">ResOwner</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L7_20_ResOwner_20_rechte_20_Seite" style:display-name="L7 ResOwner rechte Seite" style:page-layout-name="Mpm2">
      <style:header>
        <text:p text:style-name="KR_20_Kopfzeile_20_rechts">ResOwner</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L8_20_ScrollBar_20_linke_20_Seite" style:display-name="L8 ScrollBar linke Seite" style:page-layout-name="Mpm2">
      <style:header>
        <text:p text:style-name="KL_20_Kopfzeile_20_links">ScrollBar</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L9_20_ScrollBar_20_rechte_20_Seite" style:display-name="L9 ScrollBar rechte Seite" style:page-layout-name="Mpm2">
      <style:header>
        <text:p text:style-name="KR_20_Kopfzeile_20_rechts">ScrollBar</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M0_20_SingleLineEdit_20_linke_20_Seite_20_" style:display-name="M0 SingleLineEdit linke Seite " style:page-layout-name="Mpm2">
      <style:header>
        <text:p text:style-name="KL_20_Kopfzeile_20_links">SingleLineEdit</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M1_20_SingleLineEdit_20_rechte_20_Seite_20_" style:display-name="M1 SingleLineEdit rechte Seite " style:page-layout-name="Mpm2">
      <style:header>
        <text:p text:style-name="KR_20_Kopfzeile_20_rechts">SingleLineEdit</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M2_20_SysMessBox_20_linke_20_Seite" style:display-name="M2 SysMessBox linke Seite" style:page-layout-name="Mpm2">
      <style:header>
        <text:p text:style-name="KL_20_Kopfzeile_20_links">SysMessBox</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M3_20_SYsMessBox_20_rechte_20_Seite" style:display-name="M3 SYsMessBox rechte Seite" style:page-layout-name="Mpm2">
      <style:header>
        <text:p text:style-name="KR_20_Kopfzeile_20_rechts">SysMessBox</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M4_20_System_20_linke_20_Seite" style:display-name="M4 System linke Seite" style:page-layout-name="Mpm2">
      <style:header>
        <text:p text:style-name="KL_20_Kopfzeile_20_links">System</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M5_20_System_20_rechte_20_Seite" style:display-name="M5 System rechte Seite" style:page-layout-name="Mpm2">
      <style:header>
        <text:p text:style-name="KR_20_Kopfzeile_20_rechts">System</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M6_20_SystemWindow_20_linke_20_Seite" style:display-name="M6 SystemWindow linke Seite" style:page-layout-name="Mpm2">
      <style:header>
        <text:p text:style-name="KL_20_Kopfzeile_20_links">SystemWindow</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M7_20_SystemWindow_20_rechte_20_Seite" style:display-name="M7 SystemWindow rechte Seite" style:page-layout-name="Mpm2">
      <style:header>
        <text:p text:style-name="KR_20_Kopfzeile_20_rechts">SystemWindow</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M8_20_Timer_20_linke_20_Seite" style:display-name="M8 Timer linke Seite" style:page-layout-name="Mpm2">
      <style:header>
        <text:p text:style-name="KL_20_Kopfzeile_20_links">Timer</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M9_20_Timer_20_rechte_20_Seite" style:display-name="M9 Timer rechte Seite" style:page-layout-name="Mpm2">
      <style:header>
        <text:p text:style-name="KR_20_Kopfzeile_20_rechts">Timer</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N0_20_VirtualDevice_20_linke_20_Seite" style:display-name="N0 VirtualDevice linke Seite" style:page-layout-name="Mpm2">
      <style:header>
        <text:p text:style-name="KL_20_Kopfzeile_20_links">VirtualDevice</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N1_20_VirtualDevice_20_rechte_20_Seite" style:display-name="N1 VirtualDevice rechte Seite" style:page-layout-name="Mpm2">
      <style:header>
        <text:p text:style-name="KR_20_Kopfzeile_20_rechts">VirtualDevice</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N2_20_VirtualPrinter_20_linke_20_Seite" style:display-name="N2 VirtualPrinter linke Seite" style:page-layout-name="Mpm2">
      <style:header>
        <text:p text:style-name="KL_20_Kopfzeile_20_links">VirtualPrinter</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N3_20_VirtualPrinter_20_rechte_20_Seite" style:display-name="N3 VirtualPrinter rechte Seite" style:page-layout-name="Mpm2">
      <style:header>
        <text:p text:style-name="KR_20_Kopfzeile_20_rechts">VirtualPrinter</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N4_20_VScrollBar_20_linke_20_Seite" style:display-name="N4 VScrollBar linke Seite" style:page-layout-name="Mpm2">
      <style:header>
        <text:p text:style-name="KL_20_Kopfzeile_20_links">VScrollBar</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N5_20_VScrollBar_20_rechte_20_Seite" style:display-name="N5 VScrollBar rechte Seite" style:page-layout-name="Mpm2">
      <style:header>
        <text:p text:style-name="KR_20_Kopfzeile_20_rechts">VScrollBar</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N6_20_WarningBox_20_linke_20_Seite" style:display-name="N6 WarningBox linke Seite" style:page-layout-name="Mpm2">
      <style:header>
        <text:p text:style-name="KL_20_Kopfzeile_20_links">WarningBox</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N7_20_WarningBox_20_rechte_20_Seite" style:display-name="N7 WarningBox rechte Seite" style:page-layout-name="Mpm2">
      <style:header>
        <text:p text:style-name="KR_20_Kopfzeile_20_rechts">WarningBox</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N8_20_WinBits_20_linke_20_Seite" style:display-name="N8 WinBits linke Seite" style:page-layout-name="Mpm2">
      <style:header>
        <text:p text:style-name="KL_20_Kopfzeile_20_links">WinBits</text:p>
        <text:p text:style-name="LL_20_Linie_20_linksbündig">______________________________________________________________</text:p>
      </style:header>
      <style:footer>
        <text:p text:style-name="RS_20_rechtsbündiger_20_Fußstrich">______________________________________________________________</text:p>
        <text:p text:style-name="FL_20_Fußzeile_20_linksbündig">-<text:page-number style:num-format="1" text:select-page="current"/>-</text:p>
        <text:p text:style-name="FR_20_Fußzeile_20_rechtsbündig">StarView - Referenz</text:p>
      </style:footer>
    </style:master-page>
    <style:master-page style:name="N9_20_WinBits_20_rechte_20_Seite" style:display-name="N9 WinBits rechte Seite" style:page-layout-name="Mpm2">
      <style:header>
        <text:p text:style-name="KR_20_Kopfzeile_20_rechts">WinBits</text:p>
        <text:p text:style-name="LR_20_Linie_20_rechtsbündig">______________________________________________________________</text:p>
      </style:header>
      <style:footer>
        <text:p text:style-name="LS_20_linksbündiger_20_Fußstrich">______________________________________________________________</text:p>
        <text:p text:style-name="FL_20_Fußzeile_20_linksbündig">(c) 1990/1991 StarDivision</text:p>
        <text:p text:style-name="FR_20_Fußzeile_20_rechtsbündig">-<text:page-number style:num-format="1"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215f89-f603614-ab984f2-7348103-1225a5b</meta:generator>
    <meta:creation-date>2013-08-18T12:38:18</meta:creation-date>
    <dc:language>en-US</dc:language>
    <meta:editing-cycles>1</meta:editing-cycles>
    <meta:document-statistic meta:table-count="0" meta:image-count="0" meta:object-count="0" meta:page-count="116" meta:paragraph-count="1752" meta:word-count="9040" meta:character-count="67306" meta:non-whitespace-character-count="58059"/>
    <meta:user-defined meta:name="Info 1"/>
    <meta:user-defined meta:name="Info 2"/>
    <meta:user-defined meta:name="Info 3"/>
    <meta:user-defined meta:name="Info 4"/>
  </office:meta>
</office:document-meta>
</file>